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1" svg:font-family="OpenSymbol" style:font-pitch="variable" style:font-charset="x-symbol"/>
    <style:font-face style:name="OpenSymbol2" svg:font-family="OpenSymbol" style:font-adornments="Normal" style:font-pitch="variable" style:font-charset="x-symbol"/>
    <style:font-face style:name="OpenSymbol"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OpenSymbol3" svg:font-family="OpenSymbol" style:font-adornments="Roman" style:font-family-generic="swiss" style:font-pitch="variable"/>
    <style:font-face style:name="Times New Roman1" svg:font-family="'Times New Roman'" style:font-family-generic="swiss" style:font-pitch="variable"/>
    <style:font-face style:name="Bitstream Vera Sans6" svg:font-family="'Bitstream Vera San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Standard">
      <style:text-properties fo:font-size="2pt" style:font-size-asian="2pt" style:font-size-complex="2pt"/>
    </style:style>
    <style:style style:name="P10" style:family="paragraph" style:parent-style-name="Standard">
      <style:text-properties fo:font-size="6pt" style:font-size-asian="6pt" style:font-size-complex="6pt"/>
    </style:style>
    <style:style style:name="P11" style:family="paragraph" style:parent-style-name="Header">
      <style:text-properties fo:font-size="3pt" style:font-size-asian="4pt" style:font-size-complex="4pt"/>
    </style:style>
    <style:style style:name="P12" style:family="paragraph" style:parent-style-name="Header">
      <style:text-properties fo:font-size="14pt" style:font-size-asian="14pt" style:font-size-complex="14pt"/>
    </style:style>
    <style:style style:name="P13" style:family="paragraph" style:parent-style-name="Header">
      <style:paragraph-properties fo:text-align="end" style:justify-single-word="false"/>
      <style:text-properties fo:font-size="12pt" style:font-size-asian="12pt" style:font-size-complex="12pt"/>
    </style:style>
    <style:style style:name="P14"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P16" style:family="paragraph" style:parent-style-name="Footer">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17"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text-properties officeooo:rsid="00178920" officeooo:paragraph-rsid="00178920"/>
    </style:style>
    <style:style style:name="P19" style:family="paragraph" style:parent-style-name="Footer">
      <style:text-properties officeooo:paragraph-rsid="003341e8"/>
    </style:style>
    <style:style style:name="P20"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_5f_En-tête">
      <style:text-properties officeooo:rsid="00203b1d" officeooo:paragraph-rsid="0046f792"/>
    </style:style>
    <style:style style:name="P23" style:family="paragraph" style:parent-style-name="Folio">
      <style:paragraph-properties fo:text-align="center" style:justify-single-word="false"/>
      <style:text-properties fo:font-size="8pt" officeooo:paragraph-rsid="001ce334" style:font-size-asian="8pt" style:font-size-complex="8pt"/>
    </style:style>
    <style:style style:name="P24" style:family="paragraph" style:parent-style-name="_5f_Paragraphe_20_livret_20_">
      <style:paragraph-properties fo:margin-left="0cm" fo:margin-right="0cm" fo:margin-top="0.199cm" fo:margin-bottom="0cm" style:contextual-spacing="false" fo:text-indent="0cm" style:auto-text-indent="false"/>
      <style:text-properties officeooo:paragraph-rsid="00821574"/>
    </style:style>
    <style:style style:name="P25" style:family="paragraph" style:parent-style-name="_5f_Paragraphe_20_livret_20_">
      <style:paragraph-properties fo:margin-top="0.199cm" fo:margin-bottom="0cm" style:contextual-spacing="false"/>
      <style:text-properties officeooo:paragraph-rsid="0078c20a"/>
    </style:style>
    <style:style style:name="P26" style:family="paragraph" style:parent-style-name="_5f_Paragraphe_20_livret_20_">
      <style:paragraph-properties fo:margin-top="0.199cm" fo:margin-bottom="0cm" style:contextual-spacing="false"/>
      <style:text-properties style:text-position="0% 100%" officeooo:paragraph-rsid="00821574"/>
    </style:style>
    <style:style style:name="P27" style:family="paragraph" style:parent-style-name="_5f_Paragraphe_20_livret_20_">
      <style:paragraph-properties fo:margin-top="0.199cm" fo:margin-bottom="0cm" style:contextual-spacing="false"/>
      <style:text-properties officeooo:paragraph-rsid="00821574"/>
    </style:style>
    <style:style style:name="P28" style:family="paragraph" style:parent-style-name="_5f_Paragraphe_20_livret_20_">
      <style:paragraph-properties fo:margin-top="0.199cm" fo:margin-bottom="0cm" style:contextual-spacing="false" style:line-height-at-least="0.7cm">
        <style:tab-stops/>
      </style:paragraph-properties>
      <style:text-properties style:use-window-font-color="true" loext:opacity="0%" officeooo:paragraph-rsid="008392e0"/>
    </style:style>
    <style:style style:name="P29" style:family="paragraph" style:parent-style-name="_5f_Paragraphe_20_livret_20_">
      <style:paragraph-properties fo:margin-top="0.199cm" fo:margin-bottom="0cm" style:contextual-spacing="false"/>
      <style:text-properties officeooo:paragraph-rsid="00859712"/>
    </style:style>
    <style:style style:name="P30" style:family="paragraph" style:parent-style-name="_5f_Paragraphe_20_livret_20_" style:master-page-name="">
      <style:paragraph-properties fo:margin-top="0.199cm" fo:margin-bottom="0cm" style:contextual-spacing="false" style:page-number="auto" fo:break-before="column">
        <style:tab-stops/>
      </style:paragraph-properties>
      <style:text-properties officeooo:paragraph-rsid="0078c20a"/>
    </style:style>
    <style:style style:name="P31" style:family="paragraph" style:parent-style-name="_5f_Paragraphe_20_livret_20_">
      <style:paragraph-properties fo:margin-top="0.199cm" fo:margin-bottom="0cm" style:contextual-spacing="false" fo:break-before="column"/>
      <style:text-properties officeooo:paragraph-rsid="00821574"/>
    </style:style>
    <style:style style:name="P32" style:family="paragraph" style:parent-style-name="Standard" style:master-page-name="">
      <style:paragraph-properties fo:margin-top="0cm" fo:margin-bottom="0cm" style:contextual-spacing="false" style:page-number="auto" fo:break-before="auto" fo:break-after="auto"/>
      <style:text-properties style:font-name="Bitstream Vera Sans" fo:font-size="10pt" officeooo:paragraph-rsid="00290c92" style:font-size-asian="10pt" style:font-size-complex="10pt"/>
    </style:style>
    <style:style style:name="P33" style:family="paragraph" style:parent-style-name="_5f_Paragraphe_20_livret_20_">
      <style:paragraph-properties fo:margin-top="0cm" fo:margin-bottom="0cm" style:contextual-spacing="false"/>
      <style:text-properties officeooo:paragraph-rsid="0078c20a"/>
    </style:style>
    <style:style style:name="P34" style:family="paragraph" style:parent-style-name="_5f_Paragraphe_20_livret_20_">
      <style:paragraph-properties fo:margin-top="0cm" fo:margin-bottom="0cm" style:contextual-spacing="false" style:line-height-at-least="0.7cm"/>
      <style:text-properties style:text-position="0% 100%" officeooo:paragraph-rsid="008392e0"/>
    </style:style>
    <style:style style:name="P35" style:family="paragraph" style:parent-style-name="FILET_5f_POINTILLES">
      <style:text-properties officeooo:paragraph-rsid="00821574"/>
    </style:style>
    <style:style style:name="P36" style:family="paragraph" style:parent-style-name="FILET_5f_POINTILLES">
      <style:text-properties officeooo:paragraph-rsid="0071364a"/>
    </style:style>
    <style:style style:name="P37" style:family="paragraph" style:parent-style-name="Standard">
      <style:paragraph-properties fo:margin-top="0.101cm" fo:margin-bottom="0cm" style:contextual-spacing="false" fo:text-align="start" style:justify-single-word="false"/>
      <style:text-properties officeooo:paragraph-rsid="00548fd6"/>
    </style:style>
    <style:style style:name="P38" style:family="paragraph" style:parent-style-name="Standard">
      <style:paragraph-properties fo:margin-top="0.101cm" fo:margin-bottom="0cm" style:contextual-spacing="false" fo:text-align="justify" style:justify-single-word="false"/>
      <style:text-properties officeooo:paragraph-rsid="007ef8cd"/>
    </style:style>
    <style:style style:name="P39" style:family="paragraph" style:parent-style-name="Standard">
      <style:paragraph-properties fo:margin-top="0.101cm" fo:margin-bottom="0cm" style:contextual-spacing="false" fo:line-height="0.43cm" fo:text-align="justify" style:justify-single-word="false"/>
      <style:text-properties fo:color="#000000" loext:opacity="100%" style:font-name="Bitstream Vera Sans" fo:font-size="10pt" fo:font-style="normal" fo:font-weight="bold" officeooo:paragraph-rsid="007ef8cd" style:font-name-asian="Times New Roman" style:font-size-asian="10pt" style:font-style-asian="normal" style:font-weight-asian="bold" style:font-name-complex="Times New Roman" style:font-size-complex="10pt" style:font-style-complex="normal" style:font-weight-complex="bold"/>
    </style:style>
    <style:style style:name="P40" style:family="paragraph" style:parent-style-name="Standard" style:master-page-name="">
      <style:paragraph-properties fo:margin-top="0.101cm" fo:margin-bottom="0cm" style:contextual-spacing="false" fo:text-align="start" style:justify-single-word="false" style:page-number="auto" fo:break-before="auto" fo:break-after="auto"/>
      <style:text-properties officeooo:paragraph-rsid="007ef8cd"/>
    </style:style>
    <style:style style:name="P41" style:family="paragraph" style:parent-style-name="Standard">
      <style:paragraph-properties fo:text-align="justify" style:justify-single-word="false" fo:break-before="column"/>
      <style:text-properties officeooo:paragraph-rsid="00548fd6"/>
    </style:style>
    <style:style style:name="P42" style:family="paragraph" style:parent-style-name="_5f_Paragraphe_20_livret_20_">
      <style:paragraph-properties fo:margin-top="0.4cm" fo:margin-bottom="0cm" style:contextual-spacing="false"/>
      <style:text-properties officeooo:paragraph-rsid="0078c20a"/>
    </style:style>
    <style:style style:name="P43" style:family="paragraph" style:parent-style-name="_5f_Paragraphe_20_livret_20_">
      <style:paragraph-properties fo:margin-top="0.4cm" fo:margin-bottom="0cm" style:contextual-spacing="false"/>
      <style:text-properties officeooo:paragraph-rsid="007a40dd"/>
    </style:style>
    <style:style style:name="P44" style:family="paragraph" style:parent-style-name="_5f_Paragraphe_20_livret_20_">
      <style:paragraph-properties fo:margin-top="0.4cm" fo:margin-bottom="0cm" style:contextual-spacing="false"/>
      <style:text-properties officeooo:paragraph-rsid="007ef8cd"/>
    </style:style>
    <style:style style:name="P45" style:family="paragraph" style:parent-style-name="_5f_Paragraphe_20_livret_20_">
      <style:paragraph-properties fo:margin-top="0.3cm" fo:margin-bottom="0cm" style:contextual-spacing="false"/>
      <style:text-properties officeooo:paragraph-rsid="0078c20a"/>
    </style:style>
    <style:style style:name="P46" style:family="paragraph" style:parent-style-name="_5f_Paragraphe_20_livret_20_">
      <style:paragraph-properties fo:margin-top="0.3cm" fo:margin-bottom="0cm" style:contextual-spacing="false"/>
      <style:text-properties officeooo:paragraph-rsid="007ef8cd"/>
    </style:style>
    <style:style style:name="P47" style:family="paragraph" style:parent-style-name="_5f_Paragraphe_20_livret_20_">
      <style:paragraph-properties fo:margin-top="0.3cm" fo:margin-bottom="0cm" style:contextual-spacing="false" style:line-height-at-least="0.7cm"/>
      <style:text-properties officeooo:paragraph-rsid="008392e0"/>
    </style:style>
    <style:style style:name="P48" style:family="paragraph" style:parent-style-name="_5f_Paragraphe_20_livret_20_">
      <style:paragraph-properties fo:margin-top="0.3cm" fo:margin-bottom="0cm" style:contextual-spacing="false" style:line-height-at-least="0.7cm"/>
      <style:text-properties style:use-window-font-color="true" loext:opacity="0%" officeooo:paragraph-rsid="008392e0"/>
    </style:style>
    <style:style style:name="P49" style:family="paragraph" style:parent-style-name="_5f_Paragraphe_20_livret_20_">
      <style:paragraph-properties fo:margin-top="0.6cm" fo:margin-bottom="0cm" style:contextual-spacing="false"/>
      <style:text-properties officeooo:paragraph-rsid="0078c20a"/>
    </style:style>
    <style:style style:name="P50" style:family="paragraph" style:parent-style-name="_5f_Paragraphe_20_livret_20_">
      <style:paragraph-properties fo:margin-top="0.6cm" fo:margin-bottom="0cm" style:contextual-spacing="false"/>
      <style:text-properties officeooo:paragraph-rsid="007ef8cd"/>
    </style:style>
    <style:style style:name="P51" style:family="paragraph" style:parent-style-name="_5f_Paragraphe_20_livret_20_">
      <style:paragraph-properties fo:margin-top="0.27cm" fo:margin-bottom="0.101cm" style:contextual-spacing="false"/>
      <style:text-properties officeooo:paragraph-rsid="00441486"/>
    </style:style>
    <style:style style:name="P52" style:family="paragraph" style:parent-style-name="_5f_Paragraphe_20_livret_20_">
      <style:paragraph-properties fo:margin-top="0.42cm" fo:margin-bottom="0cm" style:contextual-spacing="false"/>
      <style:text-properties officeooo:rsid="0066484a" officeooo:paragraph-rsid="007f7e44"/>
    </style:style>
    <style:style style:name="P53" style:family="paragraph" style:parent-style-name="Exo_5f_Num">
      <style:paragraph-properties fo:margin-top="0.499cm" fo:margin-bottom="0.101cm" style:contextual-spacing="false"/>
    </style:style>
    <style:style style:name="P54" style:family="paragraph" style:parent-style-name="Exo_5f_Num">
      <style:paragraph-properties fo:margin-top="0.6cm" fo:margin-bottom="0cm" style:contextual-spacing="false"/>
    </style:style>
    <style:style style:name="P55" style:family="paragraph" style:parent-style-name="Exo_5f_Num">
      <style:paragraph-properties fo:margin-top="0.6cm" fo:margin-bottom="0.199cm" style:contextual-spacing="false"/>
    </style:style>
    <style:style style:name="P56" style:family="paragraph" style:parent-style-name="Exo_5f_Num">
      <style:paragraph-properties fo:margin-top="0.85cm" fo:margin-bottom="0.25cm" style:contextual-spacing="false"/>
    </style:style>
    <style:style style:name="P57" style:family="paragraph" style:parent-style-name="Exo_5f_Num">
      <style:paragraph-properties fo:margin-top="0.9cm" fo:margin-bottom="0cm" style:contextual-spacing="false"/>
    </style:style>
    <style:style style:name="P58" style:family="paragraph" style:parent-style-name="Exo_5f_Num">
      <style:paragraph-properties fo:margin-top="0.499cm" fo:margin-bottom="0.3cm" style:contextual-spacing="false" fo:break-before="column"/>
    </style:style>
    <style:style style:name="P59" style:family="paragraph" style:parent-style-name="Exo_5f_Num">
      <style:paragraph-properties fo:margin-top="0.951cm" fo:margin-bottom="0cm" style:contextual-spacing="false"/>
      <style:text-properties officeooo:paragraph-rsid="005a5f81"/>
    </style:style>
    <style:style style:name="P60" style:family="paragraph" style:parent-style-name="Standard" style:master-page-name="_5f_Fiche_20_éditeur_20_série_20_2_20_une_20_colonne_20_impaire_20__28_G_29_">
      <style:paragraph-properties style:page-number="41" fo:break-before="auto" fo:break-after="auto"/>
      <style:text-properties officeooo:paragraph-rsid="003a765c"/>
    </style:style>
    <style:style style:name="P61" style:family="paragraph" style:parent-style-name="Standard" style:list-style-name="_5f_Numérotation_20_des_20_exercices_20_livrets">
      <style:paragraph-properties fo:margin-top="0cm" fo:margin-bottom="0cm" style:contextual-spacing="false" fo:text-align="center" style:justify-single-word="false"/>
      <style:text-properties fo:font-style="normal" officeooo:paragraph-rsid="00821574" style:font-style-asian="normal" style:font-style-complex="normal"/>
    </style:style>
    <style:style style:name="P62" style:family="paragraph" style:parent-style-name="_5f_Paragraphe_20_livret_20_">
      <style:paragraph-properties fo:margin-top="0.3cm" fo:margin-bottom="0cm" style:contextual-spacing="false" style:line-height-at-least="0.7cm"/>
      <style:text-properties fo:color="#b3b3b3" loext:opacity="100%" style:text-position="0% 100%" style:font-name="Bitstream Vera Sans2" fo:font-size="10pt" fo:font-style="normal" officeooo:paragraph-rsid="008b9bcf" fo:background-color="transparent" style:font-name-asian="OpenSymbol1" style:font-style-asian="normal" style:font-name-complex="OpenSymbol1" style:font-style-complex="normal"/>
    </style:style>
    <style:style style:name="P63" style:family="paragraph" style:parent-style-name="_5f_Paragraphe_20_livret_20_">
      <style:paragraph-properties fo:margin-top="0.199cm" fo:margin-bottom="0cm" style:contextual-spacing="false"/>
      <style:text-properties officeooo:paragraph-rsid="008b9bcf"/>
    </style:style>
    <style:style style:name="P64" style:family="paragraph" style:parent-style-name="_5f_Paragraphe_20_livret_20_">
      <style:paragraph-properties fo:margin-top="0.199cm" fo:margin-bottom="0cm" style:contextual-spacing="false"/>
      <style:text-properties officeooo:paragraph-rsid="0088802a"/>
    </style:style>
    <style:style style:name="P65" style:family="paragraph" style:parent-style-name="_5f_Paragraphe_20_livret_20_">
      <style:paragraph-properties fo:margin-top="0.199cm" fo:margin-bottom="0cm" style:contextual-spacing="false" fo:text-align="start" style:justify-single-word="false"/>
      <style:text-properties officeooo:paragraph-rsid="00865b79"/>
    </style:style>
    <style:style style:name="P66" style:family="paragraph" style:parent-style-name="_5f_Paragraphe_20_livret_20_">
      <style:paragraph-properties fo:margin-top="0.199cm" fo:margin-bottom="0cm" style:contextual-spacing="false"/>
      <style:text-properties fo:color="#b3b3b3" loext:opacity="100%" style:text-position="0% 100%" style:font-name="Bitstream Vera Sans2" fo:font-size="10pt" fo:font-style="normal" officeooo:paragraph-rsid="00865b79" fo:background-color="transparent" style:font-name-asian="OpenSymbol1" style:font-style-asian="normal" style:font-name-complex="OpenSymbol1" style:font-style-complex="normal"/>
    </style:style>
    <style:style style:name="P67" style:family="paragraph" style:parent-style-name="_5f_Paragraphe_20_livret_20_">
      <style:paragraph-properties fo:margin-top="0.199cm" fo:margin-bottom="0cm" style:contextual-spacing="false"/>
      <style:text-properties officeooo:rsid="0066484a" officeooo:paragraph-rsid="00865b79"/>
    </style:style>
    <style:style style:name="P68" style:family="paragraph" style:parent-style-name="_5f_Paragraphe_20_livret_20_">
      <style:paragraph-properties fo:margin-top="0.199cm" fo:margin-bottom="0cm" style:contextual-spacing="false"/>
      <style:text-properties officeooo:rsid="0066484a" officeooo:paragraph-rsid="0088f062"/>
    </style:style>
    <style:style style:name="P69" style:family="paragraph" style:parent-style-name="_5f_Paragraphe_20_livret_20_">
      <style:paragraph-properties fo:margin-top="0.199cm" fo:margin-bottom="0cm" style:contextual-spacing="false"/>
      <style:text-properties officeooo:paragraph-rsid="00865b79"/>
    </style:style>
    <style:style style:name="P70" style:family="paragraph" style:parent-style-name="_5f_Paragraphe_20_livret_20_">
      <style:paragraph-properties fo:margin-top="0.199cm" fo:margin-bottom="0cm" style:contextual-spacing="false"/>
      <style:text-properties officeooo:paragraph-rsid="0084b6ba"/>
    </style:style>
    <style:style style:name="P71" style:family="paragraph" style:parent-style-name="_5f_Paragraphe_20_livret_20_réponse_20_élève" style:list-style-name="liste_5f_abc">
      <style:paragraph-properties style:line-height-at-least="0.66cm">
        <style:tab-stops>
          <style:tab-stop style:position="9.2cm" style:type="right" style:leader-style="dotted" style:leader-text="."/>
        </style:tab-stops>
      </style:paragraph-properties>
      <style:text-properties officeooo:paragraph-rsid="00821574"/>
    </style:style>
    <style:style style:name="P72" style:family="paragraph" style:parent-style-name="_5f_Paragraphe_20_livret_20_réponse_20_élève" style:list-style-name="liste_5f_abc">
      <style:paragraph-properties style:line-height-at-least="0.66cm">
        <style:tab-stops>
          <style:tab-stop style:position="9.2cm" style:type="right" style:leader-style="dotted" style:leader-text="."/>
        </style:tab-stops>
      </style:paragraph-properties>
      <style:text-properties officeooo:paragraph-rsid="00874ab0"/>
    </style:style>
    <style:style style:name="P73" style:family="paragraph" style:parent-style-name="_5f_Paragraphe_20_livret_20_réponse_20_élève" style:list-style-name="liste_5f_abc">
      <style:paragraph-properties style:line-height-at-least="0.66cm">
        <style:tab-stops>
          <style:tab-stop style:position="9.2cm" style:type="right" style:leader-style="dotted" style:leader-text="."/>
        </style:tab-stops>
      </style:paragraph-properties>
      <style:text-properties officeooo:paragraph-rsid="008b9bcf"/>
    </style:style>
    <style:style style:name="P74" style:family="paragraph" style:parent-style-name="_5f_Paragraphe_20_livret_20_réponse_20_élève" style:list-style-name="liste_5f_abc">
      <style:paragraph-properties style:line-height-at-least="0.66cm">
        <style:tab-stops>
          <style:tab-stop style:position="9.2cm" style:type="right" style:leader-style="dotted" style:leader-text="."/>
        </style:tab-stops>
      </style:paragraph-properties>
      <style:text-properties officeooo:rsid="00557074" officeooo:paragraph-rsid="00821574"/>
    </style:style>
    <style:style style:name="P75" style:family="paragraph" style:parent-style-name="_5f_Paragraphe_20_livret_20_réponse_20_élève" style:list-style-name="liste_5f_abc">
      <style:paragraph-properties style:line-height-at-least="0.66cm">
        <style:tab-stops>
          <style:tab-stop style:position="9.2cm" style:type="right" style:leader-style="dotted" style:leader-text="."/>
        </style:tab-stops>
      </style:paragraph-properties>
      <style:text-properties officeooo:rsid="00557074" officeooo:paragraph-rsid="008b9bcf"/>
    </style:style>
    <style:style style:name="P76" style:family="paragraph" style:parent-style-name="_5f_Paragraphe_20_livret_20_réponse_20_élève" style:list-style-name="liste_5f_abc">
      <style:paragraph-properties fo:margin-top="0.049cm" fo:margin-bottom="0cm" style:contextual-spacing="false" style:line-height-at-least="0.66cm">
        <style:tab-stops>
          <style:tab-stop style:position="9.2cm" style:type="right" style:leader-style="dotted" style:leader-text="."/>
        </style:tab-stops>
      </style:paragraph-properties>
      <style:text-properties officeooo:paragraph-rsid="00821574"/>
    </style:style>
    <style:style style:name="P77" style:family="paragraph" style:parent-style-name="_5f_Paragraphe_20_livret_20_réponse_20_élève" style:list-style-name="liste_5f_abc">
      <style:paragraph-properties fo:margin-top="0.049cm" fo:margin-bottom="0cm" style:contextual-spacing="false" style:line-height-at-least="0.66cm">
        <style:tab-stops>
          <style:tab-stop style:position="9.2cm" style:type="right" style:leader-style="dotted" style:leader-text="."/>
        </style:tab-stops>
      </style:paragraph-properties>
      <style:text-properties officeooo:paragraph-rsid="00874ab0"/>
    </style:style>
    <style:style style:name="P78" style:family="paragraph" style:parent-style-name="_5f_Paragraphe_20_livret_20_réponse_20_élève" style:list-style-name="liste_5f_abc">
      <style:paragraph-properties fo:margin-top="0.049cm" fo:margin-bottom="0cm" style:contextual-spacing="false" style:line-height-at-least="0.66cm">
        <style:tab-stops>
          <style:tab-stop style:position="9.2cm" style:type="right" style:leader-style="dotted" style:leader-text="."/>
        </style:tab-stops>
      </style:paragraph-properties>
      <style:text-properties officeooo:paragraph-rsid="0088802a"/>
    </style:style>
    <style:style style:name="P79" style:family="paragraph" style:parent-style-name="_5f_Paragraphe_20_livret_20_réponse_20_élève" style:list-style-name="liste_5f_abc">
      <style:paragraph-properties fo:margin-top="0.049cm" fo:margin-bottom="0cm" style:contextual-spacing="false" style:line-height-at-least="0.66cm">
        <style:tab-stops>
          <style:tab-stop style:position="9.2cm" style:type="right" style:leader-style="dotted" style:leader-text="."/>
        </style:tab-stops>
      </style:paragraph-properties>
      <style:text-properties officeooo:paragraph-rsid="008b9bcf"/>
    </style:style>
    <style:style style:name="P80" style:family="paragraph" style:parent-style-name="_5f_Pied_20_de_20_page" style:list-style-name=""/>
    <style:style style:name="P81" style:family="paragraph" style:parent-style-name="_5f_Pied_20_de_20_page" style:list-style-name="">
      <style:paragraph-properties fo:text-align="end" style:justify-single-word="false"/>
    </style:style>
    <style:style style:name="P82" style:family="paragraph" style:parent-style-name="_5f_Pied_20_de_20_page">
      <style:paragraph-properties fo:text-align="end" style:justify-single-word="false"/>
    </style:style>
    <style:style style:name="P8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84" style:family="paragraph" style:parent-style-name="_5f_Titre_20_d_27_exercices_20_livret_20_sans_20_titre" style:list-style-name="Num_5f_Exo">
      <style:paragraph-properties fo:margin-top="0.499cm" fo:margin-bottom="0cm" style:contextual-spacing="false"/>
    </style:style>
    <style:style style:name="P85" style:family="paragraph" style:parent-style-name="_5f_Titre_20_d_27_exercices_20_livret_20_sans_20_titre" style:list-style-name="Num_5f_Exo">
      <style:paragraph-properties fo:margin-top="0.67cm" fo:margin-bottom="0cm" style:contextual-spacing="false"/>
      <style:text-properties officeooo:paragraph-rsid="006a382b"/>
    </style:style>
    <style:style style:name="P86" style:family="paragraph" style:parent-style-name="_5f_Titre_20_d_27_exercices_20_livret_20_sans_20_titre" style:list-style-name="Num_5f_Exo">
      <style:paragraph-properties fo:margin-top="0.67cm" fo:margin-bottom="0cm" style:contextual-spacing="false"/>
      <style:text-properties officeooo:paragraph-rsid="00557074"/>
    </style:style>
    <style:style style:name="P87" style:family="paragraph" style:parent-style-name="_5f_Titre_20_d_27_exercices_20_livret_20_sans_20_titre" style:list-style-name="Num_5f_Exo">
      <style:paragraph-properties fo:margin-top="0.681cm" fo:margin-bottom="0cm" style:contextual-spacing="false"/>
      <style:text-properties officeooo:paragraph-rsid="00557074"/>
    </style:style>
    <style:style style:name="P88" style:family="paragraph">
      <style:paragraph-properties fo:text-align="center"/>
    </style:style>
    <style:style style:name="P89"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indent="0cm"/>
    </style:style>
    <style:style style:name="P9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P9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9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P9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Bitstream Vera Sans"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96" style:family="paragraph">
      <style:paragraph-properties fo:margin-top="0cm" fo:margin-bottom="0.199cm" fo:text-align="center" style:writing-mode="lr-tb"/>
      <style:text-properties fo:color="#ffffff" loext:opacity="100%" style:font-name="Bitstream Vera Sans" fo:font-size="11pt" fo:font-weight="bold" style:font-size-asian="11pt" style:font-weight-asian="bold" style:font-size-complex="11pt" style:font-weight-complex="bold"/>
    </style:style>
    <style:style style:name="P97" style:family="paragraph">
      <loext:graphic-properties draw:fill-color="#d3802b"/>
      <style:paragraph-properties fo:margin-top="0cm" fo:margin-bottom="0.199cm" fo:text-align="center" style:writing-mode="lr-tb"/>
      <style:text-properties fo:color="#ffffff" loext:opacity="100%" style:font-name="Bitstream Vera Sans" fo:font-size="11pt" fo:font-weight="bold" style:font-size-asian="11pt" style:font-weight-asian="bold" style:font-size-complex="11pt" style:font-weight-complex="bold"/>
    </style:style>
    <style:style style:name="P9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ffffff"/>
      <style:paragraph-properties fo:text-align="center" style:writing-mode="lr-tb"/>
      <style:text-properties fo:color="#ffffff" loext:opacity="100%" style:font-name="Bitstream Vera Sans" fo:font-size="16pt" fo:font-weight="bold" style:font-size-asian="16pt" style:font-weight-asian="bold" style:font-size-complex="16pt" style:font-weight-complex="bold"/>
    </style:style>
    <style:style style:name="P100" style:family="paragraph">
      <loext:graphic-properties draw:fill="solid" draw:fill-color="#d7e12c"/>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font-size="12pt" officeooo:rsid="0071364a" style:font-size-asian="12pt" style:font-size-complex="12pt"/>
    </style:style>
    <style:style style:name="T6" style:family="text">
      <style:text-properties fo:font-size="12pt" style:font-size-asian="12pt" style:font-style-asian="normal" style:font-size-complex="12pt" style:font-style-complex="normal"/>
    </style:style>
    <style:style style:name="T7" style:family="text">
      <style:text-properties fo:font-size="12pt" fo:letter-spacing="-0.004cm"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6cd7eb" style:font-size-asian="12pt" style:font-weight-asian="normal" style:font-size-complex="12pt" style:font-weight-complex="normal"/>
    </style:style>
    <style:style style:name="T10" style:family="text">
      <style:text-properties officeooo:rsid="004ebb8a"/>
    </style:style>
    <style:style style:name="T11" style:family="text">
      <style:text-properties style:text-position="super 58%"/>
    </style:style>
    <style:style style:name="T12" style:family="text">
      <style:text-properties style:text-position="super 58%" style:font-name="Bitstream Vera Sans3" fo:font-size="10pt" fo:font-weight="normal" officeooo:rsid="007ef8cd" style:font-size-asian="10pt" style:font-weight-asian="normal" style:font-size-complex="10pt" style:font-weight-complex="normal"/>
    </style:style>
    <style:style style:name="T13" style:family="text">
      <style:text-properties style:text-position="super 58%" fo:font-style="normal" style:text-underline-style="none" fo:font-weight="normal" officeooo:rsid="00548fd6" style:font-style-asian="normal" style:font-style-complex="normal"/>
    </style:style>
    <style:style style:name="T14" style:family="text">
      <style:text-properties style:text-position="super 58%" fo:font-style="normal" fo:font-weight="normal" officeooo:rsid="00548fd6" style:font-style-asian="normal" style:font-style-complex="normal"/>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style:font-name="OpenSymbol1" fo:font-size="10pt" fo:font-style="normal" style:font-name-asian="OpenSymbol1" style:font-size-asian="10pt" style:font-style-asian="normal" style:font-name-complex="OpenSymbol1" style:font-size-complex="10pt" style:font-style-complex="normal"/>
    </style:style>
    <style:style style:name="T17" style:family="text">
      <style:text-properties style:font-name="OpenSymbol1" fo:font-size="10pt" fo:font-style="normal" style:font-name-asian="OpenSymbol1" style:font-style-asian="normal" style:font-name-complex="OpenSymbol1" style:font-style-complex="normal"/>
    </style:style>
    <style:style style:name="T18" style:family="text">
      <style:text-properties style:font-name="OpenSymbol1" fo:font-size="10pt" fo:font-style="normal" officeooo:rsid="0071364a" style:font-name-asian="OpenSymbol1" style:font-style-asian="normal" style:font-name-complex="OpenSymbol1" style:font-style-complex="normal"/>
    </style:style>
    <style:style style:name="T19" style:family="text">
      <style:text-properties style:font-name="OpenSymbol1" fo:font-size="10pt" fo:font-style="normal" fo:font-weight="normal" style:font-name-asian="OpenSymbol1" style:font-style-asian="normal" style:font-weight-asian="normal" style:font-name-complex="OpenSymbol1" style:font-style-complex="normal" style:font-weight-complex="normal" style:text-scale="100%"/>
    </style:style>
    <style:style style:name="T20" style:family="text">
      <style:text-properties style:font-name="OpenSymbol1" fo:font-size="10pt" fo:font-style="normal" fo:font-weight="normal" style:font-name-asian="OpenSymbol1" style:font-style-asian="normal" style:font-name-complex="OpenSymbol1" style:font-style-complex="normal" style:text-scale="100%"/>
    </style:style>
    <style:style style:name="T21" style:family="text">
      <style:text-properties style:font-name="OpenSymbol1" fo:font-size="10pt" fo:font-style="normal" fo:font-weight="normal" officeooo:rsid="00548fd6" style:font-name-asian="OpenSymbol1" style:font-style-asian="normal" style:font-name-complex="OpenSymbol1" style:font-style-complex="normal" style:text-scale="100%"/>
    </style:style>
    <style:style style:name="T22" style:family="text">
      <style:text-properties style:font-name="OpenSymbol1" fo:font-size="10pt" fo:font-style="normal" fo:font-weight="normal" style:font-name-asian="OpenSymbol1" style:font-size-asian="10pt" style:font-style-asian="normal" style:font-weight-asian="normal" style:font-name-complex="OpenSymbol1" style:font-size-complex="10pt" style:font-style-complex="normal" style:font-weight-complex="normal" style:text-scale="100%"/>
    </style:style>
    <style:style style:name="T23" style:family="text">
      <style:text-properties style:font-name="Bitstream Vera Sans"/>
    </style:style>
    <style:style style:name="T24" style:family="text">
      <style:text-properties style:font-name="Bitstream Vera Sans" fo:font-style="normal" style:font-name-asian="OpenSymbol1" style:font-style-asian="normal" style:font-name-complex="OpenSymbol1" style:font-style-complex="normal"/>
    </style:style>
    <style:style style:name="T25" style:family="text">
      <style:text-properties style:font-name="Bitstream Vera Sans" fo:font-style="normal" style:font-style-asian="normal" style:font-style-complex="normal"/>
    </style:style>
    <style:style style:name="T26" style:family="text">
      <style:text-properties style:font-name="Bitstream Vera Sans" fo:font-size="10pt" fo:font-style="normal" style:font-size-asian="10pt" style:font-style-asian="normal" style:font-size-complex="10pt" style:font-style-complex="normal"/>
    </style:style>
    <style:style style:name="T27" style:family="text">
      <style:text-properties style:font-name="Bitstream Vera Sans" fo:font-size="10pt" fo:font-style="normal" fo:font-weight="normal" officeooo:rsid="006a2531" style:font-size-asian="10pt" style:font-style-asian="normal" style:font-weight-asian="normal" style:font-size-complex="10pt" style:font-style-complex="normal" style:font-weight-complex="normal"/>
    </style:style>
    <style:style style:name="T28" style:family="text">
      <style:text-properties style:font-name="Bitstream Vera Sans" fo:font-size="10pt" fo:font-style="normal" fo:font-weight="normal" style:font-size-asian="10pt" style:font-style-asian="normal" style:font-size-complex="10pt" style:font-style-complex="normal"/>
    </style:style>
    <style:style style:name="T29" style:family="text">
      <style:text-properties style:font-name="Bitstream Vera Sans" fo:font-size="10pt" fo:font-style="normal" fo:font-weight="normal" officeooo:rsid="00548fd6"/>
    </style:style>
    <style:style style:name="T30" style:family="text">
      <style:text-properties style:font-name="Bitstream Vera Sans" fo:font-size="12pt" fo:font-style="normal" style:font-name-asian="OpenSymbol1" style:font-size-asian="12pt" style:font-style-asian="normal" style:font-name-complex="OpenSymbol1" style:font-size-complex="12pt" style:font-style-complex="normal"/>
    </style:style>
    <style:style style:name="T31" style:family="text">
      <style:text-properties style:font-name="Bitstream Vera Sans" fo:font-size="12pt" fo:font-style="normal" style:font-size-asian="12pt" style:font-style-asian="normal" style:font-size-complex="12pt" style:font-style-complex="normal"/>
    </style:style>
    <style:style style:name="T32" style:family="text">
      <style:text-properties style:font-name="Bitstream Vera Sans" officeooo:rsid="00548fd6"/>
    </style:style>
    <style:style style:name="T33" style:family="text">
      <style:text-properties style:font-name="Bitstream Vera Sans" officeooo:rsid="00557074"/>
    </style:style>
    <style:style style:name="T34" style:family="text">
      <style:text-properties style:text-position="0% 100%"/>
    </style:style>
    <style:style style:name="T35" style:family="text">
      <style:text-properties style:text-position="0% 100%" style:font-name="OpenSymbol1" fo:font-size="10pt" fo:font-style="normal" fo:font-weight="normal" style:font-name-asian="OpenSymbol1" style:font-style-asian="normal" style:font-name-complex="OpenSymbol1" style:font-style-complex="normal" style:text-scale="100%"/>
    </style:style>
    <style:style style:name="T36" style:family="text">
      <style:text-properties style:text-position="0% 100%" style:font-name="OpenSymbol1" fo:font-size="10pt" fo:font-style="normal" fo:font-weight="normal" officeooo:rsid="00557074" style:font-name-asian="OpenSymbol1" style:font-style-asian="normal" style:font-name-complex="OpenSymbol1" style:font-style-complex="normal" style:text-scale="100%"/>
    </style:style>
    <style:style style:name="T37" style:family="text">
      <style:text-properties style:text-position="0% 100%" style:font-name="OpenSymbol1" fo:font-size="10pt" fo:font-style="normal" fo:font-weight="normal" officeooo:rsid="00548fd6" style:font-name-asian="OpenSymbol1" style:font-style-asian="normal" style:font-name-complex="OpenSymbol1" style:font-style-complex="normal" style:text-scale="100%"/>
    </style:style>
    <style:style style:name="T38" style:family="text">
      <style:text-properties style:text-position="0% 100%" style:font-name="OpenSymbol1" fo:font-size="10pt" fo:font-style="normal" fo:font-weight="normal" officeooo:rsid="00557074" style:font-name-asian="OpenSymbol1" style:font-size-asian="11pt" style:font-style-asian="normal" style:font-name-complex="OpenSymbol1" style:font-size-complex="11pt" style:font-style-complex="normal" style:text-scale="100%"/>
    </style:style>
    <style:style style:name="T39" style:family="text">
      <style:text-properties style:text-position="0% 100%" style:font-name="OpenSymbol1" fo:font-size="10pt" fo:font-style="normal" fo:font-weight="normal" officeooo:rsid="00557074" fo:background-color="#ffff00" loext:char-shading-value="0" style:font-name-asian="OpenSymbol1" style:font-size-asian="11pt" style:font-style-asian="normal" style:font-name-complex="OpenSymbol1" style:font-size-complex="11pt" style:font-style-complex="normal" style:text-scale="100%"/>
    </style:style>
    <style:style style:name="T40" style:family="text">
      <style:text-properties style:text-position="0% 100%" style:font-name="OpenSymbol1" fo:font-size="10pt" fo:font-style="normal" style:font-name-asian="OpenSymbol1" style:font-style-asian="normal" style:font-name-complex="OpenSymbol1" style:font-style-complex="normal"/>
    </style:style>
    <style:style style:name="T41" style:family="text">
      <style:text-properties style:text-position="0% 100%" style:font-name="OpenSymbol1" fo:font-size="10pt" fo:letter-spacing="-0.035cm" fo:font-style="normal" fo:font-weight="normal" officeooo:rsid="00548fd6" style:font-name-asian="OpenSymbol1" style:font-style-asian="normal" style:font-name-complex="OpenSymbol1" style:font-style-complex="normal" style:text-scale="100%"/>
    </style:style>
    <style:style style:name="T42" style:family="text">
      <style:text-properties style:text-position="0% 100%" fo:font-size="12pt" style:font-size-asian="12pt" style:font-size-complex="12pt"/>
    </style:style>
    <style:style style:name="T43" style:family="text">
      <style:text-properties style:text-position="0% 100%" fo:font-size="12pt" fo:font-weight="normal" officeooo:rsid="006cd7eb" style:font-size-asian="12pt" style:font-weight-asian="normal" style:font-size-complex="12pt" style:font-weight-complex="normal"/>
    </style:style>
    <style:style style:name="T44" style:family="text">
      <style:text-properties style:text-position="0% 100%" fo:font-size="12pt" officeooo:rsid="0071364a" fo:background-color="#ffff00" loext:char-shading-value="0" style:font-name-asian="OpenSymbol1" style:font-size-asian="12pt" style:font-name-complex="OpenSymbol1" style:font-size-complex="12pt"/>
    </style:style>
    <style:style style:name="T45" style:family="text">
      <style:text-properties style:text-position="0% 100%" style:font-name-asian="OpenSymbol1" style:font-style-asian="normal" style:font-name-complex="OpenSymbol1" style:font-style-complex="normal"/>
    </style:style>
    <style:style style:name="T46" style:family="text">
      <style:text-properties style:text-position="0% 100%" officeooo:rsid="00548fd6" style:font-name-asian="OpenSymbol1" style:font-name-complex="OpenSymbol1"/>
    </style:style>
    <style:style style:name="T47" style:family="text">
      <style:text-properties style:text-position="0% 100%" officeooo:rsid="00557074" style:font-name-asian="OpenSymbol1" style:font-name-complex="OpenSymbol1"/>
    </style:style>
    <style:style style:name="T48" style:family="text">
      <style:text-properties style:text-position="0% 100%" officeooo:rsid="005741a1" style:font-name-asian="OpenSymbol1" style:font-name-complex="OpenSymbol1"/>
    </style:style>
    <style:style style:name="T49" style:family="text">
      <style:text-properties style:text-position="0% 100%" style:font-name="Times New Roman2" fo:font-size="12pt" fo:font-style="italic" fo:font-weight="normal" officeooo:rsid="00548fd6" style:font-name-asian="OpenSymbol1" style:font-name-complex="OpenSymbol1"/>
    </style:style>
    <style:style style:name="T50" style:family="text">
      <style:text-properties style:text-position="0% 100%" style:font-name="Times New Roman2" fo:font-size="12pt" fo:font-style="italic" fo:font-weight="normal" officeooo:rsid="00557074" style:font-name-asian="OpenSymbol1" style:font-name-complex="OpenSymbol1"/>
    </style:style>
    <style:style style:name="T51" style:family="text">
      <style:text-properties style:text-position="0% 100%" style:font-name="Times New Roman2" fo:font-size="12pt" fo:font-style="italic" fo:font-weight="normal" officeooo:rsid="00557074" style:font-name-asian="OpenSymbol1" style:font-name-complex="OpenSymbol1" style:text-scale="100%"/>
    </style:style>
    <style:style style:name="T52" style:family="text">
      <style:text-properties style:text-position="0% 100%" style:font-name="Times New Roman2" fo:font-size="12pt" fo:font-style="italic" fo:font-weight="normal" officeooo:rsid="005741a1" style:font-name-asian="OpenSymbol1" style:font-name-complex="OpenSymbol1"/>
    </style:style>
    <style:style style:name="T53" style:family="text">
      <style:text-properties style:text-position="0% 100%" style:font-name="Times New Roman2" fo:font-size="12pt" fo:font-style="italic" fo:font-weight="normal" officeooo:rsid="00548fd6" fo:background-color="#ffff00" loext:char-shading-value="0" style:font-name-asian="OpenSymbol1" style:font-name-complex="OpenSymbol1"/>
    </style:style>
    <style:style style:name="T54" style:family="text">
      <style:text-properties style:text-position="0% 100%" style:font-name="Times New Roman2" fo:font-size="12pt" fo:font-style="italic" fo:font-weight="normal" officeooo:rsid="006fb820"/>
    </style:style>
    <style:style style:name="T55" style:family="text">
      <style:text-properties style:text-position="0% 100%" style:font-name="Times New Roman2" fo:font-size="12pt" fo:font-style="italic" fo:font-weight="normal" officeooo:rsid="00821574" style:text-scale="100%"/>
    </style:style>
    <style:style style:name="T56" style:family="text">
      <style:text-properties style:text-position="0% 100%" style:font-name="Times New Roman2" fo:font-size="12pt" fo:font-style="italic" fo:font-weight="normal" officeooo:rsid="00557074"/>
    </style:style>
    <style:style style:name="T57" style:family="text">
      <style:text-properties style:text-position="0% 100%" style:font-name="Times New Roman2" fo:font-size="12pt" fo:font-style="italic" fo:font-weight="normal" officeooo:rsid="00548fd6" style:font-style-asian="normal" style:font-style-complex="normal"/>
    </style:style>
    <style:style style:name="T58" style:family="text">
      <style:text-properties style:text-position="0% 100%" style:font-name="Times New Roman2" fo:font-size="12pt" fo:font-style="italic" fo:font-weight="normal" officeooo:rsid="00548fd6"/>
    </style:style>
    <style:style style:name="T59" style:family="text">
      <style:text-properties style:text-position="0% 100%" style:font-name="Times New Roman2" fo:font-size="12pt" fo:letter-spacing="-0.035cm" fo:font-style="italic" fo:font-weight="normal" officeooo:rsid="005a5f81"/>
    </style:style>
    <style:style style:name="T60" style:family="text">
      <style:text-properties style:text-position="0% 100%" style:font-name="Times New Roman2" fo:font-size="12pt" fo:letter-spacing="-0.035cm" fo:font-style="italic" fo:font-weight="normal" officeooo:rsid="00557074" style:font-name-asian="OpenSymbol1" style:font-name-complex="OpenSymbol1" style:text-scale="100%"/>
    </style:style>
    <style:style style:name="T61" style:family="text">
      <style:text-properties style:text-position="0% 100%" style:font-name="Times New Roman2" fo:font-size="12pt" fo:letter-spacing="0.004cm" fo:font-style="italic" fo:font-weight="normal" officeooo:rsid="005a5f81" style:font-size-asian="12pt" style:font-size-complex="12pt"/>
    </style:style>
    <style:style style:name="T62" style:family="text">
      <style:text-properties style:text-position="0% 100%" style:font-name="Times New Roman2" fo:font-size="12pt" fo:letter-spacing="0.004cm" fo:font-style="italic" fo:font-weight="normal" officeooo:rsid="005a5f81" style:font-name-asian="OpenSymbol1" style:font-size-asian="12pt" style:font-name-complex="OpenSymbol1" style:font-size-complex="12pt" style:text-scale="100%"/>
    </style:style>
    <style:style style:name="T63" style:family="text">
      <style:text-properties style:text-position="0% 100%" style:font-name="Times New Roman2" fo:font-size="7pt" fo:letter-spacing="0.004cm" fo:font-style="italic" fo:font-weight="normal" style:font-name-asian="OpenSymbol1" style:font-size-asian="7pt" style:font-name-complex="OpenSymbol1" style:font-size-complex="7pt" style:text-scale="100%"/>
    </style:style>
    <style:style style:name="T64" style:family="text">
      <style:text-properties style:text-position="0% 100%" style:font-name="OpenSymbol2" fo:font-size="12pt" fo:font-style="normal" fo:font-weight="normal" style:font-name-asian="OpenSymbol1" style:font-style-asian="normal" style:font-name-complex="OpenSymbol1" style:font-style-complex="normal"/>
    </style:style>
    <style:style style:name="T65" style:family="text">
      <style:text-properties style:text-position="0% 100%" style:font-name="OpenSymbol2" fo:font-size="12pt" fo:font-style="normal" fo:font-weight="normal" style:font-name-asian="OpenSymbol1" style:font-size-asian="10pt" style:font-style-asian="normal" style:font-name-complex="OpenSymbol1" style:font-size-complex="10pt" style:font-style-complex="normal"/>
    </style:style>
    <style:style style:name="T66" style:family="text">
      <style:text-properties style:text-position="0% 100%" style:font-name="OpenSymbol2" fo:font-size="12pt" fo:font-style="normal" fo:font-weight="normal" officeooo:rsid="0071364a" fo:background-color="#ffff00" loext:char-shading-value="0" style:font-name-asian="OpenSymbol1" style:font-size-asian="12pt" style:font-style-asian="normal" style:font-name-complex="OpenSymbol1" style:font-size-complex="12pt" style:font-style-complex="normal"/>
    </style:style>
    <style:style style:name="T67" style:family="text">
      <style:text-properties style:text-position="0% 100%" style:font-name="OpenSymbol2" fo:font-size="10pt" fo:font-style="normal" fo:font-weight="normal" style:font-style-asian="normal" style:font-style-complex="normal"/>
    </style:style>
    <style:style style:name="T68" style:family="text">
      <style:text-properties style:text-position="0% 100%" style:font-name="OpenSymbol2" fo:font-size="10pt" fo:font-style="normal" fo:font-weight="normal" officeooo:rsid="00548fd6" style:font-name-asian="OpenSymbol1" style:font-name-complex="OpenSymbol1"/>
    </style:style>
    <style:style style:name="T69" style:family="text">
      <style:text-properties style:text-position="0% 100%" style:font-name="OpenSymbol2" fo:font-size="10pt" fo:font-style="normal" fo:font-weight="normal" officeooo:rsid="00557074" style:font-name-asian="OpenSymbol1" style:font-name-complex="OpenSymbol1"/>
    </style:style>
    <style:style style:name="T70" style:family="text">
      <style:text-properties style:text-position="0% 100%" style:font-name="OpenSymbol2" fo:font-size="10pt" fo:font-style="normal" fo:font-weight="normal" officeooo:rsid="005741a1" style:font-name-asian="OpenSymbol1" style:font-name-complex="OpenSymbol1"/>
    </style:style>
    <style:style style:name="T71" style:family="text">
      <style:text-properties style:text-position="0% 100%" style:font-name="OpenSymbol2" fo:font-size="10pt" fo:letter-spacing="-0.035cm" fo:font-style="normal" fo:font-weight="normal" officeooo:rsid="005a5f81"/>
    </style:style>
    <style:style style:name="T72" style:family="text">
      <style:text-properties style:text-position="0% 100%" style:font-name="OpenSymbol2" fo:font-size="10pt" fo:letter-spacing="0.004cm" fo:font-style="normal" fo:font-weight="normal" officeooo:rsid="005a5f81" style:font-size-asian="10pt" style:font-size-complex="10pt"/>
    </style:style>
    <style:style style:name="T73" style:family="text">
      <style:text-properties style:text-position="0% 100%" style:font-name="Bitstream Vera Sans" fo:font-style="normal" officeooo:rsid="00548fd6" style:font-name-asian="OpenSymbol1" style:font-style-asian="normal" style:font-name-complex="OpenSymbol1" style:font-style-complex="normal"/>
    </style:style>
    <style:style style:name="T74" style:family="text">
      <style:text-properties style:text-position="0% 100%" style:font-name="Bitstream Vera Sans" fo:font-style="normal" fo:font-weight="normal" officeooo:rsid="00548fd6" fo:background-color="#ffff00" loext:char-shading-value="0" style:font-name-asian="OpenSymbol1" style:font-style-asian="normal" style:font-name-complex="OpenSymbol1" style:font-style-complex="normal"/>
    </style:style>
    <style:style style:name="T75" style:family="text">
      <style:text-properties style:text-position="0% 100%" style:font-name="Bitstream Vera Sans" fo:font-style="normal" fo:font-weight="normal" officeooo:rsid="00548fd6" style:font-name-asian="OpenSymbol1" style:font-style-asian="normal" style:font-name-complex="OpenSymbol1" style:font-style-complex="normal"/>
    </style:style>
    <style:style style:name="T76" style:family="text">
      <style:text-properties style:text-position="0% 100%" style:font-name="Bitstream Vera Sans" fo:font-size="10pt" fo:font-style="normal" fo:font-weight="normal" officeooo:rsid="00557074" style:font-name-asian="OpenSymbol1" style:font-style-asian="normal" style:font-name-complex="OpenSymbol1" style:font-style-complex="normal" style:text-scale="100%"/>
    </style:style>
    <style:style style:name="T77" style:family="text">
      <style:text-properties style:text-position="0% 100%" style:font-name="Bitstream Vera Sans" fo:font-size="10pt" fo:font-style="normal" fo:font-weight="normal" officeooo:rsid="00548fd6" style:font-name-asian="OpenSymbol1" style:font-style-asian="normal" style:font-name-complex="OpenSymbol1" style:font-style-complex="normal" style:text-scale="100%"/>
    </style:style>
    <style:style style:name="T78" style:family="text">
      <style:text-properties style:text-position="0% 100%" style:font-name="Bitstream Vera Sans" fo:font-size="10pt" fo:font-style="normal" fo:font-weight="normal" officeooo:rsid="00557074" style:font-name-asian="OpenSymbol1" style:font-size-asian="10pt" style:font-name-complex="OpenSymbol1" style:font-size-complex="10pt"/>
    </style:style>
    <style:style style:name="T79" style:family="text">
      <style:text-properties style:text-position="0% 100%" style:font-name="Bitstream Vera Sans" fo:font-size="10pt" fo:font-style="normal" fo:font-weight="normal" officeooo:rsid="00548fd6" style:font-name-asian="OpenSymbol1" style:font-name-complex="OpenSymbol1"/>
    </style:style>
    <style:style style:name="T80" style:family="text">
      <style:text-properties style:text-position="0% 100%" style:font-name="Bitstream Vera Sans" fo:font-size="10pt" fo:font-style="normal" fo:font-weight="normal" officeooo:rsid="00557074" style:font-name-asian="OpenSymbol1" style:font-size-asian="11pt" style:font-style-asian="normal" style:font-name-complex="OpenSymbol1" style:font-size-complex="11pt" style:font-style-complex="normal" style:text-scale="100%"/>
    </style:style>
    <style:style style:name="T81" style:family="text">
      <style:text-properties style:text-position="0% 100%" style:font-name="Bitstream Vera Sans" fo:font-size="10pt" fo:font-style="normal" fo:font-weight="normal" officeooo:rsid="00557074" fo:background-color="#ffff00" loext:char-shading-value="0" style:font-name-asian="OpenSymbol1" style:font-size-asian="11pt" style:font-style-asian="normal" style:font-name-complex="OpenSymbol1" style:font-size-complex="11pt" style:font-style-complex="normal" style:text-scale="100%"/>
    </style:style>
    <style:style style:name="T82" style:family="text">
      <style:text-properties style:text-position="0% 100%" style:font-name="Bitstream Vera Sans" fo:font-size="12pt" fo:font-style="normal" fo:font-weight="normal" officeooo:rsid="00548fd6" style:font-name-asian="OpenSymbol1" style:font-style-asian="normal" style:font-name-complex="OpenSymbol1" style:font-style-complex="normal"/>
    </style:style>
    <style:style style:name="T83" style:family="text">
      <style:text-properties style:text-position="0% 100%" style:font-name="Bitstream Vera Sans" fo:font-size="12pt" fo:font-style="normal" fo:font-weight="normal" officeooo:rsid="00548fd6" fo:background-color="#ffff00" loext:char-shading-value="0" style:font-name-asian="OpenSymbol1" style:font-style-asian="normal" style:font-name-complex="OpenSymbol1" style:font-style-complex="normal"/>
    </style:style>
    <style:style style:name="T84" style:family="text">
      <style:text-properties style:text-position="0% 100%" fo:letter-spacing="-0.035cm"/>
    </style:style>
    <style:style style:name="T85" style:family="text">
      <style:text-properties style:text-position="0% 100%" fo:letter-spacing="-0.035cm" officeooo:rsid="005a5f81"/>
    </style:style>
    <style:style style:name="T86" style:family="text">
      <style:text-properties style:text-position="0% 100%" fo:letter-spacing="-0.035cm" officeooo:rsid="005afaff"/>
    </style:style>
    <style:style style:name="T87" style:family="text">
      <style:text-properties style:text-position="0% 100%" fo:letter-spacing="-0.035cm" fo:font-weight="normal" officeooo:rsid="005afaff"/>
    </style:style>
    <style:style style:name="T88" style:family="text">
      <style:text-properties style:text-position="0% 100%" fo:letter-spacing="-0.035cm" officeooo:rsid="00725b39"/>
    </style:style>
    <style:style style:name="T89" style:family="text">
      <style:text-properties style:text-position="0% 100%" officeooo:rsid="00725b39"/>
    </style:style>
    <style:style style:name="T90" style:family="text">
      <style:text-properties style:text-position="0% 100%" fo:font-size="10pt" fo:font-weight="normal" officeooo:rsid="00425cb8" style:font-size-asian="10pt" style:font-size-complex="10pt" style:text-scale="100%"/>
    </style:style>
    <style:style style:name="T91" style:family="text">
      <style:text-properties style:text-position="0% 100%" fo:font-size="10pt" fo:font-weight="normal" officeooo:rsid="00425cb8" style:font-size-asian="10pt" style:font-size-complex="10pt"/>
    </style:style>
    <style:style style:name="T92" style:family="text">
      <style:text-properties style:text-position="0% 100%" fo:font-size="10pt" fo:letter-spacing="-0.035cm" fo:font-weight="normal" officeooo:rsid="00425cb8" style:font-size-asian="10pt" style:font-size-complex="10pt"/>
    </style:style>
    <style:style style:name="T93" style:family="text">
      <style:text-properties style:text-position="0% 100%" fo:font-size="10pt" fo:letter-spacing="0.004cm" fo:font-weight="normal" officeooo:rsid="00425cb8" style:font-size-asian="10pt" style:font-size-complex="10pt"/>
    </style:style>
    <style:style style:name="T94" style:family="text">
      <style:text-properties style:text-position="0% 100%" fo:font-size="10pt" fo:letter-spacing="0.004cm" officeooo:rsid="005a5f81" style:font-size-asian="10pt" style:font-size-complex="10pt"/>
    </style:style>
    <style:style style:name="T95" style:family="text">
      <style:text-properties style:text-position="0% 100%" fo:font-weight="normal" officeooo:rsid="00548fd6" fo:background-color="#ffff00" loext:char-shading-value="0" style:font-name-asian="OpenSymbol1" style:font-name-complex="OpenSymbol1"/>
    </style:style>
    <style:style style:name="T96" style:family="text">
      <style:text-properties style:text-position="0% 100%" fo:font-weight="normal" officeooo:rsid="00548fd6" style:font-name-asian="OpenSymbol1" style:font-name-complex="OpenSymbol1"/>
    </style:style>
    <style:style style:name="T97" style:family="text">
      <style:text-properties style:text-position="0% 100%" fo:font-weight="normal" officeooo:rsid="00548fd6" style:font-style-asian="normal" style:font-style-complex="normal"/>
    </style:style>
    <style:style style:name="T98" style:family="text">
      <style:text-properties style:text-position="0% 100%" fo:font-weight="normal" officeooo:rsid="00821574" style:font-style-asian="normal" style:font-style-complex="normal" style:text-scale="100%"/>
    </style:style>
    <style:style style:name="T99" style:family="text">
      <style:text-properties style:text-position="0% 100%" fo:font-weight="normal" officeooo:rsid="00548fd6"/>
    </style:style>
    <style:style style:name="T100" style:family="text">
      <style:text-properties style:text-position="0% 100%" fo:font-weight="normal" officeooo:rsid="00704899"/>
    </style:style>
    <style:style style:name="T101" style:family="text">
      <style:text-properties style:text-position="0% 100%" fo:font-weight="normal" officeooo:rsid="00557074"/>
    </style:style>
    <style:style style:name="T102" style:family="text">
      <style:text-properties style:text-position="0% 100%" fo:font-weight="normal" officeooo:rsid="0082c4b2" style:text-scale="100%"/>
    </style:style>
    <style:style style:name="T103" style:family="text">
      <style:text-properties style:text-position="0% 100%" fo:font-style="normal" fo:font-weight="normal" officeooo:rsid="00821574" style:font-style-asian="normal" style:font-style-complex="normal" style:text-scale="100%"/>
    </style:style>
    <style:style style:name="T104" style:family="text">
      <style:text-properties style:text-position="0% 100%" fo:font-style="normal" fo:font-weight="normal" officeooo:rsid="00548fd6" style:font-style-asian="normal" style:font-style-complex="normal" style:text-scale="100%"/>
    </style:style>
    <style:style style:name="T105" style:family="text">
      <style:text-properties style:text-position="0% 100%" fo:font-style="normal" fo:font-weight="normal" officeooo:rsid="00874ab0" style:font-style-asian="normal" style:font-style-complex="normal" style:text-scale="100%"/>
    </style:style>
    <style:style style:name="T106" style:family="text">
      <style:text-properties style:text-position="0% 100%" fo:font-style="normal" fo:font-weight="normal" officeooo:rsid="00548fd6" style:font-style-asian="normal" style:font-style-complex="normal"/>
    </style:style>
    <style:style style:name="T107" style:family="text">
      <style:text-properties style:text-position="0% 100%" fo:font-style="normal" fo:font-weight="normal" officeooo:rsid="0088802a" style:font-style-asian="normal" style:font-style-complex="normal"/>
    </style:style>
    <style:style style:name="T108" style:family="text">
      <style:text-properties style:text-position="0% 100%" fo:font-style="normal" fo:font-weight="normal" officeooo:rsid="00548fd6"/>
    </style:style>
    <style:style style:name="T109" style:family="text">
      <style:text-properties style:text-position="0% 100%" fo:font-style="normal" fo:font-weight="normal" officeooo:rsid="00821574" style:font-style-asian="italic" style:font-size-complex="12pt" style:font-style-complex="italic" style:text-scale="100%"/>
    </style:style>
    <style:style style:name="T110" style:family="text">
      <style:text-properties style:text-position="0% 100%" fo:font-style="italic" fo:font-weight="normal" officeooo:rsid="00557074" style:text-scale="100%"/>
    </style:style>
    <style:style style:name="T111" style:family="text">
      <style:text-properties style:text-position="0% 100%" fo:font-style="italic" fo:font-weight="normal" officeooo:rsid="00704899"/>
    </style:style>
    <style:style style:name="T112" style:family="text">
      <style:text-properties fo:font-variant="normal" fo:text-transform="none" style:use-window-font-color="true" loext:opacity="0%" fo:font-size="9pt" fo:letter-spacing="-0.004cm" style:text-underline-style="none" fo:font-weight="normal" officeooo:rsid="00177b7d" style:font-size-asian="9pt" style:font-weight-asian="normal" style:font-size-complex="9pt" style:font-weight-complex="normal"/>
    </style:style>
    <style:style style:name="T113" style:family="text">
      <style:text-properties fo:font-variant="normal" fo:text-transform="none" style:use-window-font-color="true" loext:opacity="0%" style:font-name="OpenSymbol2" fo:letter-spacing="-0.004cm" style:text-underline-style="none" fo:font-weight="normal" officeooo:rsid="00177b7d" style:font-size-asian="9pt" style:font-weight-asian="normal" style:font-size-complex="9pt" style:font-weight-complex="normal"/>
    </style:style>
    <style:style style:name="T114" style:family="text">
      <style:text-properties fo:font-variant="normal" fo:text-transform="none" fo:color="#7fb241" loext:opacity="100%" fo:font-size="9pt" fo:letter-spacing="-0.004cm" style:text-underline-style="none" officeooo:rsid="00177b7d" style:font-size-asian="9pt" style:font-size-complex="9pt"/>
    </style:style>
    <style:style style:name="T115" style:family="text">
      <style:text-properties fo:font-variant="normal" fo:text-transform="none" fo:color="#7fb241" loext:opacity="100%" fo:font-size="12pt" fo:letter-spacing="-0.004cm" style:text-underline-style="none" fo:font-weight="bold" officeooo:rsid="00177b7d" style:font-size-asian="12pt" style:font-size-complex="12pt"/>
    </style:style>
    <style:style style:name="T116" style:family="text">
      <style:text-properties fo:font-variant="normal" fo:text-transform="none" fo:color="#7fb241" loext:opacity="100%" style:text-position="super 58%" style:font-name="Bitstream Vera Sans3" fo:letter-spacing="-0.004cm" style:text-underline-style="none" officeooo:rsid="007ef8cd" style:font-size-asian="9pt" style:font-size-complex="9pt"/>
    </style:style>
    <style:style style:name="T117" style:family="text">
      <style:text-properties fo:font-variant="normal" fo:text-transform="none" fo:color="#9d0f89" loext:opacity="100%" fo:font-size="9pt" fo:letter-spacing="-0.004cm" style:text-underline-style="none" officeooo:rsid="00177b7d" style:font-size-asian="9pt" style:font-size-complex="9pt"/>
    </style:style>
    <style:style style:name="T118" style:family="text">
      <style:text-properties fo:font-variant="normal" fo:text-transform="none" fo:color="#9d0f89" loext:opacity="100%" fo:font-size="12pt" fo:letter-spacing="-0.004cm" style:text-underline-style="none" fo:font-weight="bold" officeooo:rsid="00177b7d" style:font-size-asian="12pt" style:font-size-complex="12pt"/>
    </style:style>
    <style:style style:name="T119" style:family="text">
      <style:text-properties fo:font-variant="normal" fo:text-transform="none" fo:color="#1ca2b8" loext:opacity="100%" fo:font-size="9pt" fo:letter-spacing="-0.004cm" style:text-underline-style="none" officeooo:rsid="00177b7d" style:font-size-asian="9pt" style:font-size-complex="9pt"/>
    </style:style>
    <style:style style:name="T120" style:family="text">
      <style:text-properties fo:font-variant="normal" fo:text-transform="none" style:font-name="OpenSymbol1" fo:font-size="10pt" fo:letter-spacing="-0.004cm" fo:font-style="normal" fo:font-weight="normal" officeooo:rsid="00177b7d" style:font-name-asian="OpenSymbol1" style:font-size-asian="9pt" style:font-weight-asian="normal" style:font-name-complex="OpenSymbol1" style:font-size-complex="9pt" style:font-weight-complex="normal" style:text-scale="100%"/>
    </style:style>
    <style:style style:name="T121" style:family="text">
      <style:text-properties fo:font-variant="normal" fo:text-transform="none" style:font-name="OpenSymbol3" fo:font-size="10pt" fo:letter-spacing="-0.004cm" fo:font-style="normal" style:text-underline-style="none" fo:font-weight="normal" officeooo:rsid="00177b7d" style:font-name-asian="OpenSymbol1" style:font-weight-asian="normal" style:font-name-complex="OpenSymbol1" style:font-weight-complex="normal"/>
    </style:style>
    <style:style style:name="T122" style:family="text">
      <style:text-properties style:use-window-font-color="true" loext:opacity="0%"/>
    </style:style>
    <style:style style:name="T123" style:family="text">
      <style:text-properties style:use-window-font-color="true" loext:opacity="0%" style:text-outline="false" style:text-line-through-style="none" style:text-line-through-type="none" fo:language="fr" fo:country="FR" fo:font-style="normal" fo:text-shadow="none" style:text-underline-style="none" fo:font-weight="normal" fo:background-color="transparent" loext:char-shading-value="0" style:font-name-asian="Bitstream Vera Sans" style:language-asian="fr" style:country-asian="FR" style:font-style-asian="normal" style:font-weight-asian="normal" style:font-name-complex="Bitstream Vera Sans" style:font-style-complex="normal" style:font-weight-complex="normal" style:text-emphasize="none" style:font-relief="none"/>
    </style:style>
    <style:style style:name="T124" style:family="text">
      <style:text-properties style:use-window-font-color="true" loext:opacity="0%" style:text-outline="false" style:text-line-through-style="none" style:text-line-through-type="none" style:font-name="OpenSymbol2" fo:font-size="10pt" fo:language="fr" fo:country="FR" fo:font-style="normal" fo:text-shadow="none" style:text-underline-style="none" fo:font-weight="normal" fo:background-color="transparent" loext:char-shading-value="0" style:font-name-asian="Bitstream Vera Sans" style:language-asian="fr" style:country-asian="FR" style:font-style-asian="normal" style:font-weight-asian="normal" style:font-name-complex="Bitstream Vera Sans" style:font-style-complex="normal" style:font-weight-complex="normal" style:text-emphasize="none" style:font-relief="none"/>
    </style:style>
    <style:style style:name="T125" style:family="text">
      <style:text-properties style:use-window-font-color="true" loext:opacity="0%" style:text-position="0% 100%" fo:background-color="#ffff00" loext:char-shading-value="0" style:font-name-asian="OpenSymbol1" style:font-style-asian="normal" style:font-name-complex="OpenSymbol1" style:font-style-complex="normal"/>
    </style:style>
    <style:style style:name="T126" style:family="text">
      <style:text-properties style:use-window-font-color="true" loext:opacity="0%" style:text-position="0% 100%" officeooo:rsid="006c2ec0" fo:background-color="#ffff00" loext:char-shading-value="0" style:font-name-asian="OpenSymbol1" style:font-style-asian="normal" style:font-name-complex="OpenSymbol1" style:font-style-complex="normal"/>
    </style:style>
    <style:style style:name="T127" style:family="text">
      <style:text-properties style:use-window-font-color="true" loext:opacity="0%" style:text-position="0% 100%" officeooo:rsid="0071c797" fo:background-color="#ffff00" loext:char-shading-value="0" style:font-name-asian="OpenSymbol1" style:font-style-asian="normal" style:font-name-complex="OpenSymbol1" style:font-style-complex="normal"/>
    </style:style>
    <style:style style:name="T128" style:family="text">
      <style:text-properties style:use-window-font-color="true" loext:opacity="0%" style:text-position="0% 100%" officeooo:rsid="0084b6ba" fo:background-color="#ffff00" loext:char-shading-value="0" style:font-name-asian="OpenSymbol1" style:font-style-asian="normal" style:font-name-complex="OpenSymbol1" style:font-style-complex="normal"/>
    </style:style>
    <style:style style:name="T129" style:family="text">
      <style:text-properties style:use-window-font-color="true" loext:opacity="0%" style:text-position="0% 100%" officeooo:rsid="0071364a" fo:background-color="#ffff00" loext:char-shading-value="0" style:font-name-asian="OpenSymbol1" style:font-style-asian="normal" style:font-name-complex="OpenSymbol1" style:font-style-complex="normal"/>
    </style:style>
    <style:style style:name="T130" style:family="text">
      <style:text-properties style:use-window-font-color="true" loext:opacity="0%" style:text-position="0% 100%" officeooo:rsid="0073c17d" fo:background-color="#ffff00" loext:char-shading-value="0" style:font-name-asian="OpenSymbol1" style:font-style-asian="normal" style:font-name-complex="OpenSymbol1" style:font-style-complex="normal"/>
    </style:style>
    <style:style style:name="T131" style:family="text">
      <style:text-properties style:use-window-font-color="true" loext:opacity="0%" style:text-position="0% 100%" officeooo:rsid="0088802a" fo:background-color="#ffff00" loext:char-shading-value="0" style:font-name-asian="OpenSymbol1" style:font-style-asian="normal" style:font-name-complex="OpenSymbol1" style:font-style-complex="normal"/>
    </style:style>
    <style:style style:name="T132" style:family="text">
      <style:text-properties style:use-window-font-color="true" loext:opacity="0%" style:text-position="0% 100%" fo:background-color="#ffff00" loext:char-shading-value="0" style:font-name-asian="OpenSymbol1" style:font-size-asian="12pt" style:font-style-asian="normal" style:font-name-complex="OpenSymbol1" style:font-size-complex="12pt" style:font-style-complex="normal"/>
    </style:style>
    <style:style style:name="T133" style:family="text">
      <style:text-properties style:use-window-font-color="true" loext:opacity="0%" style:text-position="0% 100%" officeooo:rsid="0071364a" fo:background-color="#ffff00" loext:char-shading-value="0" style:font-name-asian="OpenSymbol1" style:font-size-asian="12pt" style:font-style-asian="normal" style:font-name-complex="OpenSymbol1" style:font-size-complex="12pt" style:font-style-complex="normal"/>
    </style:style>
    <style:style style:name="T134" style:family="text">
      <style:text-properties style:use-window-font-color="true" loext:opacity="0%" style:text-position="0% 100%" officeooo:rsid="005a5f81" fo:background-color="#ffff00" loext:char-shading-value="0" style:font-name-asian="OpenSymbol1" style:font-name-complex="OpenSymbol1"/>
    </style:style>
    <style:style style:name="T135" style:family="text">
      <style:text-properties style:use-window-font-color="true" loext:opacity="0%" style:text-position="0% 100%" style:font-name="OpenSymbol2" fo:font-size="10pt" fo:font-style="normal" fo:font-weight="normal" fo:background-color="#ffff00" loext:char-shading-value="0" style:font-name-asian="OpenSymbol1" style:font-style-asian="normal" style:font-name-complex="OpenSymbol1" style:font-style-complex="normal"/>
    </style:style>
    <style:style style:name="T136" style:family="text">
      <style:text-properties style:use-window-font-color="true" loext:opacity="0%" style:text-position="0% 100%" style:font-name="OpenSymbol2" fo:font-size="10pt" fo:font-style="normal" fo:font-weight="normal" officeooo:rsid="00557074" fo:background-color="#ffff00" loext:char-shading-value="0" style:font-name-asian="OpenSymbol1" style:font-style-asian="normal" style:font-name-complex="OpenSymbol1" style:font-style-complex="normal"/>
    </style:style>
    <style:style style:name="T137" style:family="text">
      <style:text-properties style:use-window-font-color="true" loext:opacity="0%" style:text-position="0% 100%" style:font-name="OpenSymbol2" fo:font-size="10pt" fo:font-style="normal" fo:font-weight="normal" fo:background-color="#ffff00" loext:char-shading-value="0" style:font-name-asian="OpenSymbol1" style:font-size-asian="12pt" style:font-style-asian="normal" style:font-name-complex="OpenSymbol1" style:font-size-complex="12pt" style:font-style-complex="normal"/>
    </style:style>
    <style:style style:name="T138" style:family="text">
      <style:text-properties style:use-window-font-color="true" loext:opacity="0%" style:text-position="0% 100%" style:font-name="OpenSymbol2" fo:font-size="10pt" fo:font-style="normal" fo:font-weight="normal" officeooo:rsid="0082c4b2" fo:background-color="#ffff00" loext:char-shading-value="0" style:font-name-asian="OpenSymbol1" style:font-size-asian="12pt" style:font-style-asian="italic" style:font-name-complex="OpenSymbol1" style:font-size-complex="12pt" style:font-style-complex="italic" style:text-scale="100%"/>
    </style:style>
    <style:style style:name="T139" style:family="text">
      <style:text-properties style:use-window-font-color="true" loext:opacity="0%" style:text-position="0% 100%" style:font-name="OpenSymbol2" fo:font-size="10pt" fo:font-style="normal" fo:font-weight="normal" officeooo:rsid="00548fd6" fo:background-color="#ffff00" loext:char-shading-value="0" style:font-name-asian="OpenSymbol1" style:font-name-complex="OpenSymbol1"/>
    </style:style>
    <style:style style:name="T140" style:family="text">
      <style:text-properties style:use-window-font-color="true" loext:opacity="0%" style:text-position="0% 100%" style:font-name="OpenSymbol2" fo:font-size="10pt" fo:font-style="normal" fo:font-weight="normal" officeooo:rsid="006fb820" fo:background-color="#ffff00" loext:char-shading-value="0" style:font-name-asian="OpenSymbol1" style:font-name-complex="OpenSymbol1"/>
    </style:style>
    <style:style style:name="T141" style:family="text">
      <style:text-properties style:use-window-font-color="true" loext:opacity="0%" style:text-position="0% 100%" style:font-name="OpenSymbol2" fo:font-size="10pt" fo:font-style="normal" fo:font-weight="normal" officeooo:rsid="00557074" fo:background-color="#ffff00" loext:char-shading-value="0" style:font-name-asian="OpenSymbol1" style:font-name-complex="OpenSymbol1"/>
    </style:style>
    <style:style style:name="T142" style:family="text">
      <style:text-properties style:use-window-font-color="true" loext:opacity="0%" style:text-position="0% 100%" style:font-name="OpenSymbol2" fo:font-size="10pt" fo:font-style="normal" fo:font-weight="normal" officeooo:rsid="005a5f81" fo:background-color="#ffff00" loext:char-shading-value="0" style:font-name-asian="OpenSymbol1" style:font-name-complex="OpenSymbol1"/>
    </style:style>
    <style:style style:name="T143" style:family="text">
      <style:text-properties style:use-window-font-color="true" loext:opacity="0%" style:text-position="0% 100%" style:font-name="OpenSymbol2" fo:font-size="10pt" fo:font-style="normal" fo:font-weight="normal" officeooo:rsid="00557074" style:font-name-asian="OpenSymbol1" style:font-style-asian="normal" style:font-name-complex="OpenSymbol1" style:font-style-complex="normal"/>
    </style:style>
    <style:style style:name="T144" style:family="text">
      <style:text-properties style:use-window-font-color="true" loext:opacity="0%" style:text-position="0% 100%" style:font-name="OpenSymbol2" fo:font-size="10pt" fo:font-style="normal" fo:font-weight="normal" officeooo:rsid="00557074" style:font-name-asian="OpenSymbol1" style:font-name-complex="OpenSymbol1"/>
    </style:style>
    <style:style style:name="T145" style:family="text">
      <style:text-properties style:use-window-font-color="true" loext:opacity="0%" style:text-position="0% 100%" style:font-name="OpenSymbol2" fo:font-size="10pt" fo:font-style="normal" fo:font-weight="normal" officeooo:rsid="00548fd6" style:font-name-asian="OpenSymbol1" style:font-name-complex="OpenSymbol1"/>
    </style:style>
    <style:style style:name="T146" style:family="text">
      <style:text-properties style:use-window-font-color="true" loext:opacity="0%" style:text-position="0% 100%" style:font-name="OpenSymbol2" fo:font-size="10pt" fo:letter-spacing="-0.035cm" fo:font-style="normal" fo:font-weight="normal" fo:background-color="#ffff00" loext:char-shading-value="0" style:font-name-asian="OpenSymbol1" style:font-style-asian="normal" style:font-name-complex="OpenSymbol1" style:font-style-complex="normal"/>
    </style:style>
    <style:style style:name="T147" style:family="text">
      <style:text-properties style:use-window-font-color="true" loext:opacity="0%" style:text-position="0% 100%" style:font-name="OpenSymbol2" fo:font-size="10pt" fo:letter-spacing="-0.035cm" fo:font-style="normal" fo:font-weight="normal" officeooo:rsid="0073c17d" fo:background-color="#ffff00" loext:char-shading-value="0" style:font-name-asian="OpenSymbol1" style:font-style-asian="normal" style:font-name-complex="OpenSymbol1" style:font-style-complex="normal" style:text-scale="100%"/>
    </style:style>
    <style:style style:name="T148" style:family="text">
      <style:text-properties style:use-window-font-color="true" loext:opacity="0%" style:text-position="0% 100%" style:font-name="OpenSymbol2" fo:font-size="10pt" fo:letter-spacing="-0.035cm" fo:font-style="normal" fo:font-weight="normal" officeooo:rsid="005a5f81" fo:background-color="#ffff00" loext:char-shading-value="0" style:font-name-asian="OpenSymbol1" style:font-name-complex="OpenSymbol1"/>
    </style:style>
    <style:style style:name="T149" style:family="text">
      <style:text-properties style:use-window-font-color="true" loext:opacity="0%" style:text-position="0% 100%" style:font-name="OpenSymbol2" fo:font-size="10pt" fo:letter-spacing="normal" fo:font-style="normal" fo:font-weight="normal" fo:background-color="#ffff00" loext:char-shading-value="0" style:font-name-asian="OpenSymbol1" style:font-size-asian="10pt" style:font-style-asian="normal" style:font-name-complex="OpenSymbol1" style:font-size-complex="10pt" style:font-style-complex="normal"/>
    </style:style>
    <style:style style:name="T150" style:family="text">
      <style:text-properties style:use-window-font-color="true" loext:opacity="0%" style:text-position="0% 100%" style:font-name="OpenSymbol2" fo:font-size="10pt" fo:letter-spacing="normal" fo:font-style="normal" fo:font-weight="normal" officeooo:rsid="0066484a" fo:background-color="#ffff00" loext:char-shading-value="0" style:font-name-asian="OpenSymbol1" style:font-size-asian="10pt" style:font-style-asian="normal" style:font-name-complex="OpenSymbol1" style:font-size-complex="10pt" style:font-style-complex="normal"/>
    </style:style>
    <style:style style:name="T151" style:family="text">
      <style:text-properties style:use-window-font-color="true" loext:opacity="0%" style:text-position="0% 100%" style:font-name="OpenSymbol2" fo:font-size="10pt" fo:letter-spacing="normal" fo:font-style="normal" fo:font-weight="normal" officeooo:rsid="005a5f81" fo:background-color="#ffff00" loext:char-shading-value="0" style:font-name-asian="OpenSymbol1" style:font-size-asian="10pt" style:font-style-asian="normal" style:font-name-complex="OpenSymbol1" style:font-size-complex="10pt" style:font-style-complex="normal"/>
    </style:style>
    <style:style style:name="T152" style:family="text">
      <style:text-properties style:use-window-font-color="true" loext:opacity="0%" style:text-position="0% 100%" style:font-name="OpenSymbol2" fo:font-size="10pt" fo:letter-spacing="normal" fo:font-style="normal" fo:font-weight="normal" officeooo:rsid="005a5f81" fo:background-color="#ffff00" loext:char-shading-value="0" style:font-name-asian="OpenSymbol1" style:font-size-asian="10pt" style:font-style-asian="normal" style:font-name-complex="OpenSymbol1" style:font-size-complex="10pt" style:font-style-complex="normal" style:text-scale="100%"/>
    </style:style>
    <style:style style:name="T153" style:family="text">
      <style:text-properties style:use-window-font-color="true" loext:opacity="0%" style:text-position="0% 100%" style:font-name="OpenSymbol2" fo:font-size="12pt" fo:font-style="normal" fo:font-weight="normal" fo:background-color="#ffff00" loext:char-shading-value="0" style:font-name-asian="OpenSymbol1" style:font-style-asian="normal" style:font-name-complex="OpenSymbol1" style:font-style-complex="normal"/>
    </style:style>
    <style:style style:name="T154" style:family="text">
      <style:text-properties style:use-window-font-color="true" loext:opacity="0%" style:text-position="0% 100%" style:font-name="OpenSymbol2" fo:font-size="12pt" fo:font-style="normal" fo:font-weight="normal" fo:background-color="#ffff00" loext:char-shading-value="0" style:font-name-asian="OpenSymbol1" style:font-size-asian="12pt" style:font-style-asian="normal" style:font-name-complex="OpenSymbol1" style:font-size-complex="12pt" style:font-style-complex="normal"/>
    </style:style>
    <style:style style:name="T155" style:family="text">
      <style:text-properties style:use-window-font-color="true" loext:opacity="0%" style:text-position="0% 100%" style:font-name="OpenSymbol2" fo:font-size="12pt" fo:font-style="normal" fo:font-weight="normal" officeooo:rsid="0082c4b2" fo:background-color="#ffff00" loext:char-shading-value="0" style:font-name-asian="OpenSymbol1" style:font-size-asian="12pt" style:font-style-asian="normal" style:font-name-complex="OpenSymbol1" style:font-size-complex="12pt" style:font-style-complex="normal" style:text-scale="100%"/>
    </style:style>
    <style:style style:name="T156" style:family="text">
      <style:text-properties style:use-window-font-color="true" loext:opacity="0%" style:text-position="0% 100%" fo:font-size="12pt" fo:background-color="#ffff00" loext:char-shading-value="0" style:font-name-asian="OpenSymbol1" style:font-size-asian="12pt" style:font-style-asian="normal" style:font-name-complex="OpenSymbol1" style:font-size-complex="12pt" style:font-style-complex="normal"/>
    </style:style>
    <style:style style:name="T157" style:family="text">
      <style:text-properties style:use-window-font-color="true" loext:opacity="0%" style:text-position="0% 100%" fo:font-size="12pt" officeooo:rsid="0084b6ba" fo:background-color="#ffff00" loext:char-shading-value="0" style:font-name-asian="OpenSymbol1" style:font-size-asian="12pt" style:font-style-asian="normal" style:font-name-complex="OpenSymbol1" style:font-size-complex="12pt" style:font-style-complex="normal"/>
    </style:style>
    <style:style style:name="T158" style:family="text">
      <style:text-properties style:use-window-font-color="true" loext:opacity="0%" style:text-position="0% 100%" fo:font-size="12pt" officeooo:rsid="0071364a" fo:background-color="#ffff00" loext:char-shading-value="0" style:font-name-asian="OpenSymbol1" style:font-size-asian="12pt" style:font-style-asian="normal" style:font-name-complex="OpenSymbol1" style:font-size-complex="12pt" style:font-style-complex="normal"/>
    </style:style>
    <style:style style:name="T159" style:family="text">
      <style:text-properties style:use-window-font-color="true" loext:opacity="0%" style:text-position="0% 100%" fo:font-size="12pt" fo:font-weight="normal" officeooo:rsid="00548fd6" fo:background-color="#ffff00" loext:char-shading-value="0" style:font-name-asian="OpenSymbol1" style:font-size-asian="12pt" style:font-style-asian="normal" style:font-name-complex="OpenSymbol1" style:font-size-complex="12pt" style:font-style-complex="normal"/>
    </style:style>
    <style:style style:name="T160" style:family="text">
      <style:text-properties style:use-window-font-color="true" loext:opacity="0%" style:text-position="0% 100%" fo:font-size="12pt" fo:font-weight="normal" officeooo:rsid="006b5f35" fo:background-color="#ffff00" loext:char-shading-value="0" style:font-name-asian="OpenSymbol1" style:font-size-asian="12pt" style:font-style-asian="normal" style:font-name-complex="OpenSymbol1" style:font-size-complex="12pt" style:font-style-complex="normal"/>
    </style:style>
    <style:style style:name="T161" style:family="text">
      <style:text-properties style:use-window-font-color="true" loext:opacity="0%" style:text-position="0% 100%" style:font-name="OpenSymbol1" fo:font-size="10pt" fo:font-style="normal" fo:font-weight="normal" fo:background-color="#ffff00" loext:char-shading-value="0" style:font-name-asian="OpenSymbol1" style:font-style-asian="normal" style:font-name-complex="OpenSymbol1" style:font-style-complex="normal" style:text-scale="100%"/>
    </style:style>
    <style:style style:name="T162" style:family="text">
      <style:text-properties style:use-window-font-color="true" loext:opacity="0%" style:text-position="0% 100%" style:font-name="OpenSymbol1" fo:font-size="10pt" fo:font-style="normal" fo:font-weight="normal" officeooo:rsid="00557074" fo:background-color="#ffff00" loext:char-shading-value="0" style:font-name-asian="OpenSymbol1" style:font-style-asian="normal" style:font-name-complex="OpenSymbol1" style:font-style-complex="normal" style:text-scale="100%"/>
    </style:style>
    <style:style style:name="T163" style:family="text">
      <style:text-properties style:use-window-font-color="true" loext:opacity="0%" style:text-position="0% 100%" style:font-name="OpenSymbol1" fo:font-size="10pt" fo:font-style="normal" fo:font-weight="normal" officeooo:rsid="00548fd6" fo:background-color="#ffff00" loext:char-shading-value="0" style:font-name-asian="OpenSymbol1" style:font-style-asian="normal" style:font-name-complex="OpenSymbol1" style:font-style-complex="normal" style:text-scale="100%"/>
    </style:style>
    <style:style style:name="T164" style:family="text">
      <style:text-properties style:use-window-font-color="true" loext:opacity="0%" style:text-position="0% 100%" style:font-name="OpenSymbol1" fo:font-size="10pt" fo:font-style="normal" fo:font-weight="normal" officeooo:rsid="00548fd6" fo:background-color="#ffff00" loext:char-shading-value="0" style:font-name-asian="OpenSymbol1" style:font-size-asian="11pt" style:font-style-asian="normal" style:font-name-complex="OpenSymbol1" style:font-size-complex="11pt" style:font-style-complex="normal"/>
    </style:style>
    <style:style style:name="T165" style:family="text">
      <style:text-properties style:use-window-font-color="true" loext:opacity="0%" style:text-position="0% 100%" style:font-name="OpenSymbol1" fo:font-size="10pt" fo:font-style="normal" fo:font-weight="normal" officeooo:rsid="006fb820" fo:background-color="#ffff00" loext:char-shading-value="0" style:font-name-asian="OpenSymbol1" style:font-size-asian="11pt" style:font-style-asian="normal" style:font-name-complex="OpenSymbol1" style:font-size-complex="11pt" style:font-style-complex="normal" style:text-scale="100%"/>
    </style:style>
    <style:style style:name="T166" style:family="text">
      <style:text-properties style:use-window-font-color="true" loext:opacity="0%" style:text-position="0% 100%" style:font-name="OpenSymbol1" fo:font-size="10pt" fo:font-style="normal" fo:font-weight="normal" officeooo:rsid="008b9bcf" fo:background-color="#ffff00" loext:char-shading-value="0" style:font-name-asian="OpenSymbol1" style:font-size-asian="11pt" style:font-style-asian="normal" style:font-name-complex="OpenSymbol1" style:font-size-complex="11pt" style:font-style-complex="normal" style:text-scale="100%"/>
    </style:style>
    <style:style style:name="T167" style:family="text">
      <style:text-properties style:use-window-font-color="true" loext:opacity="0%" style:text-position="0% 100%" style:font-name="OpenSymbol1" fo:font-size="10pt" fo:font-style="normal" fo:font-weight="normal" fo:background-color="#ffff00" loext:char-shading-value="0" style:font-name-asian="OpenSymbol1" style:font-size-asian="12pt" style:font-style-asian="normal" style:font-name-complex="OpenSymbol1" style:font-size-complex="12pt" style:font-style-complex="normal"/>
    </style:style>
    <style:style style:name="T168" style:family="text">
      <style:text-properties style:use-window-font-color="true" loext:opacity="0%" style:text-position="0% 100%" style:font-name="OpenSymbol1" fo:font-size="10pt" fo:font-style="normal" fo:font-weight="normal" officeooo:rsid="00557074" style:font-name-asian="OpenSymbol1" style:font-style-asian="normal" style:font-name-complex="OpenSymbol1" style:font-style-complex="normal" style:text-scale="100%"/>
    </style:style>
    <style:style style:name="T169" style:family="text">
      <style:text-properties style:use-window-font-color="true" loext:opacity="0%" style:text-position="0% 100%" style:font-name="OpenSymbol1" fo:font-size="10pt" fo:font-style="normal" fo:background-color="#ffff00" loext:char-shading-value="0" style:font-name-asian="OpenSymbol1" style:font-style-asian="normal" style:font-name-complex="OpenSymbol1" style:font-style-complex="normal"/>
    </style:style>
    <style:style style:name="T170" style:family="text">
      <style:text-properties style:use-window-font-color="true" loext:opacity="0%" style:text-position="0% 100%" style:font-name="OpenSymbol1" fo:font-size="10pt" fo:font-style="normal" officeooo:rsid="0084b6ba" fo:background-color="#ffff00" loext:char-shading-value="0" style:font-name-asian="OpenSymbol1" style:font-style-asian="normal" style:font-name-complex="OpenSymbol1" style:font-style-complex="normal"/>
    </style:style>
    <style:style style:name="T171" style:family="text">
      <style:text-properties style:use-window-font-color="true" loext:opacity="0%" style:text-position="0% 100%" style:font-name="OpenSymbol1" fo:font-size="10pt" fo:font-style="normal" officeooo:rsid="0071364a" fo:background-color="#ffff00" loext:char-shading-value="0" style:font-name-asian="OpenSymbol1" style:font-style-asian="normal" style:font-name-complex="OpenSymbol1" style:font-style-complex="normal"/>
    </style:style>
    <style:style style:name="T172" style:family="text">
      <style:text-properties style:use-window-font-color="true" loext:opacity="0%" style:text-position="0% 100%" style:font-name="OpenSymbol1" fo:font-size="10pt" fo:font-style="normal" officeooo:rsid="0088802a" fo:background-color="#ffff00" loext:char-shading-value="0" style:font-name-asian="OpenSymbol1" style:font-style-asian="normal" style:font-name-complex="OpenSymbol1" style:font-style-complex="normal"/>
    </style:style>
    <style:style style:name="T173" style:family="text">
      <style:text-properties style:use-window-font-color="true" loext:opacity="0%" style:text-position="0% 100%" style:font-name="OpenSymbol1" fo:font-size="10pt" fo:letter-spacing="-0.035cm" fo:font-style="normal" fo:font-weight="normal" officeooo:rsid="00548fd6" fo:background-color="#ffff00" loext:char-shading-value="0" style:font-name-asian="OpenSymbol1" style:font-style-asian="normal" style:font-name-complex="OpenSymbol1" style:font-style-complex="normal" style:text-scale="100%"/>
    </style:style>
    <style:style style:name="T174" style:family="text">
      <style:text-properties style:use-window-font-color="true" loext:opacity="0%" style:text-position="0% 100%" style:font-name="Bitstream Vera Sans" fo:background-color="#ffff00" loext:char-shading-value="0" style:font-name-asian="OpenSymbol1" style:font-style-asian="normal" style:font-name-complex="OpenSymbol1" style:font-style-complex="normal"/>
    </style:style>
    <style:style style:name="T175" style:family="text">
      <style:text-properties style:use-window-font-color="true" loext:opacity="0%" style:text-position="0% 100%" style:font-name="Bitstream Vera Sans" officeooo:rsid="006dd147" fo:background-color="#ffff00" loext:char-shading-value="0" style:font-name-asian="OpenSymbol1" style:font-style-asian="normal" style:font-name-complex="OpenSymbol1" style:font-style-complex="normal"/>
    </style:style>
    <style:style style:name="T176" style:family="text">
      <style:text-properties style:use-window-font-color="true" loext:opacity="0%" style:text-position="0% 100%" style:font-name="Bitstream Vera Sans" officeooo:rsid="00557074" fo:background-color="#ffff00" loext:char-shading-value="0" style:font-name-asian="OpenSymbol1" style:font-style-asian="normal" style:font-name-complex="OpenSymbol1" style:font-style-complex="normal"/>
    </style:style>
    <style:style style:name="T177" style:family="text">
      <style:text-properties style:use-window-font-color="true" loext:opacity="0%" style:text-position="0% 100%" style:font-name="Bitstream Vera Sans" fo:font-style="normal" fo:font-weight="normal" officeooo:rsid="00548fd6" fo:background-color="#ffff00" loext:char-shading-value="0" style:font-name-asian="OpenSymbol1" style:font-style-asian="normal" style:font-name-complex="OpenSymbol1" style:font-style-complex="normal"/>
    </style:style>
    <style:style style:name="T178" style:family="text">
      <style:text-properties style:use-window-font-color="true" loext:opacity="0%" style:text-position="0% 100%" style:font-name="Bitstream Vera Sans" fo:font-style="normal" fo:font-weight="normal" officeooo:rsid="00548fd6" fo:background-color="#ffff00" loext:char-shading-value="0" style:font-name-asian="OpenSymbol1" style:font-size-asian="11pt" style:font-style-asian="normal" style:font-name-complex="OpenSymbol1" style:font-size-complex="11pt" style:font-style-complex="normal"/>
    </style:style>
    <style:style style:name="T179" style:family="text">
      <style:text-properties style:use-window-font-color="true" loext:opacity="0%" style:text-position="0% 100%" style:font-name="Bitstream Vera Sans" fo:font-style="normal" style:font-name-asian="OpenSymbol1" style:font-style-asian="normal" style:font-name-complex="OpenSymbol1" style:font-style-complex="normal"/>
    </style:style>
    <style:style style:name="T180" style:family="text">
      <style:text-properties style:use-window-font-color="true" loext:opacity="0%" style:text-position="0% 100%" style:font-name="Bitstream Vera Sans" fo:font-style="normal" fo:background-color="#ffff00" loext:char-shading-value="0" style:font-name-asian="OpenSymbol1" style:font-style-asian="normal" style:font-name-complex="OpenSymbol1" style:font-style-complex="normal"/>
    </style:style>
    <style:style style:name="T181" style:family="text">
      <style:text-properties style:use-window-font-color="true" loext:opacity="0%" style:text-position="0% 100%" style:font-name="Bitstream Vera Sans" fo:font-size="12pt" fo:font-style="normal" fo:font-weight="normal" officeooo:rsid="00548fd6" fo:background-color="#ffff00" loext:char-shading-value="0" style:font-name-asian="OpenSymbol1" style:font-style-asian="normal" style:font-name-complex="OpenSymbol1" style:font-style-complex="normal"/>
    </style:style>
    <style:style style:name="T182" style:family="text">
      <style:text-properties style:use-window-font-color="true" loext:opacity="0%" style:text-position="0% 100%" style:font-name="Bitstream Vera Sans" fo:font-size="10pt" fo:font-style="normal" fo:font-weight="normal" officeooo:rsid="00557074" fo:background-color="#ffff00" loext:char-shading-value="0" style:font-name-asian="OpenSymbol1" style:font-style-asian="normal" style:font-name-complex="OpenSymbol1" style:font-style-complex="normal" style:text-scale="100%"/>
    </style:style>
    <style:style style:name="T183" style:family="text">
      <style:text-properties style:use-window-font-color="true" loext:opacity="0%" style:text-position="0% 100%" style:font-name="Bitstream Vera Sans" fo:font-size="10pt" fo:font-style="normal" fo:font-weight="normal" officeooo:rsid="00557074" fo:background-color="#ffff00" loext:char-shading-value="0" style:font-name-asian="OpenSymbol1" style:font-size-asian="10pt" style:font-name-complex="OpenSymbol1" style:font-size-complex="10pt"/>
    </style:style>
    <style:style style:name="T184" style:family="text">
      <style:text-properties style:use-window-font-color="true" loext:opacity="0%" style:text-position="0% 100%" style:font-name="Bitstream Vera Sans" fo:font-size="10pt" fo:font-style="normal" fo:font-weight="normal" officeooo:rsid="0082c4b2" fo:background-color="#ffff00" loext:char-shading-value="0" style:font-name-asian="OpenSymbol1" style:font-size-asian="12pt" style:font-style-asian="italic" style:font-name-complex="OpenSymbol1" style:font-size-complex="12pt" style:font-style-complex="italic" style:text-scale="100%"/>
    </style:style>
    <style:style style:name="T185" style:family="text">
      <style:text-properties style:use-window-font-color="true" loext:opacity="0%" style:text-position="0% 100%" style:font-name="Bitstream Vera Sans" fo:font-size="10pt" fo:font-style="normal" fo:font-weight="normal" officeooo:rsid="00557074" style:font-name-asian="OpenSymbol1" style:font-size-asian="10pt" style:font-name-complex="OpenSymbol1" style:font-size-complex="10pt"/>
    </style:style>
    <style:style style:name="T186" style:family="text">
      <style:text-properties style:use-window-font-color="true" loext:opacity="0%" style:text-position="0% 100%" style:font-name="Bitstream Vera Sans" fo:font-size="10pt" fo:letter-spacing="normal" fo:font-style="italic" fo:font-weight="normal" fo:background-color="#ffff00" loext:char-shading-value="0" style:font-name-asian="OpenSymbol1" style:font-size-asian="10pt" style:font-name-complex="OpenSymbol1" style:font-size-complex="10pt" style:text-scale="100%"/>
    </style:style>
    <style:style style:name="T187" style:family="text">
      <style:text-properties style:use-window-font-color="true" loext:opacity="0%" style:text-position="0% 100%" style:font-name="Bitstream Vera Sans" fo:font-size="10pt" fo:letter-spacing="normal" fo:font-style="italic" fo:font-weight="normal" officeooo:rsid="0066484a" fo:background-color="#ffff00" loext:char-shading-value="0" style:font-name-asian="OpenSymbol1" style:font-size-asian="10pt" style:font-name-complex="OpenSymbol1" style:font-size-complex="10pt" style:text-scale="100%"/>
    </style:style>
    <style:style style:name="T188" style:family="text">
      <style:text-properties style:use-window-font-color="true" loext:opacity="0%" style:text-position="0% 100%" style:font-name="Bitstream Vera Sans" fo:font-weight="normal" fo:background-color="#ffff00" loext:char-shading-value="0" style:font-name-asian="OpenSymbol1" style:font-style-asian="normal" style:font-name-complex="OpenSymbol1" style:font-style-complex="normal"/>
    </style:style>
    <style:style style:name="T189" style:family="text">
      <style:text-properties style:use-window-font-color="true" loext:opacity="0%" style:text-position="0% 100%" style:font-name="Bitstream Vera Sans" fo:font-weight="normal" officeooo:rsid="006dd147" fo:background-color="#ffff00" loext:char-shading-value="0" style:font-name-asian="OpenSymbol1" style:font-style-asian="normal" style:font-name-complex="OpenSymbol1" style:font-style-complex="normal"/>
    </style:style>
    <style:style style:name="T190" style:family="text">
      <style:text-properties style:use-window-font-color="true" loext:opacity="0%" style:text-position="0% 100%" style:font-name="Bitstream Vera Sans" fo:font-weight="normal" officeooo:rsid="00557074" fo:background-color="#ffff00" loext:char-shading-value="0" style:font-name-asian="OpenSymbol1" style:font-style-asian="normal" style:font-name-complex="OpenSymbol1" style:font-style-complex="normal"/>
    </style:style>
    <style:style style:name="T191" style:family="text">
      <style:text-properties style:use-window-font-color="true" loext:opacity="0%" style:text-position="0% 100%" style:font-name="Bitstream Vera Sans" fo:font-weight="normal" officeooo:rsid="006dd147" fo:background-color="#ffff00" loext:char-shading-value="0" style:font-name-asian="OpenSymbol1" style:font-size-asian="11pt" style:font-style-asian="normal" style:font-name-complex="OpenSymbol1" style:font-size-complex="11pt" style:font-style-complex="normal"/>
    </style:style>
    <style:style style:name="T192" style:family="text">
      <style:text-properties style:use-window-font-color="true" loext:opacity="0%" style:text-position="0% 100%" style:font-name="Bitstream Vera Sans" fo:font-weight="normal" officeooo:rsid="006fb820" fo:background-color="#ffff00" loext:char-shading-value="0" style:font-name-asian="OpenSymbol1" style:font-size-asian="11pt" style:font-style-asian="normal" style:font-name-complex="OpenSymbol1" style:font-size-complex="11pt" style:font-style-complex="normal"/>
    </style:style>
    <style:style style:name="T193" style:family="text">
      <style:text-properties style:use-window-font-color="true" loext:opacity="0%" style:text-position="0% 100%" style:font-name="Bitstream Vera Sans" fo:font-weight="normal" officeooo:rsid="0078c94e" fo:background-color="#ffff00" loext:char-shading-value="0" style:font-name-asian="OpenSymbol1" style:font-size-asian="11pt" style:font-style-asian="normal" style:font-name-complex="OpenSymbol1" style:font-size-complex="11pt" style:font-style-complex="normal"/>
    </style:style>
    <style:style style:name="T194" style:family="text">
      <style:text-properties style:use-window-font-color="true" loext:opacity="0%" style:text-position="0% 100%" fo:font-weight="normal" officeooo:rsid="00548fd6" fo:background-color="#ffff00" loext:char-shading-value="0" style:font-name-asian="OpenSymbol1" style:font-style-asian="normal" style:font-name-complex="OpenSymbol1" style:font-style-complex="normal"/>
    </style:style>
    <style:style style:name="T195" style:family="text">
      <style:text-properties style:use-window-font-color="true" loext:opacity="0%" style:text-position="0% 100%" fo:font-weight="normal" officeooo:rsid="006b5f35" fo:background-color="#ffff00" loext:char-shading-value="0" style:font-name-asian="OpenSymbol1" style:font-style-asian="normal" style:font-name-complex="OpenSymbol1" style:font-style-complex="normal"/>
    </style:style>
    <style:style style:name="T196" style:family="text">
      <style:text-properties style:use-window-font-color="true" loext:opacity="0%" style:text-position="0% 100%" fo:font-weight="normal" officeooo:rsid="00548fd6" fo:background-color="#ffff00" loext:char-shading-value="0" style:font-name-asian="OpenSymbol1" style:font-size-asian="11pt" style:font-style-asian="normal" style:font-name-complex="OpenSymbol1" style:font-size-complex="11pt" style:font-style-complex="normal"/>
    </style:style>
    <style:style style:name="T197" style:family="text">
      <style:text-properties style:use-window-font-color="true" loext:opacity="0%" style:text-position="0% 100%" fo:font-weight="normal" officeooo:rsid="006b5f35" fo:background-color="#ffff00" loext:char-shading-value="0" style:font-name-asian="OpenSymbol1" style:font-size-asian="11pt" style:font-style-asian="normal" style:font-name-complex="OpenSymbol1" style:font-size-complex="11pt" style:font-style-complex="normal"/>
    </style:style>
    <style:style style:name="T198" style:family="text">
      <style:text-properties style:use-window-font-color="true" loext:opacity="0%" style:text-position="0% 100%" fo:font-weight="normal" officeooo:rsid="00548fd6" fo:background-color="#ffff00" loext:char-shading-value="0" style:font-name-asian="OpenSymbol1" style:font-name-complex="OpenSymbol1"/>
    </style:style>
    <style:style style:name="T199" style:family="text">
      <style:text-properties style:use-window-font-color="true" loext:opacity="0%" style:text-position="0% 100%" fo:font-weight="normal" officeooo:rsid="006fb820" fo:background-color="#ffff00" loext:char-shading-value="0" style:font-name-asian="OpenSymbol1" style:font-name-complex="OpenSymbol1"/>
    </style:style>
    <style:style style:name="T200" style:family="text">
      <style:text-properties style:use-window-font-color="true" loext:opacity="0%" style:text-position="0% 100%" fo:font-weight="normal" officeooo:rsid="00557074" fo:background-color="#ffff00" loext:char-shading-value="0" style:font-name-asian="OpenSymbol1" style:font-name-complex="OpenSymbol1"/>
    </style:style>
    <style:style style:name="T201" style:family="text">
      <style:text-properties style:use-window-font-color="true" loext:opacity="0%" style:text-position="0% 100%" fo:font-weight="normal" officeooo:rsid="007112fc" fo:background-color="#ffff00" loext:char-shading-value="0" style:font-name-asian="OpenSymbol1" style:font-name-complex="OpenSymbol1" style:text-scale="100%"/>
    </style:style>
    <style:style style:name="T202" style:family="text">
      <style:text-properties style:use-window-font-color="true" loext:opacity="0%" style:text-position="0% 100%" fo:font-weight="normal" officeooo:rsid="005741a1" fo:background-color="#ffff00" loext:char-shading-value="0" style:font-name-asian="OpenSymbol1" style:font-name-complex="OpenSymbol1"/>
    </style:style>
    <style:style style:name="T203" style:family="text">
      <style:text-properties style:use-window-font-color="true" loext:opacity="0%" style:text-position="0% 100%" fo:font-weight="normal" officeooo:rsid="00754baa" fo:background-color="#ffff00" loext:char-shading-value="0" style:font-name-asian="OpenSymbol1" style:font-name-complex="OpenSymbol1"/>
    </style:style>
    <style:style style:name="T204" style:family="text">
      <style:text-properties style:use-window-font-color="true" loext:opacity="0%" style:text-position="0% 100%" fo:font-weight="normal" fo:background-color="#ffff00" loext:char-shading-value="0" style:font-name-asian="OpenSymbol1" style:font-size-asian="12pt" style:font-style-asian="normal" style:font-name-complex="OpenSymbol1" style:font-size-complex="12pt" style:font-style-complex="normal"/>
    </style:style>
    <style:style style:name="T205" style:family="text">
      <style:text-properties style:use-window-font-color="true" loext:opacity="0%" style:text-position="0% 100%" fo:font-weight="normal" officeooo:rsid="0073c17d" fo:background-color="#ffff00" loext:char-shading-value="0" style:font-name-asian="OpenSymbol1" style:font-size-asian="12pt" style:font-style-asian="normal" style:font-name-complex="OpenSymbol1" style:font-size-complex="12pt" style:font-style-complex="normal"/>
    </style:style>
    <style:style style:name="T206" style:family="text">
      <style:text-properties style:use-window-font-color="true" loext:opacity="0%" style:text-position="0% 100%" fo:font-weight="normal" officeooo:rsid="00548fd6" style:font-name-asian="OpenSymbol1" style:font-style-asian="normal" style:font-name-complex="OpenSymbol1" style:font-style-complex="normal"/>
    </style:style>
    <style:style style:name="T207" style:family="text">
      <style:text-properties style:use-window-font-color="true" loext:opacity="0%" style:text-position="0% 100%" style:font-name="Times New Roman" fo:font-size="12pt" fo:font-style="italic" fo:font-weight="normal" officeooo:rsid="00548fd6" fo:background-color="#ffff00" loext:char-shading-value="0" style:font-name-asian="OpenSymbol1" style:font-size-asian="12pt" style:font-style-asian="italic" style:font-name-complex="OpenSymbol1" style:font-size-complex="12pt" style:font-style-complex="italic"/>
    </style:style>
    <style:style style:name="T208" style:family="text">
      <style:text-properties style:use-window-font-color="true" loext:opacity="0%" style:text-position="0% 100%" style:font-name="Times New Roman2" fo:font-size="12pt" fo:font-style="italic" fo:font-weight="normal" officeooo:rsid="00548fd6" fo:background-color="#ffff00" loext:char-shading-value="0" style:font-name-asian="OpenSymbol1" style:font-name-complex="OpenSymbol1"/>
    </style:style>
    <style:style style:name="T209" style:family="text">
      <style:text-properties style:use-window-font-color="true" loext:opacity="0%" style:text-position="0% 100%" style:font-name="Times New Roman2" fo:font-size="12pt" fo:font-style="italic" fo:font-weight="normal" officeooo:rsid="00557074" fo:background-color="#ffff00" loext:char-shading-value="0" style:font-name-asian="OpenSymbol1" style:font-name-complex="OpenSymbol1"/>
    </style:style>
    <style:style style:name="T210" style:family="text">
      <style:text-properties style:use-window-font-color="true" loext:opacity="0%" style:text-position="0% 100%" style:font-name="Times New Roman2" fo:font-size="12pt" fo:font-style="italic" fo:font-weight="normal" officeooo:rsid="006fb820" fo:background-color="#ffff00" loext:char-shading-value="0" style:font-name-asian="OpenSymbol1" style:font-name-complex="OpenSymbol1"/>
    </style:style>
    <style:style style:name="T211" style:family="text">
      <style:text-properties style:use-window-font-color="true" loext:opacity="0%" style:text-position="0% 100%" style:font-name="Times New Roman2" fo:font-size="12pt" fo:font-style="italic" fo:font-weight="normal" officeooo:rsid="00557074" fo:background-color="#ffff00" loext:char-shading-value="0" style:font-name-asian="OpenSymbol1" style:font-name-complex="OpenSymbol1" style:text-scale="100%"/>
    </style:style>
    <style:style style:name="T212" style:family="text">
      <style:text-properties style:use-window-font-color="true" loext:opacity="0%" style:text-position="0% 100%" style:font-name="Times New Roman2" fo:font-size="12pt" fo:font-style="italic" fo:font-weight="normal" officeooo:rsid="006fb820" fo:background-color="#ffff00" loext:char-shading-value="0" style:font-name-asian="OpenSymbol1" style:font-name-complex="OpenSymbol1" style:text-scale="100%"/>
    </style:style>
    <style:style style:name="T213" style:family="text">
      <style:text-properties style:use-window-font-color="true" loext:opacity="0%" style:text-position="0% 100%" style:font-name="Times New Roman2" fo:font-size="12pt" fo:font-style="italic" fo:font-weight="normal" officeooo:rsid="005741a1" fo:background-color="#ffff00" loext:char-shading-value="0" style:font-name-asian="OpenSymbol1" style:font-name-complex="OpenSymbol1"/>
    </style:style>
    <style:style style:name="T214" style:family="text">
      <style:text-properties style:use-window-font-color="true" loext:opacity="0%" style:text-position="0% 100%" style:font-name="Times New Roman2" fo:font-size="12pt" fo:font-style="italic" fo:font-weight="normal" officeooo:rsid="005a5f81" fo:background-color="#ffff00" loext:char-shading-value="0" style:font-name-asian="OpenSymbol1" style:font-name-complex="OpenSymbol1"/>
    </style:style>
    <style:style style:name="T215" style:family="text">
      <style:text-properties style:use-window-font-color="true" loext:opacity="0%" style:text-position="0% 100%" style:font-name="Times New Roman2" fo:font-size="12pt" fo:font-style="italic" fo:font-weight="normal" fo:background-color="#ffff00" loext:char-shading-value="0" style:font-name-asian="OpenSymbol1" style:font-style-asian="normal" style:font-name-complex="OpenSymbol1" style:font-style-complex="normal"/>
    </style:style>
    <style:style style:name="T216" style:family="text">
      <style:text-properties style:use-window-font-color="true" loext:opacity="0%" style:text-position="0% 100%" style:font-name="Times New Roman2" fo:font-size="12pt" fo:font-style="italic" fo:font-weight="normal" officeooo:rsid="00557074" fo:background-color="#ffff00" loext:char-shading-value="0" style:font-name-asian="OpenSymbol1" style:font-style-asian="normal" style:font-name-complex="OpenSymbol1" style:font-style-complex="normal"/>
    </style:style>
    <style:style style:name="T217" style:family="text">
      <style:text-properties style:use-window-font-color="true" loext:opacity="0%" style:text-position="0% 100%" style:font-name="Times New Roman2" fo:font-size="12pt" fo:font-style="italic" fo:font-weight="normal" officeooo:rsid="00557074" fo:background-color="#ffff00" loext:char-shading-value="0" style:font-name-asian="OpenSymbol1" style:font-size-asian="11pt" style:font-style-asian="normal" style:font-name-complex="OpenSymbol1" style:font-size-complex="11pt" style:font-style-complex="normal"/>
    </style:style>
    <style:style style:name="T218" style:family="text">
      <style:text-properties style:use-window-font-color="true" loext:opacity="0%" style:text-position="0% 100%" style:font-name="Times New Roman2" fo:font-size="12pt" fo:font-style="italic" fo:font-weight="normal" fo:background-color="#ffff00" loext:char-shading-value="0" style:font-name-asian="OpenSymbol1" style:font-size-asian="12pt" style:font-style-asian="normal" style:font-name-complex="OpenSymbol1" style:font-size-complex="12pt" style:font-style-complex="normal"/>
    </style:style>
    <style:style style:name="T219" style:family="text">
      <style:text-properties style:use-window-font-color="true" loext:opacity="0%" style:text-position="0% 100%" style:font-name="Times New Roman2" fo:font-size="12pt" fo:font-style="italic" fo:font-weight="normal" officeooo:rsid="00557074" style:font-name-asian="OpenSymbol1" style:font-style-asian="normal" style:font-name-complex="OpenSymbol1" style:font-style-complex="normal"/>
    </style:style>
    <style:style style:name="T220" style:family="text">
      <style:text-properties style:use-window-font-color="true" loext:opacity="0%" style:text-position="0% 100%" style:font-name="Times New Roman2" fo:font-size="12pt" fo:font-style="italic" fo:font-weight="normal" style:font-name-asian="OpenSymbol1" style:font-name-complex="OpenSymbol1"/>
    </style:style>
    <style:style style:name="T221" style:family="text">
      <style:text-properties style:use-window-font-color="true" loext:opacity="0%" style:text-position="0% 100%" style:font-name="Times New Roman2" fo:font-size="12pt" fo:font-style="italic" fo:font-weight="normal" officeooo:rsid="00557074" style:font-name-asian="OpenSymbol1" style:font-name-complex="OpenSymbol1"/>
    </style:style>
    <style:style style:name="T222" style:family="text">
      <style:text-properties style:use-window-font-color="true" loext:opacity="0%" style:text-position="0% 100%" style:font-name="Times New Roman2" fo:font-size="12pt" fo:letter-spacing="-0.035cm" fo:font-style="italic" fo:font-weight="normal" officeooo:rsid="00557074" fo:background-color="#ffff00" loext:char-shading-value="0" style:font-name-asian="OpenSymbol1" style:font-name-complex="OpenSymbol1" style:text-scale="100%"/>
    </style:style>
    <style:style style:name="T223" style:family="text">
      <style:text-properties style:use-window-font-color="true" loext:opacity="0%" style:text-position="0% 100%" style:font-name="Times New Roman2" fo:font-size="12pt" fo:letter-spacing="-0.035cm" fo:font-style="italic" fo:font-weight="normal" officeooo:rsid="005a5f81" fo:background-color="#ffff00" loext:char-shading-value="0" style:font-name-asian="OpenSymbol1" style:font-name-complex="OpenSymbol1" style:text-scale="100%"/>
    </style:style>
    <style:style style:name="T224" style:family="text">
      <style:text-properties style:use-window-font-color="true" loext:opacity="0%" style:text-position="0% 100%" style:font-name="Times New Roman2" fo:font-size="12pt" fo:letter-spacing="-0.035cm" fo:font-style="italic" fo:font-weight="normal" officeooo:rsid="0073c17d" fo:background-color="#ffff00" loext:char-shading-value="0" style:font-name-asian="OpenSymbol1" style:font-name-complex="OpenSymbol1" style:text-scale="100%"/>
    </style:style>
    <style:style style:name="T225" style:family="text">
      <style:text-properties style:use-window-font-color="true" loext:opacity="0%" style:text-position="0% 100%" style:font-name="Times New Roman2" fo:font-size="12pt" fo:letter-spacing="-0.035cm" fo:font-style="italic" fo:font-weight="normal" officeooo:rsid="005a5f81" fo:background-color="#ffff00" loext:char-shading-value="0" style:font-name-asian="OpenSymbol1" style:font-name-complex="OpenSymbol1"/>
    </style:style>
    <style:style style:name="T226" style:family="text">
      <style:text-properties style:use-window-font-color="true" loext:opacity="0%" style:text-position="0% 100%" style:font-name="Times New Roman2" fo:font-size="12pt" fo:letter-spacing="normal" fo:font-style="italic" fo:font-weight="normal" officeooo:rsid="005a5f81" fo:background-color="#ffff00" loext:char-shading-value="0" style:font-name-asian="OpenSymbol1" style:font-size-asian="12pt" style:font-name-complex="OpenSymbol1" style:font-size-complex="12pt" style:text-scale="100%"/>
    </style:style>
    <style:style style:name="T227" style:family="text">
      <style:text-properties style:use-window-font-color="true" loext:opacity="0%" style:text-position="0% 100%" style:font-name="Times New Roman2" fo:font-size="12pt" fo:letter-spacing="normal" fo:font-style="italic" fo:font-weight="normal" officeooo:rsid="005a5f81" fo:background-color="#ffff00" loext:char-shading-value="0" style:font-name-asian="OpenSymbol1" style:font-size-asian="12pt" style:font-style-asian="normal" style:font-name-complex="OpenSymbol1" style:font-size-complex="12pt" style:font-style-complex="normal"/>
    </style:style>
    <style:style style:name="T228" style:family="text">
      <style:text-properties style:use-window-font-color="true" loext:opacity="0%" style:text-position="0% 100%" style:font-name="Times New Roman2" fo:font-size="12pt" fo:letter-spacing="normal" fo:font-style="italic" fo:font-weight="normal" officeooo:rsid="0075f83a" fo:background-color="#ffff00" loext:char-shading-value="0" style:font-name-asian="OpenSymbol1" style:font-size-asian="12pt" style:font-style-asian="normal" style:font-name-complex="OpenSymbol1" style:font-size-complex="12pt" style:font-style-complex="normal"/>
    </style:style>
    <style:style style:name="T229" style:family="text">
      <style:text-properties style:use-window-font-color="true" loext:opacity="0%" style:text-position="0% 100%" style:font-name="Times New Roman2" fo:font-size="10pt" fo:letter-spacing="normal" fo:font-style="italic" fo:font-weight="normal" fo:background-color="#ffff00" loext:char-shading-value="0" style:font-name-asian="OpenSymbol1" style:font-size-asian="10pt" style:font-name-complex="OpenSymbol1" style:font-size-complex="10pt" style:text-scale="100%"/>
    </style:style>
    <style:style style:name="T230" style:family="text">
      <style:text-properties style:use-window-font-color="true" loext:opacity="0%" style:text-position="0% 100%" style:font-name="Times New Roman2" fo:font-size="10pt" fo:letter-spacing="normal" fo:font-style="italic" fo:font-weight="normal" officeooo:rsid="0066484a" fo:background-color="#ffff00" loext:char-shading-value="0" style:font-name-asian="OpenSymbol1" style:font-size-asian="10pt" style:font-name-complex="OpenSymbol1" style:font-size-complex="10pt" style:text-scale="100%"/>
    </style:style>
    <style:style style:name="T231" style:family="text">
      <style:text-properties style:use-window-font-color="true" loext:opacity="0%" style:text-position="0% 100%" style:font-name="Times New Roman2" fo:font-size="10pt" fo:letter-spacing="normal" fo:font-style="italic" fo:font-weight="normal" fo:background-color="#ffff00" loext:char-shading-value="0" style:font-name-asian="OpenSymbol1" style:font-size-asian="10pt" style:font-style-asian="normal" style:font-name-complex="OpenSymbol1" style:font-size-complex="10pt" style:font-style-complex="normal"/>
    </style:style>
    <style:style style:name="T232" style:family="text">
      <style:text-properties style:use-window-font-color="true" loext:opacity="0%" style:text-position="0% 100%" fo:font-style="italic" officeooo:rsid="006c2ec0" fo:background-color="#ffff00" loext:char-shading-value="0" style:font-name-asian="OpenSymbol1" style:font-style-asian="italic" style:font-name-complex="OpenSymbol1" style:font-style-complex="italic"/>
    </style:style>
    <style:style style:name="T233" style:family="text">
      <style:text-properties style:use-window-font-color="true" loext:opacity="0%" style:text-position="0% 100%" officeooo:rsid="00557074" style:font-name-asian="OpenSymbol1" style:font-style-asian="normal" style:font-name-complex="OpenSymbol1" style:font-style-complex="normal"/>
    </style:style>
    <style:style style:name="T234" style:family="text">
      <style:text-properties style:use-window-font-color="true" loext:opacity="0%" style:text-position="0% 100%" officeooo:rsid="00557074" style:font-name-asian="OpenSymbol1" style:font-name-complex="OpenSymbol1"/>
    </style:style>
    <style:style style:name="T235" style:family="text">
      <style:text-properties style:use-window-font-color="true" loext:opacity="0%" style:text-position="0% 100%" officeooo:rsid="00557074" style:font-name-asian="OpenSymbol1" style:font-size-asian="11pt" style:font-style-asian="normal" style:font-name-complex="OpenSymbol1" style:font-size-complex="11pt" style:font-style-complex="normal"/>
    </style:style>
    <style:style style:name="T236" style:family="text">
      <style:text-properties style:use-window-font-color="true" loext:opacity="0%" style:text-position="0% 100%" style:font-name="OpenSymbol3" fo:font-size="10pt" fo:font-style="normal" officeooo:rsid="00557074" style:font-name-asian="OpenSymbol1" style:font-size-asian="10pt" style:font-style-asian="normal" style:font-name-complex="OpenSymbol1" style:font-size-complex="10pt" style:font-style-complex="normal"/>
    </style:style>
    <style:style style:name="T237" style:family="text">
      <style:text-properties style:use-window-font-color="true" loext:opacity="0%" style:text-position="0% 100%" style:font-name="Bitstream Vera Sans2" fo:font-size="10pt" fo:font-style="normal" fo:font-weight="normal" officeooo:rsid="008392e0" fo:background-color="#ffff00" loext:char-shading-value="0" style:font-name-asian="OpenSymbol1" style:font-style-asian="normal" style:font-name-complex="OpenSymbol1" style:font-style-complex="normal"/>
    </style:style>
    <style:style style:name="T238" style:family="text">
      <style:text-properties style:use-window-font-color="true" loext:opacity="0%" style:text-position="0% 100%" style:font-name="Bitstream Vera Sans2" fo:font-size="10pt" fo:font-style="normal" fo:font-weight="normal" officeooo:rsid="0084b6ba" fo:background-color="#ffff00" loext:char-shading-value="0" style:font-name-asian="OpenSymbol1" style:font-style-asian="normal" style:font-name-complex="OpenSymbol1" style:font-style-complex="normal"/>
    </style:style>
    <style:style style:name="T239" style:family="text">
      <style:text-properties style:use-window-font-color="true" loext:opacity="0%" style:text-position="0% 100%" style:font-name="Bitstream Vera Sans2" fo:font-size="10pt" fo:font-style="normal" fo:font-weight="normal" officeooo:rsid="00859712" fo:background-color="#ffff00" loext:char-shading-value="0" style:font-name-asian="OpenSymbol1" style:font-style-asian="normal" style:font-name-complex="OpenSymbol1" style:font-style-complex="normal"/>
    </style:style>
    <style:style style:name="T240" style:family="text">
      <style:text-properties style:use-window-font-color="true" loext:opacity="0%" style:text-position="0% 100%" style:font-name="Bitstream Vera Sans2" fo:font-size="10pt" fo:font-style="normal" fo:font-weight="normal" officeooo:rsid="00865b79" fo:background-color="#ffff00" loext:char-shading-value="0" style:font-name-asian="OpenSymbol1" style:font-style-asian="normal" style:font-weight-asian="normal" style:font-name-complex="OpenSymbol1" style:font-style-complex="normal" style:font-weight-complex="normal"/>
    </style:style>
    <style:style style:name="T241" style:family="text">
      <style:text-properties style:use-window-font-color="true" loext:opacity="0%" style:text-position="0% 100%" style:font-name="Bitstream Vera Sans2" fo:font-size="10pt" fo:font-style="normal" fo:font-weight="normal" officeooo:rsid="00859712" fo:background-color="#ffff00" loext:char-shading-value="0" style:font-name-asian="OpenSymbol1" style:font-size-asian="12pt" style:font-style-asian="normal" style:font-name-complex="OpenSymbol1" style:font-size-complex="12pt" style:font-style-complex="normal"/>
    </style:style>
    <style:style style:name="T242" style:family="text">
      <style:text-properties style:use-window-font-color="true" loext:opacity="0%" style:text-position="0% 100%" style:font-name="Bitstream Vera Sans2" fo:font-size="10pt" fo:letter-spacing="-0.035cm" fo:font-style="normal" fo:font-weight="normal" officeooo:rsid="00865b79" fo:background-color="#ffff00" loext:char-shading-value="0" style:font-name-asian="OpenSymbol1" style:font-style-asian="normal" style:font-name-complex="OpenSymbol1" style:font-style-complex="normal"/>
    </style:style>
    <style:style style:name="T243" style:family="text">
      <style:text-properties style:use-window-font-color="true" loext:opacity="0%" style:text-position="0% 100%" style:font-name="Bitstream Vera Sans2" fo:font-size="10pt" fo:letter-spacing="-0.035cm" fo:font-style="normal" fo:font-weight="normal" officeooo:rsid="005a5f81" fo:background-color="#ffff00" loext:char-shading-value="0" style:font-name-asian="OpenSymbol1" style:font-style-asian="normal" style:font-name-complex="OpenSymbol1" style:font-style-complex="normal" style:text-scale="100%"/>
    </style:style>
    <style:style style:name="T244" style:family="text">
      <style:text-properties style:use-window-font-color="true" loext:opacity="0%" style:text-position="0% 100%" style:font-name="Bitstream Vera Sans2" fo:font-size="10pt" fo:letter-spacing="-0.035cm" fo:font-style="normal" fo:font-weight="normal" officeooo:rsid="0073c17d" fo:background-color="#ffff00" loext:char-shading-value="0" style:font-name-asian="OpenSymbol1" style:font-style-asian="normal" style:font-name-complex="OpenSymbol1" style:font-style-complex="normal" style:text-scale="100%"/>
    </style:style>
    <style:style style:name="T245" style:family="text">
      <style:text-properties style:use-window-font-color="true" loext:opacity="0%" style:text-position="0% 100%" style:font-name="Bitstream Vera Sans2" fo:font-size="10pt" fo:letter-spacing="normal" fo:font-style="normal" fo:font-weight="normal" officeooo:rsid="00865b79" fo:background-color="#ffff00" loext:char-shading-value="0" style:font-name-asian="OpenSymbol1" style:font-size-asian="10pt" style:font-style-asian="normal" style:font-name-complex="OpenSymbol1" style:font-size-complex="10pt" style:font-style-complex="normal"/>
    </style:style>
    <style:style style:name="T246" style:family="text">
      <style:text-properties style:use-window-font-color="true" loext:opacity="0%" style:text-position="0% 100%" fo:letter-spacing="-0.035cm" fo:font-weight="normal" officeooo:rsid="0073c17d" fo:background-color="#ffff00" loext:char-shading-value="0" style:font-name-asian="OpenSymbol1" style:font-style-asian="normal" style:font-name-complex="OpenSymbol1" style:font-style-complex="normal" style:text-scale="100%"/>
    </style:style>
    <style:style style:name="T247" style:family="text">
      <style:text-properties style:use-window-font-color="true" loext:opacity="0%" style:text-position="0% 100%" fo:letter-spacing="-0.035cm" fo:font-weight="normal" officeooo:rsid="0073c17d" fo:background-color="#ffff00" loext:char-shading-value="0" style:font-name-asian="OpenSymbol1" style:font-name-complex="OpenSymbol1" style:text-scale="100%"/>
    </style:style>
    <style:style style:name="T248" style:family="text">
      <style:text-properties style:use-window-font-color="true" loext:opacity="0%" style:text-position="0% 100%" fo:letter-spacing="-0.035cm" fo:font-weight="normal" officeooo:rsid="005a5f81" fo:background-color="#ffff00" loext:char-shading-value="0" style:font-name-asian="OpenSymbol1" style:font-name-complex="OpenSymbol1" style:text-scale="100%"/>
    </style:style>
    <style:style style:name="T249" style:family="text">
      <style:text-properties style:use-window-font-color="true" loext:opacity="0%" style:text-position="0% 100%" fo:letter-spacing="-0.035cm" fo:font-weight="normal" officeooo:rsid="00754baa" fo:background-color="#ffff00" loext:char-shading-value="0" style:font-name-asian="OpenSymbol1" style:font-name-complex="OpenSymbol1" style:text-scale="100%"/>
    </style:style>
    <style:style style:name="T250" style:family="text">
      <style:text-properties style:use-window-font-color="true" loext:opacity="0%" style:text-position="0% 100%" fo:letter-spacing="-0.035cm" fo:background-color="#ffff00" loext:char-shading-value="0" style:font-name-asian="OpenSymbol1" style:font-style-asian="normal" style:font-name-complex="OpenSymbol1" style:font-style-complex="normal"/>
    </style:style>
    <style:style style:name="T251" style:family="text">
      <style:text-properties style:use-window-font-color="true" loext:opacity="0%" style:text-position="0% 100%" fo:letter-spacing="-0.035cm" officeooo:rsid="005a5f81" fo:background-color="#ffff00" loext:char-shading-value="0" style:font-name-asian="OpenSymbol1" style:font-name-complex="OpenSymbol1"/>
    </style:style>
    <style:style style:name="T252" style:family="text">
      <style:text-properties style:use-window-font-color="true" loext:opacity="0%" style:text-position="0% 100%" fo:font-size="10pt" fo:letter-spacing="normal" fo:background-color="#ffff00" loext:char-shading-value="0" style:font-name-asian="OpenSymbol1" style:font-size-asian="10pt" style:font-style-asian="normal" style:font-name-complex="OpenSymbol1" style:font-size-complex="10pt" style:font-style-complex="normal"/>
    </style:style>
    <style:style style:name="T253" style:family="text">
      <style:text-properties style:use-window-font-color="true" loext:opacity="0%" style:text-position="0% 100%" fo:font-size="10pt" fo:letter-spacing="normal" officeooo:rsid="005a5f81" fo:background-color="#ffff00" loext:char-shading-value="0" style:font-name-asian="OpenSymbol1" style:font-size-asian="10pt" style:font-style-asian="normal" style:font-name-complex="OpenSymbol1" style:font-size-complex="10pt" style:font-style-complex="normal"/>
    </style:style>
    <style:style style:name="T254" style:family="text">
      <style:text-properties style:use-window-font-color="true" loext:opacity="0%" style:text-position="0% 100%" fo:font-size="10pt" fo:letter-spacing="normal" fo:font-weight="normal" fo:background-color="#ffff00" loext:char-shading-value="0" style:font-name-asian="OpenSymbol1" style:font-size-asian="10pt" style:font-style-asian="normal" style:font-name-complex="OpenSymbol1" style:font-size-complex="10pt" style:font-style-complex="normal"/>
    </style:style>
    <style:style style:name="T255" style:family="text">
      <style:text-properties style:use-window-font-color="true" loext:opacity="0%" style:text-position="0% 100%" fo:font-size="10pt" fo:letter-spacing="normal" fo:font-weight="normal" officeooo:rsid="0075f83a" fo:background-color="#ffff00" loext:char-shading-value="0" style:font-name-asian="OpenSymbol1" style:font-size-asian="10pt" style:font-style-asian="normal" style:font-name-complex="OpenSymbol1" style:font-size-complex="10pt" style:font-style-complex="normal" style:text-scale="100%"/>
    </style:style>
    <style:style style:name="T256" style:family="text">
      <style:text-properties style:use-window-font-color="true" loext:opacity="0%" style:text-position="0% 100%" fo:font-size="10pt" fo:letter-spacing="normal" fo:font-weight="normal" officeooo:rsid="005a5f81" fo:background-color="#ffff00" loext:char-shading-value="0" style:font-name-asian="OpenSymbol1" style:font-size-asian="10pt" style:font-style-asian="normal" style:font-name-complex="OpenSymbol1" style:font-size-complex="10pt" style:font-style-complex="normal" style:text-scale="100%"/>
    </style:style>
    <style:style style:name="T257" style:family="text">
      <style:text-properties style:use-window-font-color="true" loext:opacity="0%" style:text-position="0% 100%" fo:font-size="10pt" fo:letter-spacing="normal" fo:font-weight="normal" officeooo:rsid="005a5f81" fo:background-color="#ffff00" loext:char-shading-value="0" style:font-name-asian="OpenSymbol1" style:font-size-asian="10pt" style:font-style-asian="normal" style:font-name-complex="OpenSymbol1" style:font-size-complex="10pt" style:font-style-complex="normal"/>
    </style:style>
    <style:style style:name="T258" style:family="text">
      <style:text-properties style:use-window-font-color="true" loext:opacity="0%" style:text-position="0% 100%" fo:font-size="10pt" fo:letter-spacing="normal" fo:font-weight="normal" officeooo:rsid="0075f83a" fo:background-color="#ffff00" loext:char-shading-value="0" style:font-name-asian="OpenSymbol1" style:font-size-asian="10pt" style:font-style-asian="normal" style:font-name-complex="OpenSymbol1" style:font-size-complex="10pt" style:font-style-complex="normal"/>
    </style:style>
    <style:style style:name="T259" style:family="text">
      <style:text-properties style:use-window-font-color="true" loext:opacity="0%" fo:background-color="#ffff00" loext:char-shading-value="0"/>
    </style:style>
    <style:style style:name="T260" style:family="text">
      <style:text-properties style:use-window-font-color="true" loext:opacity="0%" fo:background-color="#ffff00" loext:char-shading-value="0" style:font-name-asian="OpenSymbol1" style:font-style-asian="normal" style:font-name-complex="OpenSymbol1" style:font-style-complex="normal"/>
    </style:style>
    <style:style style:name="T261" style:family="text">
      <style:text-properties style:use-window-font-color="true" loext:opacity="0%" fo:background-color="#ffff00" loext:char-shading-value="0" style:font-name-asian="OpenSymbol1" style:font-size-asian="12pt" style:font-style-asian="normal" style:font-name-complex="OpenSymbol1" style:font-size-complex="12pt" style:font-style-complex="normal"/>
    </style:style>
    <style:style style:name="T262" style:family="text">
      <style:text-properties style:use-window-font-color="true" loext:opacity="0%" style:font-name="OpenSymbol2" fo:font-size="10pt" fo:font-style="normal" fo:font-weight="normal"/>
    </style:style>
    <style:style style:name="T263" style:family="text">
      <style:text-properties style:use-window-font-color="true" loext:opacity="0%" style:font-name="OpenSymbol2" fo:font-size="10pt" fo:font-style="normal" fo:font-weight="normal" fo:background-color="#ffff00" loext:char-shading-value="0"/>
    </style:style>
    <style:style style:name="T264" style:family="text">
      <style:text-properties style:use-window-font-color="true" loext:opacity="0%" style:font-name="OpenSymbol2" fo:font-size="10pt" fo:font-style="normal" fo:font-weight="normal" fo:background-color="#ffff00" loext:char-shading-value="0" style:font-name-asian="OpenSymbol1" style:font-style-asian="normal" style:font-name-complex="OpenSymbol1" style:font-style-complex="normal"/>
    </style:style>
    <style:style style:name="T265" style:family="text">
      <style:text-properties style:use-window-font-color="true" loext:opacity="0%" style:font-name="OpenSymbol2" fo:font-size="10pt" fo:font-style="normal" fo:font-weight="normal" fo:background-color="#ffff00" loext:char-shading-value="0" style:font-name-asian="OpenSymbol1" style:font-size-asian="12pt" style:font-style-asian="normal" style:font-name-complex="OpenSymbol1" style:font-size-complex="12pt" style:font-style-complex="normal"/>
    </style:style>
    <style:style style:name="T266" style:family="text">
      <style:text-properties style:use-window-font-color="true" loext:opacity="0%" style:font-name="OpenSymbol2" fo:font-size="10pt" fo:font-style="normal" fo:font-weight="normal" officeooo:rsid="00557074"/>
    </style:style>
    <style:style style:name="T267" style:family="text">
      <style:text-properties style:use-window-font-color="true" loext:opacity="0%" style:font-name="OpenSymbol2" fo:font-size="10pt" fo:font-style="normal" fo:font-weight="normal" officeooo:rsid="00548fd6"/>
    </style:style>
    <style:style style:name="T268" style:family="text">
      <style:text-properties style:use-window-font-color="true" loext:opacity="0%" style:font-name="OpenSymbol2" fo:font-size="10pt" fo:letter-spacing="-0.035cm" fo:font-style="normal" fo:font-weight="normal" officeooo:rsid="00754baa" fo:background-color="#ffff00" loext:char-shading-value="0" style:text-scale="100%"/>
    </style:style>
    <style:style style:name="T269" style:family="text">
      <style:text-properties style:use-window-font-color="true" loext:opacity="0%" fo:font-size="12pt" fo:background-color="#ffff00" loext:char-shading-value="0" style:font-name-asian="OpenSymbol1" style:font-size-asian="12pt" style:font-style-asian="normal" style:font-name-complex="OpenSymbol1" style:font-size-complex="12pt" style:font-style-complex="normal"/>
    </style:style>
    <style:style style:name="T270" style:family="text">
      <style:text-properties style:use-window-font-color="true" loext:opacity="0%" fo:font-size="12pt" fo:background-color="#ffff00" loext:char-shading-value="0" style:font-size-asian="12pt" style:font-size-complex="12pt"/>
    </style:style>
    <style:style style:name="T271" style:family="text">
      <style:text-properties style:use-window-font-color="true" loext:opacity="0%" style:text-position="super 58%" style:font-name="Bitstream Vera Sans" fo:background-color="#ffff00" loext:char-shading-value="0" style:font-name-asian="OpenSymbol1" style:font-size-asian="12pt" style:font-style-asian="normal" style:font-name-complex="OpenSymbol1" style:font-size-complex="12pt" style:font-style-complex="normal"/>
    </style:style>
    <style:style style:name="T272" style:family="text">
      <style:text-properties style:use-window-font-color="true" loext:opacity="0%" style:text-position="super 58%" fo:font-size="12pt" fo:font-weight="normal" officeooo:rsid="006b5f35" fo:background-color="#ffff00" loext:char-shading-value="0" style:font-name-asian="OpenSymbol1" style:font-size-asian="12pt" style:font-style-asian="normal" style:font-name-complex="OpenSymbol1" style:font-size-complex="12pt" style:font-style-complex="normal"/>
    </style:style>
    <style:style style:name="T273" style:family="text">
      <style:text-properties style:use-window-font-color="true" loext:opacity="0%" style:text-position="super 58%" fo:background-color="#ffff00" loext:char-shading-value="0"/>
    </style:style>
    <style:style style:name="T274" style:family="text">
      <style:text-properties style:use-window-font-color="true" loext:opacity="0%" style:text-position="super 58%" fo:background-color="#ffff00" loext:char-shading-value="0" style:font-name-asian="OpenSymbol1" style:font-style-asian="normal" style:font-name-complex="OpenSymbol1" style:font-style-complex="normal"/>
    </style:style>
    <style:style style:name="T275" style:family="text">
      <style:text-properties style:use-window-font-color="true" loext:opacity="0%" style:text-position="super 58%" officeooo:rsid="0084b6ba" fo:background-color="#ffff00" loext:char-shading-value="0" style:font-name-asian="OpenSymbol1" style:font-style-asian="normal" style:font-name-complex="OpenSymbol1" style:font-style-complex="normal"/>
    </style:style>
    <style:style style:name="T276" style:family="text">
      <style:text-properties style:use-window-font-color="true" loext:opacity="0%" style:text-position="super 58%" fo:font-weight="normal" fo:background-color="#ffff00" loext:char-shading-value="0" style:font-name-asian="OpenSymbol1" style:font-size-asian="12pt" style:font-style-asian="normal" style:font-name-complex="OpenSymbol1" style:font-size-complex="12pt" style:font-style-complex="normal"/>
    </style:style>
    <style:style style:name="T277" style:family="text">
      <style:text-properties style:use-window-font-color="true" loext:opacity="0%" style:font-name="Times New Roman2" fo:font-size="12pt" fo:font-style="italic" fo:font-weight="normal"/>
    </style:style>
    <style:style style:name="T278" style:family="text">
      <style:text-properties style:use-window-font-color="true" loext:opacity="0%" style:font-name="Times New Roman2" fo:font-size="12pt" fo:font-style="italic" fo:font-weight="normal" officeooo:rsid="00557074"/>
    </style:style>
    <style:style style:name="T279" style:family="text">
      <style:text-properties style:use-window-font-color="true" loext:opacity="0%" style:font-name="Times New Roman2" fo:font-size="12pt" fo:letter-spacing="-0.035cm" fo:font-style="italic" fo:font-weight="normal" officeooo:rsid="00557074" fo:background-color="#ffff00" loext:char-shading-value="0" style:text-scale="100%"/>
    </style:style>
    <style:style style:name="T280" style:family="text">
      <style:text-properties style:use-window-font-color="true" loext:opacity="0%" style:font-name="Times New Roman2" fo:font-size="12pt" fo:letter-spacing="-0.035cm" fo:font-style="italic" fo:font-weight="normal" officeooo:rsid="005a5f81" fo:background-color="#ffff00" loext:char-shading-value="0" style:text-scale="100%"/>
    </style:style>
    <style:style style:name="T281" style:family="text">
      <style:text-properties style:use-window-font-color="true" loext:opacity="0%" style:font-name="Times New Roman2" fo:font-size="12pt" fo:letter-spacing="-0.035cm" fo:font-style="italic" fo:font-weight="normal" officeooo:rsid="0073c17d" fo:background-color="#ffff00" loext:char-shading-value="0" style:text-scale="100%"/>
    </style:style>
    <style:style style:name="T282" style:family="text">
      <style:text-properties style:use-window-font-color="true" loext:opacity="0%" style:font-name="Bitstream Vera Sans" officeooo:rsid="00557074"/>
    </style:style>
    <style:style style:name="T283" style:family="text">
      <style:text-properties style:use-window-font-color="true" loext:opacity="0%" style:font-name="Bitstream Vera Sans" fo:font-style="normal" fo:background-color="#ffff00" loext:char-shading-value="0" style:font-name-asian="OpenSymbol1" style:font-size-asian="12pt" style:font-style-asian="normal" style:font-name-complex="OpenSymbol1" style:font-size-complex="12pt" style:font-style-complex="normal"/>
    </style:style>
    <style:style style:name="T284" style:family="text">
      <style:text-properties style:use-window-font-color="true" loext:opacity="0%" style:font-name="Bitstream Vera Sans" fo:font-size="10pt" fo:font-style="normal" officeooo:rsid="0071c797" fo:background-color="#ffff00" loext:char-shading-value="0" style:font-name-asian="OpenSymbol1" style:font-size-asian="10pt" style:font-style-asian="normal" style:font-name-complex="OpenSymbol1" style:font-size-complex="10pt" style:font-style-complex="normal"/>
    </style:style>
    <style:style style:name="T285" style:family="text">
      <style:text-properties style:use-window-font-color="true" loext:opacity="0%" style:font-name="Bitstream Vera Sans" fo:font-size="12pt" fo:font-style="normal" fo:background-color="#ffff00" loext:char-shading-value="0" style:font-name-asian="OpenSymbol1" style:font-size-asian="12pt" style:font-style-asian="normal" style:font-name-complex="OpenSymbol1" style:font-size-complex="12pt" style:font-style-complex="normal"/>
    </style:style>
    <style:style style:name="T286" style:family="text">
      <style:text-properties style:use-window-font-color="true" loext:opacity="0%" officeooo:rsid="00557074"/>
    </style:style>
    <style:style style:name="T287" style:family="text">
      <style:text-properties style:use-window-font-color="true" loext:opacity="0%" style:font-name="OpenSymbol3" fo:font-size="10pt" fo:font-style="normal" style:font-name-asian="OpenSymbol1" style:font-size-asian="10pt" style:font-style-asian="normal" style:font-name-complex="OpenSymbol1" style:font-size-complex="10pt" style:font-style-complex="normal"/>
    </style:style>
    <style:style style:name="T288" style:family="text">
      <style:text-properties style:use-window-font-color="true" loext:opacity="0%" style:font-name="OpenSymbol3" fo:font-size="10pt" fo:font-style="normal" officeooo:rsid="00557074" style:font-name-asian="OpenSymbol1" style:font-size-asian="10pt" style:font-style-asian="normal" style:font-name-complex="OpenSymbol1" style:font-size-complex="10pt" style:font-style-complex="normal"/>
    </style:style>
    <style:style style:name="T289" style:family="text">
      <style:text-properties style:use-window-font-color="true" loext:opacity="0%" style:text-line-through-style="none" style:text-line-through-type="none" style:text-position="0% 100%" style:font-name="Times New Roman2" fo:font-size="12pt" fo:font-style="italic" fo:font-weight="normal" officeooo:rsid="00548fd6" fo:background-color="#ffff00" loext:char-shading-value="0" style:font-name-asian="OpenSymbol1" style:font-name-complex="OpenSymbol1"/>
    </style:style>
    <style:style style:name="T290" style:family="text">
      <style:text-properties style:use-window-font-color="true" loext:opacity="0%" style:text-line-through-style="none" style:text-line-through-type="none" style:text-position="0% 100%" style:font-name="Times New Roman2" fo:font-size="12pt" fo:font-style="italic" fo:font-weight="normal" officeooo:rsid="00557074" fo:background-color="#ffff00" loext:char-shading-value="0" style:font-name-asian="OpenSymbol1" style:font-name-complex="OpenSymbol1" style:text-scale="100%"/>
    </style:style>
    <style:style style:name="T291" style:family="text">
      <style:text-properties style:use-window-font-color="true" loext:opacity="0%" style:text-line-through-style="none" style:text-line-through-type="none" style:text-position="0% 100%" style:font-name="Times New Roman2" fo:font-size="12pt" fo:font-style="italic" fo:font-weight="normal" officeooo:rsid="00548fd6" fo:background-color="#ffff00" loext:char-shading-value="0" style:font-name-asian="OpenSymbol1" style:font-size-asian="11pt" style:font-style-asian="normal" style:font-name-complex="OpenSymbol1" style:font-size-complex="11pt" style:font-style-complex="normal" style:text-scale="100%"/>
    </style:style>
    <style:style style:name="T292" style:family="text">
      <style:text-properties style:use-window-font-color="true" loext:opacity="0%" style:text-line-through-style="none" style:text-line-through-type="none" style:text-position="0% 100%" style:font-name="Bitstream Vera Sans" fo:font-weight="normal" officeooo:rsid="00548fd6" fo:background-color="#ffff00" loext:char-shading-value="0" style:font-name-asian="OpenSymbol1" style:font-size-asian="11pt" style:font-style-asian="normal" style:font-name-complex="OpenSymbol1" style:font-size-complex="11pt" style:font-style-complex="normal" style:text-scale="100%"/>
    </style:style>
    <style:style style:name="T293" style:family="text">
      <style:text-properties style:use-window-font-color="true" loext:opacity="0%" style:text-line-through-style="none" style:text-line-through-type="none" style:text-position="0% 100%" style:font-name="Bitstream Vera Sans" fo:font-size="10pt" fo:font-style="normal" fo:font-weight="normal" officeooo:rsid="0082c4b2" fo:background-color="#ffff00" loext:char-shading-value="0" style:font-name-asian="OpenSymbol1" style:font-size-asian="11pt" style:font-style-asian="normal" style:font-name-complex="OpenSymbol1" style:font-size-complex="11pt" style:font-style-complex="normal" style:text-scale="100%"/>
    </style:style>
    <style:style style:name="T294" style:family="text">
      <style:text-properties style:use-window-font-color="true" loext:opacity="0%" style:font-name="Bitstream Vera Sans2" fo:font-size="10pt" fo:font-style="normal" fo:font-weight="normal" officeooo:rsid="008392e0" fo:background-color="#ffff00" loext:char-shading-value="0"/>
    </style:style>
    <style:style style:name="T295" style:family="text">
      <style:text-properties style:use-window-font-color="true" loext:opacity="0%" style:font-name="Bitstream Vera Sans2" fo:font-size="10pt" fo:letter-spacing="-0.035cm" fo:font-style="normal" fo:font-weight="normal" officeooo:rsid="00754baa" fo:background-color="#ffff00" loext:char-shading-value="0" style:text-scale="100%"/>
    </style:style>
    <style:style style:name="T296" style:family="text">
      <style:text-properties style:use-window-font-color="true" loext:opacity="0%" fo:letter-spacing="-0.035cm" fo:font-weight="normal" officeooo:rsid="00754baa" fo:background-color="#ffff00" loext:char-shading-value="0" style:text-scale="100%"/>
    </style:style>
    <style:style style:name="T297" style:family="text">
      <style:text-properties style:use-window-font-color="true" loext:opacity="0%" style:font-name="OpenSymbol1" fo:font-size="10pt" fo:letter-spacing="-0.035cm" fo:font-style="normal" fo:font-weight="normal" officeooo:rsid="00548fd6" fo:background-color="#ffff00" loext:char-shading-value="0" style:text-scale="100%"/>
    </style:style>
    <style:style style:name="T298" style:family="text">
      <style:text-properties fo:color="#7fb241" loext:opacity="100%" style:text-outline="false" style:text-line-through-style="none" style:text-line-through-type="none" fo:language="fr" fo:country="FR" fo:font-style="normal" fo:text-shadow="none" style:text-underline-style="none" fo:font-weight="bold" fo:background-color="transparent" loext:char-shading-value="0" style:font-name-asian="Bitstream Vera Sans" style:language-asian="fr" style:country-asian="FR" style:font-style-asian="normal" style:font-weight-asian="bold" style:font-name-complex="Bitstream Vera Sans" style:font-style-complex="normal" style:font-weight-complex="bold" style:text-emphasize="none" style:font-relief="none"/>
    </style:style>
    <style:style style:name="T299" style:family="text">
      <style:text-properties fo:color="#7fb241" loext:opacity="100%" style:text-outline="false" style:text-line-through-style="none" style:text-line-through-type="none" fo:language="fr" fo:country="FR" fo:font-style="normal" fo:text-shadow="none" style:text-underline-style="none" fo:font-weight="normal" fo:background-color="transparent" loext:char-shading-value="0" style:font-name-asian="Bitstream Vera Sans" style:language-asian="fr" style:country-asian="FR" style:font-style-asian="normal" style:font-weight-asian="normal" style:font-name-complex="Bitstream Vera Sans" style:font-style-complex="normal" style:font-weight-complex="normal" style:text-emphasize="none" style:font-relief="none"/>
    </style:style>
    <style:style style:name="T300" style:family="text">
      <style:text-properties fo:color="#7fb241" loext:opacity="100%" style:text-outline="false" style:text-line-through-style="none" style:text-line-through-type="none" style:font-name="OpenSymbol3" fo:font-size="10pt" fo:language="fr" fo:country="FR" fo:font-style="normal" fo:text-shadow="none" style:text-underline-style="none" fo:font-weight="normal" fo:background-color="transparent" loext:char-shading-value="0" style:font-name-asian="OpenSymbol1" style:font-size-asian="10pt" style:language-asian="fr" style:country-asian="FR" style:font-style-asian="normal" style:font-weight-asian="normal" style:font-name-complex="OpenSymbol1" style:font-size-complex="10pt" style:font-style-complex="normal" style:font-weight-complex="normal" style:text-emphasize="none" style:font-relief="none"/>
    </style:style>
    <style:style style:name="T301" style:family="text">
      <style:text-properties fo:color="#7fb241" loext:opacity="100%" style:text-outline="false" style:text-line-through-style="none" style:text-line-through-type="none" fo:font-size="12pt" fo:language="fr" fo:country="FR" fo:text-shadow="none" style:text-underline-style="none" fo:font-weight="bold" fo:background-color="transparent" loext:char-shading-value="0" style:font-name-asian="Bitstream Vera Sans" style:font-size-asian="12pt" style:language-asian="fr" style:country-asian="FR" style:font-weight-asian="bold" style:font-name-complex="Bitstream Vera Sans" style:font-size-complex="12pt" style:font-weight-complex="bold" style:text-emphasize="none" style:font-relief="none"/>
    </style:style>
    <style:style style:name="T302" style:family="text">
      <style:text-properties fo:color="#7fb241" loext:opacity="100%" style:text-outline="false" style:text-line-through-style="none" style:text-line-through-type="none" style:text-position="super 58%" style:font-name="Bitstream Vera Sans3" fo:font-size="10pt" fo:language="fr" fo:country="FR" fo:font-style="normal" fo:text-shadow="none" style:text-underline-style="none" fo:font-weight="bold" officeooo:rsid="007ef8cd" fo:background-color="transparent" loext:char-shading-value="0" style:font-name-asian="Bitstream Vera Sans" style:font-size-asian="12pt" style:language-asian="fr" style:country-asian="FR" style:font-style-asian="normal" style:font-weight-asian="bold" style:font-name-complex="Bitstream Vera Sans" style:font-size-complex="12pt" style:font-style-complex="normal" style:font-weight-complex="bold" style:text-emphasize="none" style:font-relief="none"/>
    </style:style>
    <style:style style:name="T303" style:family="text">
      <style:text-properties fo:color="#7fb241" loext:opacity="100%" fo:font-weight="bold" style:font-weight-asian="bold" style:font-weight-complex="bold"/>
    </style:style>
    <style:style style:name="T304" style:family="text">
      <style:text-properties fo:color="#7fb241" loext:opacity="100%" fo:font-size="12pt" fo:font-weight="bold" style:font-size-asian="12pt" style:font-weight-asian="bold" style:font-size-complex="12pt" style:font-weight-complex="bold"/>
    </style:style>
    <style:style style:name="T305" style:family="text">
      <style:text-properties fo:color="#7fb241" loext:opacity="100%" style:text-position="super 58%" style:font-name="Bitstream Vera Sans3" fo:font-size="10pt" fo:font-weight="bold" officeooo:rsid="007ef8cd" style:font-weight-asian="bold" style:font-weight-complex="bold"/>
    </style:style>
    <style:style style:name="T306" style:family="text">
      <style:text-properties fo:color="#7fb241" loext:opacity="100%" style:text-position="super 58%" style:font-name="Bitstream Vera Sans3" fo:font-size="10pt" fo:font-weight="bold" officeooo:rsid="007ef8cd" style:font-size-asian="11pt" style:font-weight-asian="bold" style:font-size-complex="11pt" style:font-weight-complex="bold"/>
    </style:style>
    <style:style style:name="T307" style:family="text">
      <style:text-properties fo:color="#9d0f89" loext:opacity="100%" style:text-outline="false" style:text-line-through-style="none" style:text-line-through-type="none" fo:language="fr" fo:country="FR" fo:font-style="normal" fo:text-shadow="none" style:text-underline-style="none" fo:font-weight="bold" fo:background-color="transparent" loext:char-shading-value="0" style:font-name-asian="Bitstream Vera Sans" style:language-asian="fr" style:country-asian="FR" style:font-style-asian="normal" style:font-weight-asian="bold" style:font-name-complex="Bitstream Vera Sans" style:font-style-complex="normal" style:font-weight-complex="bold" style:text-emphasize="none" style:font-relief="none"/>
    </style:style>
    <style:style style:name="T308" style:family="text">
      <style:text-properties fo:color="#9d0f89" loext:opacity="100%" style:text-outline="false" style:text-line-through-style="none" style:text-line-through-type="none" fo:font-size="12pt" fo:language="fr" fo:country="FR" fo:text-shadow="none" style:text-underline-style="none" fo:font-weight="bold" fo:background-color="transparent" loext:char-shading-value="0" style:font-name-asian="Bitstream Vera Sans" style:font-size-asian="12pt" style:language-asian="fr" style:country-asian="FR" style:font-weight-asian="bold" style:font-name-complex="Bitstream Vera Sans" style:font-size-complex="12pt" style:font-weight-complex="bold" style:text-emphasize="none" style:font-relief="none"/>
    </style:style>
    <style:style style:name="T309" style:family="text">
      <style:text-properties fo:color="#9d0f89" loext:opacity="100%" fo:font-weight="bold" style:font-weight-asian="bold" style:font-weight-complex="bold"/>
    </style:style>
    <style:style style:name="T310" style:family="text">
      <style:text-properties fo:color="#9d0f89" loext:opacity="100%" fo:font-size="12pt" fo:font-weight="bold" style:font-size-asian="12pt" style:font-weight-asian="bold" style:font-size-complex="12pt" style:font-weight-complex="bold"/>
    </style:style>
    <style:style style:name="T311" style:family="text">
      <style:text-properties fo:color="#1ca2b8" loext:opacity="100%" style:text-outline="false" style:text-line-through-style="none" style:text-line-through-type="none" fo:language="fr" fo:country="FR" fo:font-style="normal" fo:text-shadow="none" style:text-underline-style="none" fo:font-weight="bold" fo:background-color="transparent" loext:char-shading-value="0" style:font-name-asian="Bitstream Vera Sans" style:language-asian="fr" style:country-asian="FR" style:font-style-asian="normal" style:font-weight-asian="bold" style:font-name-complex="Bitstream Vera Sans" style:font-style-complex="normal" style:font-weight-complex="bold" style:text-emphasize="none" style:font-relief="none"/>
    </style:style>
    <style:style style:name="T312" style:family="text">
      <style:text-properties fo:color="#1ca2b8" loext:opacity="100%" fo:font-weight="bold" style:font-weight-asian="bold" style:font-weight-complex="bold"/>
    </style:style>
    <style:style style:name="T313" style:family="text">
      <style:text-properties fo:font-size="9pt" fo:font-weight="normal" style:font-size-asian="9pt" style:font-weight-asian="normal" style:font-size-complex="9pt" style:font-weight-complex="normal"/>
    </style:style>
    <style:style style:name="T314" style:family="text">
      <style:text-properties fo:color="#000000" loext:opacity="100%" fo:font-weight="normal" style:font-weight-asian="normal" style:font-weight-complex="normal"/>
    </style:style>
    <style:style style:name="T315" style:family="text">
      <style:text-properties fo:color="#000000" loext:opacity="100%" style:text-outline="false" style:text-line-through-style="none" style:text-line-through-type="none" fo:language="fr" fo:country="FR" fo:font-style="normal" fo:text-shadow="none" style:text-underline-style="none" fo:font-weight="normal" fo:background-color="transparent" loext:char-shading-value="0" style:font-name-asian="Bitstream Vera Sans" style:language-asian="fr" style:country-asian="FR" style:font-style-asian="normal" style:font-weight-asian="normal" style:font-name-complex="Bitstream Vera Sans" style:font-style-complex="normal" style:font-weight-complex="normal" style:text-emphasize="none" style:font-relief="none"/>
    </style:style>
    <style:style style:name="T316" style:family="text">
      <style:text-properties fo:color="#000000" loext:opacity="100%" style:text-outline="false" style:text-line-through-style="none" style:text-line-through-type="none" style:font-name="OpenSymbol3" fo:font-size="10pt" fo:language="fr" fo:country="FR" fo:font-style="normal" fo:text-shadow="none" style:text-underline-style="none" fo:font-weight="normal" fo:background-color="transparent" loext:char-shading-value="0" style:font-name-asian="OpenSymbol1" style:font-size-asian="10pt" style:language-asian="fr" style:country-asian="FR" style:font-style-asian="normal" style:font-weight-asian="normal" style:font-name-complex="OpenSymbol1" style:font-size-complex="10pt" style:font-style-complex="normal" style:font-weight-complex="normal" style:text-emphasize="none" style:font-relief="none"/>
    </style:style>
    <style:style style:name="T317" style:family="text">
      <style:text-properties fo:color="#000000" loext:opacity="100%" style:font-name="OpenSymbol2" fo:font-size="10pt" fo:font-style="normal" fo:font-weight="normal" style:font-weight-asian="normal" style:font-weight-complex="normal"/>
    </style:style>
    <style:style style:name="T318" style:family="text">
      <style:text-properties fo:color="#000000" loext:opacity="100%" style:font-name="OpenSymbol3"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319" style:family="text">
      <style:text-properties fo:color="#000000" loext:opacity="100%" style:text-position="0% 100%" style:font-name="Bitstream Vera Sans2" fo:font-size="10pt" fo:font-style="normal" fo:font-weight="normal" officeooo:rsid="007c68a9"/>
    </style:style>
    <style:style style:name="T320" style:family="text">
      <style:text-properties fo:color="#000000" loext:opacity="100%" style:text-position="0% 100%" style:font-name="Bitstream Vera Sans3" fo:font-size="10pt" fo:language="fr" fo:country="FR" fo:font-style="normal" fo:font-weight="normal" officeooo:rsid="00874ab0" style:letter-kerning="true" fo:background-color="#ffff00" loext:char-shading-value="0" style:font-name-asian="Bitstream Vera Sans6" style:font-size-asian="10pt" style:language-asian="zh" style:country-asian="CN" style:font-style-asian="normal" style:font-name-complex="Bitstream Vera Sans6" style:language-complex="hi" style:country-complex="IN" style:font-style-complex="normal"/>
    </style:style>
    <style:style style:name="T321" style:family="text">
      <style:text-properties fo:color="#000000" loext:opacity="100%" style:text-position="0% 100%" style:font-name="Times New Roman2" fo:font-size="12pt" fo:language="fr" fo:country="FR" fo:font-style="italic" fo:font-weight="normal" officeooo:rsid="00548fd6" style:letter-kerning="true" fo:background-color="#ffff00" loext:char-shading-value="0" style:font-name-asian="Bitstream Vera Sans6" style:font-size-asian="10pt" style:language-asian="zh" style:country-asian="CN" style:font-style-asian="normal" style:font-name-complex="Bitstream Vera Sans6" style:language-complex="hi" style:country-complex="IN" style:font-style-complex="normal"/>
    </style:style>
    <style:style style:name="T322" style:family="text">
      <style:text-properties fo:color="#000000" loext:opacity="100%" style:text-position="0% 100%" style:font-name="Bitstream Vera Sans" fo:font-size="10pt" fo:font-style="normal" officeooo:rsid="0088802a" fo:background-color="#ffff00" loext:char-shading-value="0" style:font-name-asian="OpenSymbol1" style:font-size-asian="12pt" style:font-style-asian="normal" style:font-name-complex="OpenSymbol1" style:font-size-complex="12pt" style:font-style-complex="normal"/>
    </style:style>
    <style:style style:name="T323" style:family="text">
      <style:text-properties fo:color="#000000" loext:opacity="100%" style:text-position="0% 100%" style:text-underline-style="none" fo:font-weight="normal"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324" style:family="text">
      <style:text-properties fo:color="#000000" loext:opacity="100%" style:text-position="0% 100%" style:text-underline-style="none" fo:font-weight="normal" officeooo:rsid="00548fd6"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325" style:family="text">
      <style:text-properties fo:color="#000000" loext:opacity="100%" style:text-position="0% 100%" style:text-underline-style="none" fo:font-weight="normal" officeooo:rsid="00557074"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326" style:family="text">
      <style:text-properties fo:color="#000000" loext:opacity="100%" style:text-position="0% 100%" style:text-underline-style="none" fo:font-weight="normal" officeooo:rsid="006fb820"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327" style:family="text">
      <style:text-properties fo:color="#000000" loext:opacity="100%" style:text-position="0% 100%" style:text-underline-style="none" fo:font-weight="normal" officeooo:rsid="006fb820" fo:background-color="#ffff00" loext:char-shading-value="0" style:font-name-asian="OpenSymbol" style:font-size-asian="10pt" style:font-style-asian="normal" style:font-weight-asian="normal" style:font-name-complex="OpenSymbol" style:font-size-complex="10pt" style:font-style-complex="normal" style:font-weight-complex="normal" style:text-scale="100%"/>
    </style:style>
    <style:style style:name="T328" style:family="text">
      <style:text-properties fo:color="#000000" loext:opacity="100%" style:font-name="Bitstream Vera Sans2" fo:font-size="10pt" fo:font-style="normal" fo:font-weight="normal" officeooo:rsid="007c68a9"/>
    </style:style>
    <style:style style:name="T329" style:family="text">
      <style:text-properties fo:color="#000000" loext:opacity="100%" style:text-position="super 58%" style:font-name="Bitstream Vera Sans" fo:font-size="10pt" fo:font-weight="normal" officeooo:rsid="00548fd6" style:font-name-asian="OpenSymbol1" style:font-name-complex="OpenSymbol1"/>
    </style:style>
    <style:style style:name="T330" style:family="text">
      <style:text-properties fo:color="#000000" loext:opacity="100%" style:text-position="super 58%" style:font-name="Bitstream Vera Sans" fo:font-size="10pt" fo:font-style="italic" fo:font-weight="normal" officeooo:rsid="00548fd6"/>
    </style:style>
    <style:style style:name="T331" style:family="text">
      <style:text-properties fo:color="#000000" loext:opacity="100%" style:text-position="super 58%" style:font-name="Bitstream Vera Sans" fo:font-size="10pt" fo:font-style="normal" fo:font-weight="normal" officeooo:rsid="00548fd6" style:font-style-asian="normal" style:font-style-complex="normal"/>
    </style:style>
    <style:style style:name="T332" style:family="text">
      <style:text-properties fo:color="#000000" loext:opacity="100%" style:text-position="super 58%" style:font-name="Bitstream Vera Sans" fo:font-size="10pt" fo:font-style="normal" fo:font-weight="normal" officeooo:rsid="00548fd6" style:font-size-asian="12pt" style:font-style-asian="normal" style:font-size-complex="12pt" style:font-style-complex="normal"/>
    </style:style>
    <style:style style:name="T333" style:family="text">
      <style:text-properties fo:color="#000000" loext:opacity="100%" style:text-position="super 58%" style:font-name="Bitstream Vera Sans" fo:font-size="10pt" fo:font-style="normal" style:text-underline-style="none" fo:font-weight="normal" officeooo:rsid="00548fd6" style:font-style-asian="normal" style:font-style-complex="normal"/>
    </style:style>
    <style:style style:name="T334" style:family="text">
      <style:text-properties fo:color="#000000" loext:opacity="100%" style:text-position="super 58%" style:font-name="Bitstream Vera Sans" fo:font-size="10pt" fo:font-style="normal" officeooo:rsid="00548fd6" style:font-size-asian="12pt" style:font-style-asian="normal" style:font-size-complex="12pt" style:font-style-complex="normal"/>
    </style:style>
    <style:style style:name="T335" style:family="text">
      <style:text-properties fo:color="#000000" loext:opacity="100%" style:text-position="super 58%" style:font-name="Bitstream Vera Sans" fo:font-size="10pt" fo:font-style="normal" officeooo:rsid="00548fd6" fo:background-color="#ffff00" loext:char-shading-value="0" style:font-name-asian="OpenSymbol1" style:font-size-asian="12pt" style:font-style-asian="normal" style:font-name-complex="OpenSymbol1" style:font-size-complex="12pt" style:font-style-complex="normal"/>
    </style:style>
    <style:style style:name="T336" style:family="text">
      <style:text-properties fo:color="#000000" loext:opacity="100%" style:text-line-through-style="none" style:text-line-through-type="none" style:text-position="super 58%" style:font-name="Bitstream Vera Sans" fo:font-size="10pt" fo:font-style="normal" officeooo:rsid="00548fd6" style:font-name-asian="OpenSymbol1" style:font-size-asian="12pt" style:font-style-asian="normal" style:font-name-complex="OpenSymbol1" style:font-size-complex="12pt" style:font-style-complex="normal"/>
    </style:style>
    <style:style style:name="T337" style:family="text">
      <style:text-properties fo:color="#000000" loext:opacity="100%" style:text-line-through-style="none" style:text-line-through-type="none" style:text-position="0% 100%" style:text-underline-style="none" fo:font-weight="normal" officeooo:rsid="006fb820" fo:background-color="#ffff00" loext:char-shading-value="0" style:font-name-asian="OpenSymbol" style:font-size-asian="10pt" style:font-style-asian="normal" style:font-weight-asian="normal" style:font-name-complex="OpenSymbol" style:font-size-complex="10pt" style:font-style-complex="normal" style:font-weight-complex="normal" style:text-scale="100%"/>
    </style:style>
    <style:style style:name="T338" style:family="text">
      <style:text-properties fo:color="#000000" loext:opacity="100%" style:text-underline-style="none" fo:font-weight="normal" officeooo:rsid="006fb820" fo:background-color="#ffff00" loext:char-shading-value="0" style:font-name-asian="OpenSymbol" style:font-size-asian="10pt" style:font-weight-asian="normal" style:font-name-complex="OpenSymbol" style:font-size-complex="10pt" style:font-weight-complex="normal"/>
    </style:style>
    <style:style style:name="T339" style:family="text">
      <style:text-properties fo:font-size="7pt" fo:font-weight="normal" style:font-size-asian="6.09999990463257pt" style:font-weight-asian="normal" style:font-size-complex="7pt" style:font-weight-complex="normal"/>
    </style:style>
    <style:style style:name="T340" style:family="text">
      <style:text-properties officeooo:rsid="00548fd6"/>
    </style:style>
    <style:style style:name="T341" style:family="text">
      <style:text-properties officeooo:rsid="00557074"/>
    </style:style>
    <style:style style:name="T342" style:family="text">
      <style:text-properties officeooo:rsid="005a5f81"/>
    </style:style>
    <style:style style:name="T343" style:family="text">
      <style:text-properties style:font-name="Times New Roman2" fo:font-size="12pt" fo:font-style="italic" fo:font-weight="normal" style:font-size-asian="12pt" style:font-size-complex="12pt"/>
    </style:style>
    <style:style style:name="T344" style:family="text">
      <style:text-properties style:font-name="Times New Roman2" fo:font-size="12pt" fo:font-style="italic" fo:font-weight="normal" officeooo:rsid="005a5f81"/>
    </style:style>
    <style:style style:name="T345" style:family="text">
      <style:text-properties style:font-name="Times New Roman2" fo:font-size="12pt" fo:font-style="italic" fo:font-weight="normal" officeooo:rsid="00557074"/>
    </style:style>
    <style:style style:name="T346" style:family="text">
      <style:text-properties style:font-name="Times New Roman2" fo:font-size="12pt" fo:font-style="italic" fo:font-weight="normal" officeooo:rsid="00548fd6"/>
    </style:style>
    <style:style style:name="T347" style:family="text">
      <style:text-properties style:font-name="OpenSymbol2" fo:font-size="12pt" fo:font-style="normal" fo:font-weight="normal" style:font-name-asian="OpenSymbol1" style:font-style-asian="normal" style:font-name-complex="OpenSymbol1" style:font-style-complex="normal"/>
    </style:style>
    <style:style style:name="T348" style:family="text">
      <style:text-properties style:font-name="OpenSymbol2" fo:font-size="12pt" fo:font-style="normal" fo:font-weight="normal" officeooo:rsid="0071364a" style:font-name-asian="OpenSymbol1" style:font-style-asian="normal" style:font-name-complex="OpenSymbol1" style:font-style-complex="normal"/>
    </style:style>
    <style:style style:name="T349" style:family="text">
      <style:text-properties style:font-name="OpenSymbol2" fo:font-size="12pt" fo:font-style="normal" fo:font-weight="normal" style:font-name-asian="OpenSymbol1" style:font-size-asian="10pt" style:font-style-asian="normal" style:font-name-complex="OpenSymbol1" style:font-size-complex="10pt" style:font-style-complex="normal"/>
    </style:style>
    <style:style style:name="T350" style:family="text">
      <style:text-properties style:font-name="OpenSymbol2" fo:font-size="12pt" fo:font-style="normal" fo:font-weight="normal" officeooo:rsid="0071364a" style:font-name-asian="OpenSymbol1" style:font-size-asian="12pt" style:font-style-asian="normal" style:font-name-complex="OpenSymbol1" style:font-size-complex="12pt" style:font-style-complex="normal"/>
    </style:style>
    <style:style style:name="T351" style:family="text">
      <style:text-properties style:font-name="OpenSymbol2" fo:font-size="10pt" fo:font-style="normal" fo:font-weight="normal"/>
    </style:style>
    <style:style style:name="T352" style:family="text">
      <style:text-properties style:font-name="OpenSymbol2" fo:font-size="10pt" fo:font-style="normal" fo:font-weight="normal" style:font-size-asian="10pt" style:font-weight-asian="normal" style:font-size-complex="10pt" style:font-weight-complex="normal"/>
    </style:style>
    <style:style style:name="T353" style:family="text">
      <style:text-properties style:font-name="OpenSymbol2" fo:font-size="10pt" fo:font-style="normal" fo:font-weight="normal" style:font-style-asian="normal" style:font-style-complex="normal"/>
    </style:style>
    <style:style style:name="T354" style:family="text">
      <style:text-properties style:font-name="OpenSymbol2" fo:font-size="10pt" fo:font-style="normal" fo:font-weight="normal" officeooo:rsid="00548fd6"/>
    </style:style>
    <style:style style:name="T355" style:family="text">
      <style:text-properties style:font-name="OpenSymbol2" fo:font-size="10pt" fo:font-style="normal" fo:font-weight="normal" officeooo:rsid="00557074"/>
    </style:style>
    <style:style style:name="T356" style:family="text">
      <style:text-properties style:font-name="OpenSymbol2" fo:font-size="10pt" fo:font-style="normal" fo:font-weight="normal" officeooo:rsid="005a5f81"/>
    </style:style>
    <style:style style:name="T357" style:family="text">
      <style:text-properties style:text-outline="false" style:text-line-through-style="none" style:text-line-through-type="none" style:font-name="OpenSymbol1" fo:font-size="10pt" fo:language="fr" fo:country="FR" fo:font-style="normal" fo:text-shadow="none" fo:font-weight="normal" fo:background-color="transparent" loext:char-shading-value="0" style:font-name-asian="OpenSymbol1" style:language-asian="fr" style:country-asian="FR" style:font-style-asian="normal" style:font-weight-asian="normal" style:font-name-complex="OpenSymbol1" style:font-style-complex="normal" style:font-weight-complex="normal" style:text-emphasize="none" style:text-scale="100%" style:font-relief="none"/>
    </style:style>
    <style:style style:name="T358" style:family="text">
      <style:text-properties fo:font-size="10pt" fo:font-weight="normal" style:font-size-asian="10pt" style:font-weight-asian="normal" style:font-size-complex="10pt" style:font-weight-complex="normal"/>
    </style:style>
    <style:style style:name="T359" style:family="text">
      <style:text-properties fo:font-size="10pt" fo:font-weight="normal" officeooo:rsid="006cd7eb" style:font-size-asian="10pt" style:font-weight-asian="normal" style:font-size-complex="10pt" style:font-weight-complex="normal"/>
    </style:style>
    <style:style style:name="T360" style:family="text">
      <style:text-properties fo:font-size="10pt" fo:letter-spacing="0.004cm" officeooo:rsid="00725b39" style:font-size-asian="10pt" style:font-size-complex="10pt"/>
    </style:style>
    <style:style style:name="T361" style:family="text">
      <style:text-properties officeooo:rsid="0071364a"/>
    </style:style>
    <style:style style:name="T362" style:family="text">
      <style:text-properties style:text-line-through-style="none" style:text-line-through-type="none" style:text-position="0% 100%" officeooo:rsid="0071364a" style:font-name-asian="OpenSymbol1" style:font-size-asian="11pt" style:font-style-asian="normal" style:font-name-complex="OpenSymbol1" style:font-size-complex="11pt" style:font-style-complex="normal"/>
    </style:style>
    <style:style style:name="T363" style:family="text">
      <style:text-properties style:text-line-through-style="none" style:text-line-through-type="none" style:text-position="0% 100%" officeooo:rsid="0071364a" style:font-name-asian="OpenSymbol1" style:font-name-complex="OpenSymbol1"/>
    </style:style>
    <style:style style:name="T364" style:family="text">
      <style:text-properties style:text-line-through-style="none" style:text-line-through-type="none" style:text-position="0% 100%" fo:font-size="12pt" officeooo:rsid="0071364a" style:font-name-asian="OpenSymbol1" style:font-size-asian="12pt" style:font-name-complex="OpenSymbol1" style:font-size-complex="12pt"/>
    </style:style>
    <style:style style:name="T365" style:family="text">
      <style:text-properties style:text-line-through-style="none" style:text-line-through-type="none" style:text-position="0% 100%" style:font-name="OpenSymbol1" fo:font-size="10pt" fo:font-style="normal" fo:font-weight="normal" officeooo:rsid="00548fd6" style:font-name-asian="OpenSymbol1" style:font-style-asian="normal" style:font-name-complex="OpenSymbol1" style:font-style-complex="normal" style:text-scale="100%"/>
    </style:style>
    <style:style style:name="T366" style:family="text">
      <style:text-properties style:text-line-through-style="none" style:text-line-through-type="none" style:text-position="0% 100%" style:font-name="OpenSymbol1" fo:font-size="10pt" fo:font-style="normal" officeooo:rsid="0071364a" style:font-name-asian="OpenSymbol1" style:font-style-asian="normal" style:font-name-complex="OpenSymbol1" style:font-style-complex="normal"/>
    </style:style>
    <style:style style:name="T367" style:family="text">
      <style:text-properties style:text-line-through-style="none" style:text-line-through-type="none" style:text-position="0% 100%" style:font-name="OpenSymbol2" fo:font-size="10pt" fo:font-style="normal" fo:font-weight="normal" officeooo:rsid="00548fd6" style:font-name-asian="OpenSymbol1" style:font-name-complex="OpenSymbol1"/>
    </style:style>
    <style:style style:name="T368" style:family="text">
      <style:text-properties style:text-line-through-style="none" style:text-line-through-type="none" style:text-position="0% 100%" fo:font-size="10pt" officeooo:rsid="00425cb8" style:font-size-asian="10pt" style:font-size-complex="10pt"/>
    </style:style>
    <style:style style:name="T369" style:family="text">
      <style:text-properties style:text-line-through-style="none" style:text-line-through-type="none" style:text-position="0% 100%" fo:font-weight="normal" officeooo:rsid="0082c4b2" fo:background-color="#ffff00" loext:char-shading-value="0" style:font-name-asian="OpenSymbol1" style:font-name-complex="OpenSymbol1" style:text-scale="100%"/>
    </style:style>
    <style:style style:name="T370" style:family="text">
      <style:text-properties style:text-line-through-style="none" style:text-line-through-type="none" style:text-position="0% 100%" fo:font-weight="normal" officeooo:rsid="007112fc" style:text-scale="100%"/>
    </style:style>
    <style:style style:name="T371" style:family="text">
      <style:text-properties style:text-line-through-style="none" style:text-line-through-type="none" style:text-position="0% 100%" officeooo:rsid="0071364a" style:font-style-asian="normal" style:font-size-complex="11pt" style:font-style-complex="normal"/>
    </style:style>
    <style:style style:name="T372" style:family="text">
      <style:text-properties officeooo:rsid="00725b39"/>
    </style:style>
    <style:style style:name="T373" style:family="text">
      <style:text-properties fo:letter-spacing="-0.004cm"/>
    </style:style>
    <style:style style:name="T374" style:family="text">
      <style:text-properties fo:letter-spacing="-0.007cm" style:letter-kerning="false"/>
    </style:style>
    <style:style style:name="T375" style:family="text">
      <style:text-properties fo:font-style="normal" fo:font-weight="normal" officeooo:rsid="00548fd6"/>
    </style:style>
    <style:style style:name="T376" style:family="text">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377" style:family="text">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378" style:family="text">
      <style:text-properties fo:font-variant="normal" fo:text-transform="none" fo:color="#ff3333" loext:opacity="100%"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379" style:family="text">
      <style:text-properties fo:font-variant="normal" fo:text-transform="none" fo:color="#ff3333" loext:opacity="100%" style:text-outline="false" style:text-line-through-style="none" style:text-line-through-type="none" style:font-name="Bitstream Vera Sans"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380" style:family="text">
      <style:text-properties fo:color="#ffffff" loext:opacity="100%" style:font-name="Bitstream Vera Sans" fo:font-size="11pt" fo:font-weight="bold" style:font-size-asian="11pt" style:font-weight-asian="bold" style:font-size-complex="11pt" style:font-weight-complex="bold"/>
    </style:style>
    <style:style style:name="T381" style:family="text">
      <style:text-properties fo:color="#ffffff" loext:opacity="100%" style:font-name="Bitstream Vera San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_5f_Formule_5f_corrigée">
      <style:graphic-properties style:vertical-pos="middle" style:vertical-rel="text" style:horizontal-pos="from-left" style:horizontal-rel="paragraph-content" draw:ole-draw-aspect="1"/>
    </style:style>
    <style:style style:name="fr5" style:family="graphic" style:parent-style-name="Formula">
      <style:graphic-properties fo:margin-left="0cm" fo:margin-right="0cm"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column-sep style:width="0.035cm" style:color="#ff9900" style:height="100%" style:style="solid"/>
        </style:columns>
      </style:section-properties>
    </style:style>
    <style:style style:name="Sect2" style:family="section">
      <style:section-properties text:dont-balance-text-columns="tru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3cm" draw:marker-start-width="0.434cm" draw:marker-end-width="0.434cm" draw:textarea-horizontal-align="center" draw:textarea-vertical-align="middle" fo:padding-top="0.014cm" fo:padding-bottom="0.014cm" fo:padding-left="0.014cm" fo:padding-right="0.014cm" style:run-through="foreground"/>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504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427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draw:stroke="dash" draw:stroke-dash="Fine_20_Dashed" svg:stroke-width="0.028cm" svg:stroke-color="#ff3333"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8"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color="#d3802b" draw:textarea-horizontal-align="justify" draw:textarea-vertical-align="middle" draw:auto-grow-height="false" fo:min-height="0.57cm" fo:min-width="3.893cm" style:run-through="foreground"/>
      <style:paragraph-properties style:writing-mode="lr-tb"/>
    </style:style>
    <style:style style:name="gr1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g text:anchor-type="paragraph" draw:z-index="14" draw:name="Forme5" draw:style-name="gr8"><draw:custom-shape draw:style-name="gr9" draw:text-style-name="P97" svg:width="3.964cm" svg:height="0.641cm" draw:transform="skewX (0.00279252680319092) rotate (0.0872664625997165) translate (-0.370416666666667cm -0.0934861111111111cm)"><text:p text:style-name="P96"><text:span text:style-name="T380">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y="-3.226cm" svg:width="9.135cm" draw:z-index="18"><draw:text-box fo:min-height="2.743cm"><text:section text:style-name="Sect1" text:name="Section8"><text:p text:style-name="P32"/><text:p text:style-name="P40"><text:span text:style-name="T358">Réduis l’e</text:span><text:span text:style-name="T27">x</text:span><text:span text:style-name="T358">pression : </text:span><text:span text:style-name="T313"><text:line-break/></text:span><text:span text:style-name="T358">G </text:span><text:span text:style-name="T352"></text:span><text:span text:style-name="T358"> 5</text:span><text:span text:style-name="_5f_variables"><text:span text:style-name="T43">x</text:span></text:span><text:span text:style-name="_5f_variables"><text:span text:style-name="T12">2</text:span></text:span><text:span text:style-name="T358"> </text:span><text:span text:style-name="_5f_Consigne"><text:span text:style-name="T22"></text:span></text:span><text:span text:style-name="T358"> 3</text:span><text:span text:style-name="_5f_variables"><text:span text:style-name="T8">x</text:span></text:span><text:span text:style-name="T358"> </text:span><text:span text:style-name="_5f_opensymbol"><text:span text:style-name="T318">─</text:span></text:span><text:span text:style-name="T358"> 4 </text:span><text:span text:style-name="_5f_opensymbol"><text:span text:style-name="T318">─</text:span></text:span><text:span text:style-name="T358"> </text:span><text:span text:style-name="T359">2</text:span><text:span text:style-name="_5f_variables"><text:span text:style-name="T9">x</text:span></text:span><text:span text:style-name="T12">2</text:span><text:span text:style-name="T358"> </text:span><text:span text:style-name="_5f_Consigne"><text:span text:style-name="T22"></text:span></text:span><text:span text:style-name="T358"> 3 </text:span><text:span text:style-name="_5f_Consigne"><text:span text:style-name="T22"></text:span></text:span><text:span text:style-name="T358"> 2</text:span><text:span text:style-name="_5f_variables"><text:span text:style-name="T8">x</text:span></text:span><text:span text:style-name="_5f_variables"><text:span text:style-name="T358">.</text:span></text:span></text:p><text:p text:style-name="P37"><text:span text:style-name="_5f_variables"><text:span text:style-name="T339"/></text:span></text:p><text:p text:style-name="P41"><text:span text:style-name="Bold_5f_niv2">Correction</text:span></text:p><text:p text:style-name="P38"><text:span text:style-name="T314">G </text:span><text:span text:style-name="T317"></text:span><text:span text:style-name="T314"> </text:span><text:span text:style-name="T303">5</text:span><text:span text:style-name="_5f_variables"><text:span text:style-name="T304">x</text:span></text:span><text:span text:style-name="T305">2</text:span><text:span text:style-name="T314"> </text:span><text:span text:style-name="_5f_Consigne"><text:span text:style-name="T19"></text:span></text:span><text:span text:style-name="T314"> </text:span><text:span text:style-name="T309">3</text:span><text:span text:style-name="_5f_variables"><text:span text:style-name="T310">x</text:span></text:span><text:span text:style-name="T314"> </text:span><text:span text:style-name="_5f_opensymbol"><text:span text:style-name="T318">─</text:span></text:span><text:span text:style-name="T314"> </text:span><text:span text:style-name="T312">4</text:span><text:span text:style-name="T314"> </text:span><text:span text:style-name="_5f_opensymbol"><text:span text:style-name="T318">─</text:span></text:span><text:span text:style-name="T314"> </text:span><text:span text:style-name="T303">2</text:span><text:span text:style-name="_5f_variables"><text:span text:style-name="T304">x</text:span></text:span><text:span text:style-name="_5f_variables"><text:span text:style-name="T306">2</text:span></text:span><text:span text:style-name="T314"> </text:span><text:span text:style-name="_5f_Consigne"><text:span text:style-name="T19"></text:span></text:span><text:span text:style-name="T314"> </text:span><text:span text:style-name="T312">3</text:span><text:span text:style-name="T314"> </text:span><text:span text:style-name="_5f_Consigne"><text:span text:style-name="T19"></text:span></text:span><text:span text:style-name="T314"> </text:span><text:span text:style-name="T309">2</text:span><text:span text:style-name="_5f_variables"><text:span text:style-name="T310">x</text:span></text:span></text:p><text:p text:style-name="P38"><text:span text:style-name="T123">G </text:span><text:span text:style-name="T124"></text:span><text:span text:style-name="T123"> </text:span><text:span text:style-name="T298">5</text:span><text:span text:style-name="_5f_variables"><text:span text:style-name="T301">x</text:span></text:span><text:span text:style-name="_5f_variables"><text:span text:style-name="T302">2</text:span></text:span><text:span text:style-name="T123"> </text:span><text:span text:style-name="_5f_opensymbol"><text:span text:style-name="T316">─</text:span></text:span><text:span text:style-name="T123"> </text:span><text:span text:style-name="T298">2</text:span><text:span text:style-name="_5f_variables"><text:span text:style-name="T301">x</text:span></text:span><text:span text:style-name="_5f_variables"><text:span text:style-name="T302">2</text:span></text:span><text:span text:style-name="T123"> </text:span><text:span text:style-name="_5f_Consigne"><text:span text:style-name="T357"></text:span></text:span><text:span text:style-name="T123"> </text:span><text:span text:style-name="T307">3</text:span><text:span text:style-name="_5f_variables"><text:span text:style-name="T308">x</text:span></text:span><text:span text:style-name="T123"> </text:span><text:span text:style-name="_5f_Consigne"><text:span text:style-name="T357"></text:span></text:span><text:span text:style-name="T123"> </text:span><text:span text:style-name="T307">2</text:span><text:span text:style-name="_5f_variables"><text:span text:style-name="T308">x</text:span></text:span><text:span text:style-name="T123"> </text:span><text:span text:style-name="_5f_opensymbol"><text:span text:style-name="T316">─</text:span></text:span><text:span text:style-name="T123"> </text:span><text:span text:style-name="T311">4</text:span><text:span text:style-name="T123"> </text:span><text:span text:style-name="_5f_Consigne"><text:span text:style-name="T357"></text:span></text:span><text:span text:style-name="T123"> </text:span><text:span text:style-name="T311">3</text:span></text:p><text:p text:style-name="P38"><text:span text:style-name="T123">G </text:span><text:span text:style-name="T124"></text:span><text:span text:style-name="T123"> </text:span><text:span text:style-name="T298">(5</text:span><text:span text:style-name="T299"> </text:span><text:span text:style-name="_5f_opensymbol"><text:span text:style-name="T300">─</text:span></text:span><text:span text:style-name="T299"> </text:span><text:span text:style-name="T298">2)</text:span><text:span text:style-name="_5f_variables"><text:span text:style-name="T301">x</text:span></text:span><text:span text:style-name="_5f_variables"><text:span text:style-name="T302">2</text:span></text:span><text:span text:style-name="T123"> </text:span><text:span text:style-name="_5f_Consigne"><text:span text:style-name="T357"></text:span></text:span><text:span text:style-name="T123"> </text:span><text:span text:style-name="T307">(3</text:span><text:span text:style-name="T315"> </text:span><text:span text:style-name="_5f_Consigne"><text:span text:style-name="T357"></text:span></text:span><text:span text:style-name="T315"> </text:span><text:span text:style-name="T307">2)</text:span><text:span text:style-name="_5f_variables"><text:span text:style-name="T308">x</text:span></text:span><text:span text:style-name="T123"> </text:span><text:span text:style-name="_5f_opensymbol"><text:span text:style-name="T316">─</text:span></text:span><text:span text:style-name="T123"> </text:span><text:span text:style-name="T311">1</text:span></text:p><text:p text:style-name="P39"><text:span text:style-name="Police_20_par_20_défaut"><text:span text:style-name="T112">G </text:span></text:span><text:span text:style-name="Police_20_par_20_défaut"><text:span text:style-name="T113"></text:span></text:span><text:span text:style-name="Police_20_par_20_défaut"><text:span text:style-name="T112"> </text:span></text:span><text:span text:style-name="Police_20_par_20_défaut"><text:span text:style-name="T114">3</text:span></text:span><text:span text:style-name="_5f_variables"><text:span text:style-name="T115">x</text:span></text:span><text:span text:style-name="Police_20_par_20_défaut"><text:span text:style-name="T116">2</text:span></text:span><text:span text:style-name="Police_20_par_20_défaut"><text:span text:style-name="T112"> </text:span></text:span><text:span text:style-name="_5f_Consigne"><text:span text:style-name="T120"></text:span></text:span><text:span text:style-name="Police_20_par_20_défaut"><text:span text:style-name="T112"> </text:span></text:span><text:span text:style-name="Police_20_par_20_défaut"><text:span text:style-name="T117">5</text:span></text:span><text:span text:style-name="_5f_variables"><text:span text:style-name="T118">x</text:span></text:span><text:span text:style-name="Police_20_par_20_défaut"><text:span text:style-name="T112"> </text:span></text:span><text:span text:style-name="_5f_opensymbol"><text:span text:style-name="T121">─</text:span></text:span><text:span text:style-name="Police_20_par_20_défaut"><text:span text:style-name="T112"> </text:span></text:span><text:span text:style-name="Police_20_par_20_défaut"><text:span text:style-name="T119">1</text:span></text:span></text:p></text:section></draw:text-box></draw:frame></text:p>
      <text:list xml:id="list2808278405" text:style-name="Num_5f_Exo">
        <text:list-item>
          <text:list>
            <text:list-item>
              <text:list>
                <text:list-item>
                  <text:list>
                    <text:list-item>
                      <text:h text:style-name="P53" text:outline-level="1"><text:span text:style-name="T23"> Recopie les expressions suivantes en faisant apparaître les signes « </text:span><text:span text:style-name="T351">×</text:span><text:span text:style-name="T23"> </text:span>» sous<text:span text:style-name="T351">−</text:span>entendus.</text:h>
                    </text:list-item>
                  </text:list>
                </text:list-item>
              </text:list>
            </text:list-item>
          </text:list>
        </text:list-item>
      </text:list>
      <text:section text:style-name="Sect2" text:name="Section3">
        <text:p text:style-name="P27">A <text:span text:style-name="T353"></text:span> 3<text:span text:style-name="_5f_variable"><text:span text:style-name="T4">x</text:span></text:span> <text:span text:style-name="_5f_Consigne"><text:span text:style-name="T20"></text:span></text:span> 6</text:p>
        <text:p text:style-name="P27"><text:span text:style-name="_5f_pointillés_20_gris"><text:span text:style-name="T125">A </text:span></text:span><text:span text:style-name="_5f_pointillés_20_gris"><text:span text:style-name="T135"></text:span></text:span><text:span text:style-name="_5f_pointillés_20_gris"><text:span text:style-name="T125"> 3</text:span></text:span><text:span text:style-name="_5f_pointillés_20_gris"><text:span text:style-name="T174"> </text:span></text:span><text:span text:style-name="_5f_pointillés_20_gris"><text:span text:style-name="T135">×</text:span></text:span><text:span text:style-name="_5f_pointillés_20_gris"><text:span text:style-name="T174"> </text:span></text:span><text:span text:style-name="_5f_variable"><text:span text:style-name="T156">x</text:span></text:span><text:span text:style-name="_5f_pointillés_20_gris"><text:span text:style-name="T125"> </text:span></text:span><text:span text:style-name="_5f_Consigne"><text:span text:style-name="T161"></text:span></text:span><text:span text:style-name="_5f_pointillés_20_gris"><text:span text:style-name="T125"> 6</text:span></text:span></text:p>
        <text:p text:style-name="P27">B <text:span text:style-name="T353"></text:span> <text:span text:style-name="T17">−</text:span>5(2<text:span text:style-name="_5f_variable"><text:span text:style-name="T4">y</text:span></text:span> <text:span text:style-name="T347"></text:span> 7)</text:p>
        <text:p text:style-name="P35"><text:span text:style-name="_5f_pointillés_20_gris"><text:span text:style-name="T125">B </text:span></text:span><text:span text:style-name="_5f_pointillés_20_gris"><text:span text:style-name="T135"> – <text:s/></text:span></text:span><text:span text:style-name="_5f_pointillés_20_gris"><text:span text:style-name="T125">5</text:span></text:span><text:span text:style-name="_5f_pointillés_20_gris"><text:span text:style-name="T135">×</text:span></text:span><text:span text:style-name="_5f_pointillés_20_gris"><text:span text:style-name="T125">(2</text:span></text:span><text:span text:style-name="_5f_pointillés_20_gris"><text:span text:style-name="T135">×</text:span></text:span><text:span text:style-name="_5f_variable"><text:span text:style-name="T156">y</text:span></text:span><text:span text:style-name="_5f_pointillés_20_gris"><text:span text:style-name="T153"></text:span></text:span><text:span text:style-name="_5f_pointillés_20_gris"><text:span text:style-name="T125">7)</text:span></text:span></text:p>
        <text:p text:style-name="P27">C <text:span text:style-name="T353"></text:span> 4<text:span text:style-name="_5f_variable"><text:span text:style-name="T4">w</text:span></text:span><text:span text:style-name="T11">2</text:span></text:p>
        <text:p text:style-name="P26"><text:span text:style-name="_5f_pointillés_20_gris"><text:span text:style-name="T260">C </text:span></text:span><text:span text:style-name="_5f_pointillés_20_gris"><text:span text:style-name="T264"></text:span></text:span><text:span text:style-name="_5f_pointillés_20_gris"><text:span text:style-name="T260"> 4</text:span></text:span><text:span text:style-name="_5f_pointillés_20_gris"><text:span text:style-name="T264">×</text:span></text:span><text:span text:style-name="_5f_variable"><text:span text:style-name="T269">w</text:span></text:span><text:span text:style-name="_5f_pointillés_20_gris"><text:span text:style-name="T265">×</text:span></text:span><text:span text:style-name="_5f_pointillés_20_gris"><text:span text:style-name="T271"> </text:span></text:span><text:span text:style-name="_5f_variable"><text:span text:style-name="T269">w</text:span></text:span></text:p>
        <text:p text:style-name="P31"><text:span text:style-name="T34">D </text:span><text:span text:style-name="T67"></text:span><text:span text:style-name="T34"> 4</text:span><text:span text:style-name="_5f_variable"><text:span text:style-name="T42">u</text:span></text:span><text:span text:style-name="T34">(5 </text:span><text:span text:style-name="T40">−</text:span> 2<text:span text:style-name="_5f_variable"><text:span text:style-name="T4">u</text:span></text:span>)</text:p>
        <text:p text:style-name="P27"><text:span text:style-name="_5f_pointillés_20_gris"><text:span text:style-name="T125">D </text:span></text:span><text:span text:style-name="_5f_pointillés_20_gris"><text:span text:style-name="T135"></text:span></text:span><text:span text:style-name="_5f_pointillés_20_gris"><text:span text:style-name="T125"> 4</text:span></text:span><text:span text:style-name="_5f_pointillés_20_gris"><text:span text:style-name="T135">×</text:span></text:span><text:span text:style-name="_5f_variable"><text:span text:style-name="T156">u</text:span></text:span><text:span text:style-name="_5f_variable"><text:span text:style-name="T137">×</text:span></text:span><text:span text:style-name="_5f_pointillés_20_gris"><text:span text:style-name="T125">(5 </text:span></text:span><text:span text:style-name="_5f_pointillés_20_gris"><text:span text:style-name="T169">−</text:span></text:span><text:span text:style-name="_5f_pointillés_20_gris"><text:span text:style-name="T125"> 2</text:span></text:span><text:span text:style-name="_5f_pointillés_20_gris"><text:span text:style-name="T135">×</text:span></text:span><text:span text:style-name="_5f_variable"><text:span text:style-name="T156">u</text:span></text:span><text:span text:style-name="_5f_pointillés_20_gris"><text:span text:style-name="T125">)</text:span></text:span></text:p>
        <text:p text:style-name="P27">E <text:span text:style-name="T353"></text:span> (4<text:span text:style-name="T24"> </text:span><text:span text:style-name="_5f_Consigne"><text:span text:style-name="T20"></text:span></text:span> <text:span text:style-name="_5f_variable"><text:span text:style-name="T4">x</text:span></text:span>)(3 <text:span text:style-name="T17">−</text:span> 4<text:span text:style-name="_5f_variable"><text:span text:style-name="T4">x</text:span></text:span>)</text:p>
        <text:p text:style-name="P27"><text:span text:style-name="_5f_pointillés_20_gris"><text:span text:style-name="T125">E </text:span></text:span><text:span text:style-name="_5f_pointillés_20_gris"><text:span text:style-name="T135"></text:span></text:span><text:span text:style-name="_5f_pointillés_20_gris"><text:span text:style-name="T125"> (4</text:span></text:span><text:span text:style-name="_5f_Consigne"><text:span text:style-name="T161"></text:span></text:span><text:span text:style-name="_5f_variable"><text:span text:style-name="T156">x</text:span></text:span><text:span text:style-name="_5f_pointillés_20_gris"><text:span text:style-name="T125">)</text:span></text:span><text:span text:style-name="_5f_variable"><text:span text:style-name="T137">×</text:span></text:span><text:span text:style-name="_5f_pointillés_20_gris"><text:span text:style-name="T125">(3 </text:span></text:span><text:span text:style-name="_5f_pointillés_20_gris"><text:span text:style-name="T169">−</text:span></text:span><text:span text:style-name="_5f_pointillés_20_gris"><text:span text:style-name="T125"> 4</text:span></text:span><text:span text:style-name="_5f_pointillés_20_gris"><text:span text:style-name="T135">×</text:span></text:span><text:span text:style-name="_5f_variable"><text:span text:style-name="T156">x</text:span></text:span><text:span text:style-name="_5f_pointillés_20_gris"><text:span text:style-name="T125">)</text:span></text:span></text:p>
        <text:p text:style-name="P24">F <text:span text:style-name="T353"></text:span> 2<text:span text:style-name="_5f_variable"><text:span text:style-name="T4">a</text:span></text:span><text:span text:style-name="T11">2</text:span><text:span text:style-name="T34"> </text:span><text:span text:style-name="_5f_Consigne"><text:span text:style-name="T35"></text:span></text:span><text:span text:style-name="T34"> 4</text:span><text:span text:style-name="_5f_variable"><text:span text:style-name="T42">a</text:span></text:span><text:span text:style-name="T34"> </text:span><text:span text:style-name="T40">−</text:span> 5</text:p>
        <text:p text:style-name="P24"><text:span text:style-name="_5f_pointillés_20_gris"><text:span text:style-name="T125">F </text:span></text:span><text:span text:style-name="_5f_pointillés_20_gris"><text:span text:style-name="T135"></text:span></text:span><text:span text:style-name="_5f_pointillés_20_gris"><text:span text:style-name="T125">2</text:span></text:span><text:span text:style-name="_5f_variable"><text:span text:style-name="T137">×</text:span></text:span><text:span text:style-name="_5f_variable"><text:span text:style-name="T156">a</text:span></text:span><text:span text:style-name="_5f_variable"><text:span text:style-name="T137">×</text:span></text:span><text:span text:style-name="_5f_variable"><text:span text:style-name="T156">a</text:span></text:span><text:span text:style-name="_5f_pointillés_20_gris"><text:span text:style-name="T125"> </text:span></text:span><text:span text:style-name="_5f_Consigne"><text:span text:style-name="T161"></text:span></text:span><text:span text:style-name="_5f_pointillés_20_gris"><text:span text:style-name="T125"> 4</text:span></text:span><text:span text:style-name="_5f_variable"><text:span text:style-name="T137">×</text:span></text:span><text:span text:style-name="_5f_variable"><text:span text:style-name="T156">a</text:span></text:span><text:span text:style-name="_5f_pointillés_20_gris"><text:span text:style-name="T125"> </text:span></text:span><text:span text:style-name="_5f_pointillés_20_gris"><text:span text:style-name="T169">−</text:span></text:span><text:span text:style-name="_5f_pointillés_20_gris"><text:span text:style-name="T125">5</text:span></text:span></text:p>
      </text:section>
      <text:list xml:id="list101130781290076" text:continue-numbering="true" text:style-name="Num_5f_Exo">
        <text:list-item>
          <text:list>
            <text:list-item>
              <text:list>
                <text:list-item>
                  <text:list>
                    <text:list-item>
                      <text:h text:style-name="P54" text:outline-level="1"> Réduis l’expression quand c’est possible.</text:h>
                    </text:list-item>
                  </text:list>
                </text:list-item>
              </text:list>
            </text:list-item>
          </text:list>
        </text:list-item>
      </text:list>
      <text:list xml:id="list916136578" text:style-name="liste_5f_abc">
        <text:list-item>
          <text:list>
            <text:list-item>
              <text:p text:style-name="P71">4<text:span text:style-name="T24"> </text:span><text:span text:style-name="_5f_Consigne"><text:span text:style-name="T36"></text:span></text:span><text:span text:style-name="T25"> </text:span>5<text:span text:style-name="_5f_variable"><text:span text:style-name="T4">x</text:span></text:span><text:span text:style-name="_5f_BVS"><text:span text:style-name="T82"> </text:span></text:span><text:span text:style-name="_5f_BVS"><text:span text:style-name="T68"></text:span></text:span><text:span text:style-name="_5f_pointillés_20_gris"><text:span text:style-name="T194">4</text:span></text:span><text:span text:style-name="_5f_pointillés_20_gris"><text:span text:style-name="T177"> </text:span></text:span><text:span text:style-name="_5f_Consigne"><text:span text:style-name="T162"></text:span></text:span><text:span text:style-name="_5f_pointillés_20_gris"><text:span text:style-name="T177"> </text:span></text:span><text:span text:style-name="_5f_pointillés_20_gris"><text:span text:style-name="T194">5</text:span></text:span><text:span text:style-name="_5f_variable"><text:span text:style-name="T159">x</text:span></text:span><text:span text:style-name="_5f_BVS"><text:span text:style-name="T181"> </text:span></text:span></text:p>
            </text:list-item>
            <text:list-item>
              <text:p text:style-name="P71">4 <text:span text:style-name="T351">×</text:span><text:span text:style-name="T23"> 5</text:span><text:span text:style-name="_5f_variable"><text:span text:style-name="T4">x</text:span></text:span><text:span text:style-name="_5f_BVS"><text:span text:style-name="T82"> </text:span></text:span><text:span text:style-name="_5f_BVS"><text:span text:style-name="T68"></text:span></text:span><text:span text:style-name="_5f_pointillés_20_gris"><text:span text:style-name="T195">20</text:span></text:span><text:span text:style-name="_5f_variable"><text:span text:style-name="T159">x</text:span></text:span><text:span text:style-name="_5f_BVS"><text:span text:style-name="T181"> </text:span></text:span></text:p>
            </text:list-item>
            <text:list-item>
              <text:p text:style-name="P71"><text:span text:style-name="T23">4</text:span><text:span text:style-name="_5f_variable"><text:span text:style-name="T4">x</text:span></text:span><text:span text:style-name="T23"> </text:span><text:span text:style-name="T351">×</text:span> 5<text:span text:style-name="_5f_BVS"><text:span text:style-name="T82"> </text:span></text:span><text:span text:style-name="_5f_BVS"><text:span text:style-name="T68"></text:span></text:span><text:span text:style-name="_5f_pointillés_20_gris"><text:span text:style-name="T195">20</text:span></text:span><text:span text:style-name="_5f_variable"><text:span text:style-name="T159">x</text:span></text:span><text:span text:style-name="_5f_BVS"><text:span text:style-name="T181"> </text:span></text:span></text:p>
            </text:list-item>
            <text:list-item>
              <text:p text:style-name="P71"><text:span text:style-name="T23">4</text:span><text:span text:style-name="_5f_variable"><text:span text:style-name="T4">x</text:span></text:span><text:span text:style-name="_5f_variable"><text:span text:style-name="T24"> </text:span></text:span><text:span text:style-name="_5f_Consigne"><text:span text:style-name="T36"></text:span></text:span><text:span text:style-name="_5f_variable"><text:span text:style-name="T25"> </text:span></text:span><text:span text:style-name="T23">5</text:span><text:span text:style-name="_5f_variable"><text:span text:style-name="T4">x</text:span></text:span><text:span text:style-name="_5f_BVS"><text:span text:style-name="T82"> </text:span></text:span><text:span text:style-name="_5f_BVS"><text:span text:style-name="T68"></text:span></text:span><text:span text:style-name="_5f_pointillés_20_gris"><text:span text:style-name="T195">9</text:span></text:span><text:span text:style-name="_5f_variable"><text:span text:style-name="T159">x</text:span></text:span><text:span text:style-name="_5f_BVS"><text:span text:style-name="T181"> </text:span></text:span></text:p>
            </text:list-item>
            <text:list-item>
              <text:p text:style-name="P71"><text:span text:style-name="T23">4</text:span><text:span text:style-name="_5f_variable"><text:span text:style-name="T4">x</text:span></text:span><text:span text:style-name="T23"> </text:span><text:span text:style-name="T351">×</text:span> 5<text:span text:style-name="_5f_variable"><text:span text:style-name="T4">x</text:span></text:span><text:span text:style-name="_5f_BVS"><text:span text:style-name="T82"> </text:span></text:span><text:span text:style-name="_5f_BVS"><text:span text:style-name="T68"></text:span></text:span><text:span text:style-name="_5f_pointillés_20_gris"><text:span text:style-name="T195">20</text:span></text:span><text:span text:style-name="_5f_variable"><text:span text:style-name="T159">x</text:span></text:span><text:span text:style-name="_5f_variable"><text:span text:style-name="T272">2 </text:span></text:span><text:span text:style-name="_5f_variable"><text:span text:style-name="T160"><text:s/></text:span></text:span></text:p>
            </text:list-item>
            <text:list-item>
              <text:p text:style-name="P73">4<text:span text:style-name="T24"> </text:span><text:span text:style-name="T17">−</text:span><text:span text:style-name="T24"> </text:span>5<text:span text:style-name="T15">x</text:span><text:span text:style-name="_5f_BVS"><text:span text:style-name="T82"> </text:span></text:span><text:span text:style-name="_5f_BVS"><text:span text:style-name="T68"></text:span></text:span><text:span text:style-name="_5f_pointillés_20_gris"><text:span text:style-name="T196">4</text:span></text:span><text:span text:style-name="_5f_pointillés_20_gris"><text:span text:style-name="T178"> </text:span></text:span><text:span text:style-name="_5f_pointillés_20_gris"><text:span text:style-name="T324">−</text:span></text:span><text:span text:style-name="_5f_pointillés_20_gris"><text:span text:style-name="T178"> </text:span></text:span><text:span text:style-name="_5f_pointillés_20_gris"><text:span text:style-name="T196">5</text:span></text:span><text:span text:style-name="_5f_pointillés_20_gris"><text:span text:style-name="T207">x</text:span></text:span></text:p>
            </text:list-item>
            <text:list-item>
              <text:p text:style-name="P71"><text:span text:style-name="_5f_BVS"><text:span text:style-name="T46">5</text:span></text:span><text:span text:style-name="_5f_BVS"><text:span text:style-name="T49">x</text:span></text:span><text:span text:style-name="_5f_BVS"><text:span text:style-name="T82"> </text:span></text:span><text:span text:style-name="_5f_Consigne"><text:span text:style-name="T36"></text:span></text:span><text:span text:style-name="_5f_Consigne"><text:span text:style-name="T76"> </text:span></text:span><text:span text:style-name="_5f_BVS"><text:span text:style-name="T46">3</text:span></text:span><text:span text:style-name="_5f_BVS"><text:span text:style-name="T49">x</text:span></text:span><text:span text:style-name="_5f_BVS"><text:span text:style-name="T82"> </text:span></text:span><text:span text:style-name="_5f_BVS"><text:span text:style-name="T68"></text:span></text:span><text:span text:style-name="_5f_pointillés_20_gris"><text:span text:style-name="T197">8</text:span></text:span><text:span text:style-name="_5f_variable"><text:span text:style-name="T159">x</text:span></text:span><text:span text:style-name="_5f_BVS"><text:span text:style-name="T181"> </text:span></text:span></text:p>
            </text:list-item>
            <text:list-item>
              <text:p text:style-name="P71"><text:span text:style-name="_5f_BVS"><text:span text:style-name="T46">5</text:span></text:span><text:span text:style-name="_5f_BVS"><text:span text:style-name="T73"> </text:span></text:span><text:span text:style-name="_5f_Consigne"><text:span text:style-name="T36"></text:span></text:span><text:span text:style-name="_5f_Consigne"><text:span text:style-name="T76"> </text:span></text:span><text:span text:style-name="_5f_BVS"><text:span text:style-name="T46">3</text:span></text:span><text:span text:style-name="_5f_BVS"><text:span text:style-name="T49">x</text:span></text:span><text:span text:style-name="_5f_BVS"><text:span text:style-name="T82"> </text:span></text:span><text:span text:style-name="_5f_BVS"><text:span text:style-name="T68"></text:span></text:span><text:span text:style-name="_5f_BVS"><text:span text:style-name="T198">5</text:span></text:span><text:span text:style-name="_5f_BVS"><text:span text:style-name="T177"> </text:span></text:span><text:span text:style-name="_5f_Consigne"><text:span text:style-name="T162"></text:span></text:span><text:span text:style-name="_5f_Consigne"><text:span text:style-name="T182"> </text:span></text:span><text:span text:style-name="_5f_BVS"><text:span text:style-name="T198">3</text:span></text:span><text:span text:style-name="_5f_BVS"><text:span text:style-name="T208">x</text:span></text:span></text:p>
            </text:list-item>
            <text:list-item>
              <text:p text:style-name="P71"><text:span text:style-name="_5f_BVS"><text:span text:style-name="T46">5</text:span></text:span><text:span text:style-name="_5f_BVS"><text:span text:style-name="T49">x</text:span></text:span><text:span text:style-name="_5f_BVS"><text:span text:style-name="T46">²</text:span></text:span><text:span text:style-name="_5f_BVS"><text:span text:style-name="T73"> </text:span></text:span><text:span text:style-name="_5f_Consigne"><text:span text:style-name="T36"></text:span></text:span><text:span text:style-name="_5f_Consigne"><text:span text:style-name="T76"> </text:span></text:span><text:span text:style-name="_5f_BVS"><text:span text:style-name="T46">3</text:span></text:span><text:span text:style-name="_5f_BVS"><text:span text:style-name="T49">x</text:span></text:span><text:span text:style-name="_5f_BVS"><text:span text:style-name="T46">²</text:span></text:span><text:span text:style-name="_5f_BVS"><text:span text:style-name="T73"> </text:span></text:span><text:span text:style-name="_5f_BVS"><text:span text:style-name="T68"></text:span></text:span><text:span text:style-name="_5f_pointillés_20_gris"><text:span text:style-name="T195">8</text:span></text:span><text:span text:style-name="_5f_BVS"><text:span text:style-name="T53">x</text:span></text:span><text:span text:style-name="_5f_BVS"><text:span text:style-name="T95">²</text:span></text:span><text:span text:style-name="_5f_BVS"><text:span text:style-name="T181"> </text:span></text:span></text:p>
            </text:list-item>
            <text:list-item>
              <text:p text:style-name="P71"><text:span text:style-name="_5f_BVS"><text:span text:style-name="T96">5</text:span></text:span><text:span text:style-name="_5f_BVS"><text:span text:style-name="T49">x</text:span></text:span><text:span text:style-name="_5f_BVS"><text:span text:style-name="T82"> </text:span></text:span><text:span text:style-name="_5f_Consigne"><text:span text:style-name="T38"></text:span></text:span><text:span text:style-name="_5f_Consigne"><text:span text:style-name="T80"> </text:span></text:span><text:span text:style-name="_5f_BVS"><text:span text:style-name="T96">3</text:span></text:span><text:span text:style-name="_5f_BVS"><text:span text:style-name="T49">x</text:span></text:span><text:span text:style-name="_5f_BVS"><text:span text:style-name="T96">²</text:span></text:span><text:span text:style-name="_5f_BVS"><text:span text:style-name="T75"> </text:span></text:span><text:span text:style-name="_5f_BVS"><text:span text:style-name="T68"></text:span></text:span><text:span text:style-name="_5f_BVS"><text:span text:style-name="T95">5</text:span></text:span><text:span text:style-name="_5f_BVS"><text:span text:style-name="T53">x</text:span></text:span><text:span text:style-name="_5f_BVS"><text:span text:style-name="T83"> </text:span></text:span><text:span text:style-name="_5f_Consigne"><text:span text:style-name="T39"></text:span></text:span><text:span text:style-name="_5f_Consigne"><text:span text:style-name="T81"> </text:span></text:span><text:span text:style-name="_5f_BVS"><text:span text:style-name="T95">3</text:span></text:span><text:span text:style-name="_5f_BVS"><text:span text:style-name="T53">x</text:span></text:span><text:span text:style-name="_5f_BVS"><text:span text:style-name="T95">²</text:span></text:span><text:span text:style-name="_5f_BVS"><text:span text:style-name="T74"> </text:span></text:span></text:p>
            </text:list-item>
          </text:list>
        </text:list-item>
      </text:list>
      <text:list xml:id="list101131317536327" text:continue-list="list101130781290076" text:style-name="Num_5f_Exo">
        <text:list-item>
          <text:list>
            <text:list-item>
              <text:list>
                <text:list-item>
                  <text:list>
                    <text:list-item>
                      <text:h text:style-name="P55" text:outline-level="1"> <text:span text:style-name="T373">On souhaite déterminer le périmètre de la figure suivante en fonction de </text:span><text:span text:style-name="_5f_variable"><text:span text:style-name="T7">a</text:span></text:span><text:span text:style-name="T373">.</text:span></text:h>
                    </text:list-item>
                  </text:list>
                </text:list-item>
              </text:list>
            </text:list-item>
          </text:list>
        </text:list-item>
      </text:list>
      <text:list xml:id="list3093044989" text:style-name="_5f_Numérotation_20_des_20_exercices_20_livrets">
        <text:list-header>
          <text:p text:style-name="P61"><draw:g text:anchor-type="as-char" draw:z-index="16" draw:name="Forme1_0" draw:style-name="gr3"><draw:line draw:style-name="gr4" draw:text-style-name="P89" svg:x1="0.133cm" svg:y1="0.857cm" svg:x2="1.779cm" svg:y2="0.857cm"><text:p/></draw:line><draw:line draw:style-name="gr4" draw:text-style-name="P89" svg:x1="1.779cm" svg:y1="0.199cm" svg:x2="1.779cm" svg:y2="0.858cm"><text:p/></draw:line><draw:line draw:style-name="gr4" draw:text-style-name="P89" svg:x1="1.779cm" svg:y1="0.199cm" svg:x2="3.425cm" svg:y2="0.199cm"><text:p/></draw:line><draw:line draw:style-name="gr4" draw:text-style-name="P89" svg:x1="3.424cm" svg:y1="0.199cm" svg:x2="3.424cm" svg:y2="1.847cm"><text:p/></draw:line><draw:line draw:style-name="gr4" draw:text-style-name="P89" svg:x1="3.424cm" svg:y1="1.846cm" svg:x2="4.082cm" svg:y2="1.846cm"><text:p/></draw:line><draw:line draw:style-name="gr4" draw:text-style-name="P89" svg:x1="4.083cm" svg:y1="1.846cm" svg:x2="4.083cm" svg:y2="2.505cm"><text:p/></draw:line><draw:line draw:style-name="gr4" draw:text-style-name="P89" svg:x1="4.083cm" svg:y1="2.505cm" svg:x2="0.133cm" svg:y2="2.505cm"><text:p/></draw:line><draw:line draw:style-name="gr4" draw:text-style-name="P89" svg:x1="0.133cm" svg:y1="0.857cm" svg:x2="0.133cm" svg:y2="2.505cm"><text:p/></draw:line><draw:frame draw:style-name="gr5" draw:text-style-name="P91" svg:width="0.66cm" svg:height="0.756cm" svg:x="0.46cm" svg:y="0.263cm"><draw:text-box><text:p text:style-name="P90"><text:span text:style-name="T376">a</text:span></text:p></draw:text-box></draw:frame><draw:line draw:style-name="gr4" draw:text-style-name="P89" svg:x1="1.12cm" svg:y1="0.659cm" svg:x2="0.791cm" svg:y2="0.989cm"><text:p/></draw:line><draw:line draw:style-name="gr4" draw:text-style-name="P89" svg:x1="2.832cm" svg:y1="0cm" svg:x2="2.503cm" svg:y2="0.33cm"><text:p/></draw:line><draw:line draw:style-name="gr4" draw:text-style-name="P89" svg:x1="3.556cm" svg:y1="0.924cm" svg:x2="3.227cm" svg:y2="1.254cm"><text:p/></draw:line><draw:line draw:style-name="gr4" draw:text-style-name="P89" svg:x1="0.33cm" svg:y1="1.516cm" svg:x2="0.001cm" svg:y2="1.846cm"><text:p/></draw:line><draw:line draw:style-name="gr4" draw:text-style-name="P89" svg:x1="1.581cm" svg:y1="0.527cm" svg:x2="1.91cm" svg:y2="0.527cm"><text:p/></draw:line><draw:line draw:style-name="gr4" draw:text-style-name="P89" svg:x1="1.581cm" svg:y1="0.593cm" svg:x2="1.91cm" svg:y2="0.593cm"><text:p/></draw:line><draw:line draw:style-name="gr4" draw:text-style-name="P89" svg:x1="3.885cm" svg:y1="2.175cm" svg:x2="4.214cm" svg:y2="2.175cm"><text:p/></draw:line><draw:line draw:style-name="gr4" draw:text-style-name="P89" svg:x1="3.885cm" svg:y1="2.241cm" svg:x2="4.214cm" svg:y2="2.241cm"><text:p/></draw:line><draw:line draw:style-name="gr4" draw:text-style-name="P89" svg:x1="3.688cm" svg:y1="1.976cm" svg:x2="3.688cm" svg:y2="1.646cm"><text:p/></draw:line><draw:line draw:style-name="gr4" draw:text-style-name="P89" svg:x1="3.754cm" svg:y1="1.976cm" svg:x2="3.754cm" svg:y2="1.646cm"><text:p/></draw:line><draw:frame draw:style-name="gr6" draw:text-style-name="P92" svg:width="0.659cm" svg:height="0.678cm" svg:x="4.083cm" svg:y="1.976cm"><draw:text-box><text:p text:style-name="P90"><text:span text:style-name="T377">1</text:span></text:p></draw:text-box></draw:frame><draw:line draw:style-name="gr7" draw:text-style-name="P93" svg:x1="1.771cm" svg:y1="0.877cm" svg:x2="1.771cm" svg:y2="2.541cm"><text:p/></draw:line><draw:line draw:style-name="gr7" draw:text-style-name="P93" svg:x1="3.436cm" svg:y1="1.827cm" svg:x2="3.436cm" svg:y2="2.477cm"><text:p/></draw:line><draw:frame draw:style-name="gr5" draw:text-style-name="P94" svg:width="0.66cm" svg:height="0.756cm" svg:x="0.714cm" svg:y="1.94cm"><draw:text-box><text:p text:style-name="P90"><text:span text:style-name="T378">a</text:span></text:p></draw:text-box></draw:frame><draw:frame draw:style-name="gr5" draw:text-style-name="P94" svg:width="0.659cm" svg:height="0.756cm" svg:x="2.226cm" svg:y="1.951cm"><draw:text-box><text:p text:style-name="P90"><text:span text:style-name="T378">a</text:span></text:p></draw:text-box></draw:frame><draw:frame draw:style-name="gr6" draw:text-style-name="P95" svg:width="0.66cm" svg:height="0.678cm" svg:x="3.344cm" svg:y="2.021cm"><draw:text-box><text:p text:style-name="P90"><text:span text:style-name="T379">1</text:span></text:p></draw:text-box></draw:frame></draw:g></text:p>
        </text:list-header>
      </text:list>
      <text:p text:style-name="P51">Propose une expression la plus réduite possible.</text:p>
      <text:p text:style-name="P35"><text:span text:style-name="_5f_pointillés_20_gris"><text:span text:style-name="T126">En complétant la figure comme ci-dessus on obtient : <text:s/></text:span></text:span><text:span text:style-name="_5f_pointillés_20_gris"><text:span text:style-name="T232">P </text:span></text:span><text:span text:style-name="_5f_pointillés_20_gris"><text:span text:style-name="T126">= 6</text:span></text:span><text:span text:style-name="_5f_pointillés_20_gris"><text:span text:style-name="T232">a</text:span></text:span><text:span text:style-name="_5f_pointillés_20_gris"><text:span text:style-name="T126"> + 4.</text:span></text:span></text:p>
      <text:list xml:id="list101132243849419" text:continue-list="list101131317536327" text:style-name="Num_5f_Exo">
        <text:list-item>
          <text:h text:style-name="P84" text:outline-level="1"> <text:span text:style-name="T341">Réduis si possible les produits suivants.</text:span></text:h>
        </text:list-item>
      </text:list>
      <text:list xml:id="list101131874975079" text:continue-list="list916136578" text:style-name="liste_5f_abc">
        <text:list-item text:start-value="1">
          <text:p text:style-name="P71"><text:span text:style-name="T33">5</text:span><text:span text:style-name="T345">x </text:span><text:span text:style-name="T355">×</text:span><text:span text:style-name="T345"> </text:span><text:span text:style-name="T33">3</text:span><text:span text:style-name="T345">x</text:span><text:span text:style-name="_5f_BVS"><text:span text:style-name="T50"> </text:span></text:span><text:span text:style-name="T354"></text:span> <text:span text:style-name="_5f_pointillés_20_gris"><text:span text:style-name="T175">15</text:span></text:span><text:span text:style-name="_5f_pointillés_20_gris"><text:span text:style-name="T216">x</text:span></text:span><text:span text:style-name="_5f_pointillés_20_gris"><text:span text:style-name="T176">²</text:span></text:span></text:p>
        </text:list-item>
        <text:list-item>
          <text:p text:style-name="P71"><text:span text:style-name="T282">5 </text:span><text:span text:style-name="T266">×</text:span><text:span text:style-name="T278"> </text:span><text:span text:style-name="T282">3</text:span><text:span text:style-name="T278">x</text:span><text:span text:style-name="_5f_BVS"><text:span text:style-name="T221"> </text:span></text:span><text:span text:style-name="T267"></text:span><text:span text:style-name="_5f_pointillés_20_gris"><text:span text:style-name="T206"> </text:span></text:span><text:span text:style-name="_5f_pointillés_20_gris"><text:span text:style-name="T189">15</text:span></text:span><text:span text:style-name="_5f_pointillés_20_gris"><text:span text:style-name="T216">x</text:span></text:span></text:p>
        </text:list-item>
        <text:list-item>
          <text:p text:style-name="P71"><text:span text:style-name="T282">5 </text:span><text:span text:style-name="T266">×</text:span><text:span text:style-name="T278"> </text:span><text:span text:style-name="T282">3</text:span><text:span text:style-name="T278">x</text:span><text:span text:style-name="T282">²</text:span><text:span text:style-name="_5f_BVS"><text:span text:style-name="T221"> </text:span></text:span><text:span text:style-name="T267"></text:span><text:span text:style-name="T122"> </text:span><text:span text:style-name="_5f_pointillés_20_gris"><text:span text:style-name="T175">15</text:span></text:span><text:span text:style-name="_5f_pointillés_20_gris"><text:span text:style-name="T216">x</text:span></text:span><text:span text:style-name="_5f_pointillés_20_gris"><text:span text:style-name="T176">²</text:span></text:span></text:p>
        </text:list-item>
        <text:list-item>
          <text:p text:style-name="P71"><text:span text:style-name="_5f_BVS"><text:span text:style-name="T234">3</text:span></text:span><text:span text:style-name="_5f_BVS"><text:span text:style-name="T221">x </text:span></text:span><text:span text:style-name="_5f_BVS"><text:span text:style-name="T144">×</text:span></text:span><text:span text:style-name="_5f_BVS"><text:span text:style-name="T221"> </text:span></text:span><text:span text:style-name="_5f_BVS"><text:span text:style-name="T234">5</text:span></text:span><text:span text:style-name="_5f_BVS"><text:span text:style-name="T221"> </text:span></text:span><text:span text:style-name="_5f_BVS"><text:span text:style-name="T145"> </text:span></text:span><text:span text:style-name="_5f_pointillés_20_gris"><text:span text:style-name="T191">15</text:span></text:span><text:span text:style-name="_5f_pointillés_20_gris"><text:span text:style-name="T217">x</text:span></text:span></text:p>
        </text:list-item>
        <text:list-item>
          <text:p text:style-name="P73"><text:span text:style-name="_5f_opensymbol"><text:span text:style-name="T236">─</text:span></text:span><text:span text:style-name="_5f_BVS"><text:span text:style-name="T234">2 </text:span></text:span><text:span text:style-name="_5f_BVS"><text:span text:style-name="T144">×</text:span></text:span><text:span text:style-name="_5f_BVS"><text:span text:style-name="T221"> </text:span></text:span><text:span text:style-name="_5f_BVS"><text:span text:style-name="T234">4</text:span></text:span><text:span text:style-name="_5f_BVS"><text:span text:style-name="T221">x </text:span></text:span><text:span text:style-name="_5f_BVS"><text:span text:style-name="T145"></text:span></text:span><text:span text:style-name="_5f_BVS"><text:span text:style-name="T139"> </text:span></text:span><text:span text:style-name="_5f_pointillés_20_gris"><text:span text:style-name="T324">−</text:span></text:span><text:span text:style-name="_5f_BVS"><text:span text:style-name="T139"> </text:span></text:span><text:span text:style-name="_5f_pointillés_20_gris"><text:span text:style-name="T191">8</text:span></text:span><text:span text:style-name="_5f_pointillés_20_gris"><text:span text:style-name="T217">x</text:span></text:span></text:p>
        </text:list-item>
        <text:list-item>
          <text:p text:style-name="P71"><text:span text:style-name="_5f_opensymbol"><text:span text:style-name="T236">─</text:span></text:span><text:span text:style-name="_5f_BVS"><text:span text:style-name="T234">6 </text:span></text:span><text:span text:style-name="_5f_BVS"><text:span text:style-name="T144">×</text:span></text:span><text:span text:style-name="_5f_BVS"><text:span text:style-name="T221"> </text:span></text:span><text:span text:style-name="_5f_BVS"><text:span text:style-name="T234">(</text:span></text:span><text:span text:style-name="_5f_opensymbol"><text:span text:style-name="T236">─</text:span></text:span><text:span text:style-name="_5f_BVS"><text:span text:style-name="T234">3</text:span></text:span><text:span text:style-name="_5f_BVS"><text:span text:style-name="T221">x</text:span></text:span><text:span text:style-name="_5f_BVS"><text:span text:style-name="T234">)</text:span></text:span><text:span text:style-name="_5f_BVS"><text:span text:style-name="T221"> </text:span></text:span><text:span text:style-name="_5f_BVS"><text:span text:style-name="T145"> </text:span></text:span><text:span text:style-name="_5f_pointillés_20_gris"><text:span text:style-name="T191">18</text:span></text:span><text:span text:style-name="_5f_pointillés_20_gris"><text:span text:style-name="T217">x</text:span></text:span></text:p>
        </text:list-item>
        <text:list-item>
          <text:p text:style-name="P73"><text:span text:style-name="_5f_pointillés_20_gris"><text:span text:style-name="T235">3(</text:span></text:span><text:span text:style-name="_5f_opensymbol"><text:span text:style-name="T236">─</text:span></text:span><text:span text:style-name="T286">7</text:span><text:span text:style-name="T278">x</text:span><text:span text:style-name="T286">)</text:span><text:span text:style-name="_5f_BVS"><text:span text:style-name="T221"> </text:span></text:span><text:span text:style-name="T266"></text:span><text:span text:style-name="_5f_BVS"><text:span text:style-name="T139"> </text:span></text:span><text:span text:style-name="_5f_pointillés_20_gris"><text:span text:style-name="T324">−</text:span></text:span><text:span text:style-name="_5f_BVS"><text:span text:style-name="T139"> </text:span></text:span><text:span text:style-name="_5f_pointillés_20_gris"><text:span text:style-name="T191">21</text:span></text:span><text:span text:style-name="_5f_pointillés_20_gris"><text:span text:style-name="T217">x</text:span></text:span></text:p>
        </text:list-item>
        <text:list-item>
          <text:p text:style-name="P74"><text:span text:style-name="T122">3</text:span><text:span text:style-name="T277">x </text:span><text:span text:style-name="T262">×</text:span><text:span text:style-name="T277"> </text:span><text:span text:style-name="T122">4</text:span><text:span text:style-name="T277">x</text:span><text:span text:style-name="_5f_BVS"><text:span text:style-name="T220"> </text:span></text:span><text:span text:style-name="T262"> </text:span><text:span text:style-name="_5f_pointillés_20_gris"><text:span text:style-name="T189">12</text:span></text:span><text:span text:style-name="_5f_pointillés_20_gris"><text:span text:style-name="T215">x</text:span></text:span><text:span text:style-name="_5f_pointillés_20_gris"><text:span text:style-name="T188">²</text:span></text:span></text:p>
        </text:list-item>
        <text:list-item>
          <text:p text:style-name="P75"><text:span text:style-name="T122">3</text:span><text:span text:style-name="T277">x </text:span><text:span text:style-name="T262">×</text:span><text:span text:style-name="T277"> </text:span><text:span text:style-name="T122">(</text:span><text:span text:style-name="_5f_opensymbol"><text:span text:style-name="T287">─</text:span></text:span><text:span text:style-name="T122">4</text:span><text:span text:style-name="T277">x</text:span><text:span text:style-name="T122">)</text:span><text:span text:style-name="_5f_BVS"><text:span text:style-name="T220"> </text:span></text:span><text:span text:style-name="T262"></text:span><text:span text:style-name="T263"> </text:span><text:span text:style-name="_5f_pointillés_20_gris"><text:span text:style-name="T323">−</text:span></text:span><text:span text:style-name="T263"> </text:span><text:span text:style-name="_5f_pointillés_20_gris"><text:span text:style-name="T189">12</text:span></text:span><text:span text:style-name="_5f_pointillés_20_gris"><text:span text:style-name="T215">x</text:span></text:span><text:span text:style-name="_5f_pointillés_20_gris"><text:span text:style-name="T188">²</text:span></text:span></text:p>
        </text:list-item>
        <text:list-item>
          <text:p text:style-name="P72"><text:span text:style-name="T286">(</text:span><text:span text:style-name="_5f_opensymbol"><text:span text:style-name="T288">─</text:span></text:span><text:span text:style-name="T286">3)(</text:span><text:span text:style-name="_5f_opensymbol"><text:span text:style-name="T288">─</text:span></text:span><text:span text:style-name="T286">5</text:span><text:span text:style-name="T278">x</text:span><text:span text:style-name="T286">²)</text:span><text:span text:style-name="_5f_BVS"><text:span text:style-name="T221"> </text:span></text:span><text:span text:style-name="T266"> </text:span><text:span text:style-name="_5f_pointillés_20_gris"><text:span text:style-name="T189">15</text:span></text:span><text:span text:style-name="_5f_pointillés_20_gris"><text:span text:style-name="T216">x</text:span></text:span><text:span text:style-name="_5f_pointillés_20_gris"><text:span text:style-name="T190">²</text:span></text:span></text:p>
        </text:list-item>
        <text:list-item>
          <text:p text:style-name="P73"><text:span text:style-name="_5f_pointillés_20_gris"><text:span text:style-name="T233">2</text:span></text:span><text:span text:style-name="_5f_pointillés_20_gris"><text:span text:style-name="T219">x </text:span></text:span><text:span text:style-name="_5f_pointillés_20_gris"><text:span text:style-name="T143">×</text:span></text:span><text:span text:style-name="_5f_pointillés_20_gris"><text:span text:style-name="T219"> </text:span></text:span><text:span text:style-name="_5f_pointillés_20_gris"><text:span text:style-name="T233">(</text:span></text:span><text:span text:style-name="_5f_pointillés_20_gris"><text:span text:style-name="T143">−</text:span></text:span><text:span text:style-name="_5f_pointillés_20_gris"><text:span text:style-name="T233">7</text:span></text:span><text:span text:style-name="_5f_pointillés_20_gris"><text:span text:style-name="T219">x</text:span></text:span><text:span text:style-name="_5f_pointillés_20_gris"><text:span text:style-name="T233">)</text:span></text:span><text:span text:style-name="_5f_BVS"><text:span text:style-name="T221"> </text:span></text:span><text:span text:style-name="_5f_pointillés_20_gris"><text:span text:style-name="T143"></text:span></text:span><text:span text:style-name="_5f_pointillés_20_gris"><text:span text:style-name="T136"> </text:span></text:span><text:span text:style-name="_5f_pointillés_20_gris"><text:span text:style-name="T325">−</text:span></text:span><text:span text:style-name="_5f_pointillés_20_gris"><text:span text:style-name="T136"> </text:span></text:span><text:span text:style-name="_5f_pointillés_20_gris"><text:span text:style-name="T189">14</text:span></text:span><text:span text:style-name="_5f_pointillés_20_gris"><text:span text:style-name="T216">x</text:span></text:span><text:span text:style-name="_5f_pointillés_20_gris"><text:span text:style-name="T190">²</text:span></text:span></text:p>
        </text:list-item>
      </text:list>
      <text:list xml:id="list101132676527530" text:continue-list="list101132243849419" text:style-name="Num_5f_Exo">
        <text:list-item>
          <text:h text:style-name="P85" text:outline-level="1"> Réduis l’e<text:span text:style-name="T28">x</text:span>pression quand c’est possible</text:h>
        </text:list-item>
      </text:list>
      <text:list xml:id="list101132445436005" text:continue-list="list101131874975079" text:style-name="liste_5f_abc">
        <text:list-item text:start-value="1">
          <text:p text:style-name="P73"><text:span text:style-name="T33">7</text:span><text:span text:style-name="T345"> </text:span><text:span text:style-name="T355">×</text:span><text:span text:style-name="T345"> </text:span><text:span text:style-name="T33">(</text:span><text:span text:style-name="T355">−</text:span><text:span text:style-name="T33">2</text:span><text:span text:style-name="T345">x</text:span><text:span text:style-name="T33">)</text:span><text:span text:style-name="_5f_BVS"><text:span text:style-name="T50"> </text:span></text:span><text:span text:style-name="T354"></text:span> <text:span text:style-name="_5f_BVS"><text:span text:style-name="T139"><text:s/></text:span></text:span><text:span text:style-name="_5f_pointillés_20_gris"><text:span text:style-name="T324">−</text:span></text:span><text:span text:style-name="_5f_BVS"><text:span text:style-name="T139"> </text:span></text:span><text:span text:style-name="_5f_pointillés_20_gris"><text:span text:style-name="T192">14</text:span></text:span><text:span text:style-name="_5f_pointillés_20_gris"><text:span text:style-name="T217">x</text:span></text:span></text:p>
        </text:list-item>
        <text:list-item>
          <text:p text:style-name="P73"><text:span text:style-name="T354">−</text:span><text:span text:style-name="T33">3</text:span><text:span text:style-name="T345">x</text:span><text:span text:style-name="_5f_BVS"><text:span text:style-name="T50"> </text:span></text:span><text:span text:style-name="_5f_BVS"><text:span text:style-name="T69">−</text:span></text:span><text:span text:style-name="_5f_BVS"><text:span text:style-name="T78"> </text:span></text:span><text:span text:style-name="T33">8</text:span><text:span text:style-name="T345">x</text:span><text:span text:style-name="_5f_BVS"><text:span text:style-name="T50"> </text:span></text:span><text:span text:style-name="T354"></text:span><text:span text:style-name="_5f_BVS"><text:span text:style-name="T139"> </text:span></text:span><text:span text:style-name="_5f_pointillés_20_gris"><text:span text:style-name="T324">−</text:span></text:span><text:span text:style-name="_5f_BVS"><text:span text:style-name="T139"> </text:span></text:span><text:span text:style-name="_5f_pointillés_20_gris"><text:span text:style-name="T193">11</text:span></text:span><text:span text:style-name="_5f_pointillés_20_gris"><text:span text:style-name="T217">x</text:span></text:span></text:p>
        </text:list-item>
        <text:list-item>
          <text:p text:style-name="P73"><text:span text:style-name="T33">3</text:span><text:span text:style-name="T345">x</text:span><text:span text:style-name="_5f_BVS"><text:span text:style-name="T50"> </text:span></text:span><text:span text:style-name="_5f_BVS"><text:span text:style-name="T69">−</text:span></text:span><text:span text:style-name="_5f_BVS"><text:span text:style-name="T78"> </text:span></text:span><text:span text:style-name="T33">5</text:span><text:span text:style-name="_5f_BVS"><text:span text:style-name="T50"> </text:span></text:span><text:span text:style-name="T354"></text:span><text:span text:style-name="T259"> </text:span><text:span text:style-name="_5f_pointillés_20_gris"><text:span text:style-name="T176">3</text:span></text:span><text:span text:style-name="_5f_pointillés_20_gris"><text:span text:style-name="T216">x</text:span></text:span><text:span text:style-name="_5f_BVS"><text:span text:style-name="T209"> </text:span></text:span><text:span text:style-name="_5f_pointillés_20_gris"><text:span text:style-name="T325">−</text:span></text:span><text:span text:style-name="_5f_BVS"><text:span text:style-name="T183"> </text:span></text:span><text:span text:style-name="_5f_pointillés_20_gris"><text:span text:style-name="T176">5</text:span></text:span></text:p>
        </text:list-item>
        <text:list-item>
          <text:p text:style-name="P72"><text:span text:style-name="_5f_BVS"><text:span text:style-name="T47">3</text:span></text:span><text:span text:style-name="_5f_BVS"><text:span text:style-name="T50">x </text:span></text:span><text:span text:style-name="_5f_BVS"><text:span text:style-name="T69">×</text:span></text:span><text:span text:style-name="_5f_BVS"><text:span text:style-name="T50"> </text:span></text:span><text:span text:style-name="_5f_BVS"><text:span text:style-name="T47">5</text:span></text:span><text:span text:style-name="_5f_BVS"><text:span text:style-name="T50"> </text:span></text:span><text:span text:style-name="_5f_BVS"><text:span text:style-name="T68"></text:span></text:span><text:span text:style-name="_5f_BVS"><text:span text:style-name="T139"> </text:span></text:span><text:span text:style-name="_5f_pointillés_20_gris"><text:span text:style-name="T192">15</text:span></text:span><text:span text:style-name="_5f_pointillés_20_gris"><text:span text:style-name="T217">x</text:span></text:span></text:p>
        </text:list-item>
      </text:list>
      <text:list xml:id="list101130875503658" text:continue-list="list101132676527530" text:style-name="Num_5f_Exo">
        <text:list-item>
          <text:h text:style-name="P86" text:outline-level="1"> Réduis l’expression quand c’est possible.</text:h>
        </text:list-item>
      </text:list>
      <text:list xml:id="list101130927317600" text:continue-list="list101132445436005" text:style-name="liste_5f_abc">
        <text:list-item text:start-value="1">
          <text:p text:style-name="P73"><text:span text:style-name="_5f_BVS"><text:span text:style-name="T234">2</text:span></text:span><text:span text:style-name="_5f_BVS"><text:span text:style-name="T221"> </text:span></text:span><text:span text:style-name="_5f_BVS"><text:span text:style-name="T144">×</text:span></text:span><text:span text:style-name="_5f_BVS"><text:span text:style-name="T221"> </text:span></text:span><text:span text:style-name="_5f_BVS"><text:span text:style-name="T234">3</text:span></text:span><text:span text:style-name="_5f_BVS"><text:span text:style-name="T221">x</text:span></text:span><text:span text:style-name="_5f_BVS"><text:span text:style-name="T145">−</text:span></text:span><text:span text:style-name="_5f_BVS"><text:span text:style-name="T234">5</text:span></text:span><text:span text:style-name="_5f_BVS"><text:span text:style-name="T221"> </text:span></text:span><text:span text:style-name="_5f_BVS"><text:span text:style-name="T144">×</text:span></text:span><text:span text:style-name="_5f_BVS"><text:span text:style-name="T221"> </text:span></text:span><text:span text:style-name="_5f_BVS"><text:span text:style-name="T234">2</text:span></text:span><text:span text:style-name="_5f_BVS"><text:span text:style-name="T221">x </text:span></text:span><text:span text:style-name="_5f_BVS"><text:span text:style-name="T145"></text:span></text:span><text:span text:style-name="_5f_BVS"><text:span text:style-name="T139"> </text:span></text:span><text:span text:style-name="_5f_BVS"><text:span text:style-name="T199">6</text:span></text:span><text:span text:style-name="_5f_BVS"><text:span text:style-name="T209">x </text:span></text:span><text:span text:style-name="_5f_pointillés_20_gris"><text:span text:style-name="T326">−</text:span></text:span><text:span text:style-name="_5f_BVS"><text:span text:style-name="T139"> </text:span></text:span><text:span text:style-name="_5f_BVS"><text:span text:style-name="T199">10</text:span></text:span><text:span text:style-name="_5f_BVS"><text:span text:style-name="T209">x </text:span></text:span><text:span text:style-name="_5f_BVS"><text:span text:style-name="T210">= </text:span></text:span><text:span text:style-name="_5f_pointillés_20_gris"><text:span text:style-name="T326">−</text:span></text:span><text:span text:style-name="_5f_BVS"><text:span text:style-name="T210"> </text:span></text:span><text:span text:style-name="_5f_BVS"><text:span text:style-name="T199">4</text:span></text:span><text:span text:style-name="_5f_BVS"><text:span text:style-name="T209">x</text:span></text:span></text:p>
        </text:list-item>
        <text:list-item>
          <text:p text:style-name="P73"><text:span text:style-name="_5f_BVS"><text:span text:style-name="T145">−</text:span></text:span><text:span text:style-name="_5f_BVS"><text:span text:style-name="T234">3</text:span></text:span><text:span text:style-name="_5f_BVS"><text:span text:style-name="T221">x </text:span></text:span><text:span text:style-name="_5f_BVS"><text:span text:style-name="T144">×</text:span></text:span><text:span text:style-name="_5f_BVS"><text:span text:style-name="T221"> </text:span></text:span><text:span text:style-name="_5f_BVS"><text:span text:style-name="T234">2</text:span></text:span><text:span text:style-name="_5f_BVS"><text:span text:style-name="T221">x </text:span></text:span><text:span text:style-name="_5f_Consigne"><text:span text:style-name="T168"></text:span></text:span><text:span text:style-name="_5f_BVS"><text:span text:style-name="T221"> </text:span></text:span><text:span text:style-name="_5f_BVS"><text:span text:style-name="T234">4</text:span></text:span><text:span text:style-name="_5f_BVS"><text:span text:style-name="T221"> </text:span></text:span><text:span text:style-name="_5f_BVS"><text:span text:style-name="T144">×</text:span></text:span><text:span text:style-name="_5f_BVS"><text:span text:style-name="T221"> </text:span></text:span><text:span text:style-name="_5f_BVS"><text:span text:style-name="T234">(</text:span></text:span><text:span text:style-name="_5f_BVS"><text:span text:style-name="T145">−</text:span></text:span><text:span text:style-name="_5f_BVS"><text:span text:style-name="T234">2</text:span></text:span><text:span text:style-name="_5f_BVS"><text:span text:style-name="T221">x</text:span></text:span><text:span text:style-name="_5f_BVS"><text:span text:style-name="T234">²)</text:span></text:span><text:span text:style-name="_5f_BVS"><text:span text:style-name="T221"> </text:span></text:span><text:span text:style-name="_5f_BVS"><text:span text:style-name="T145"></text:span></text:span><text:span text:style-name="_5f_BVS"><text:span text:style-name="T139"> </text:span></text:span><text:span text:style-name="_5f_pointillés_20_gris"><text:span text:style-name="T324">−</text:span></text:span><text:span text:style-name="_5f_BVS"><text:span text:style-name="T199"> 6</text:span></text:span><text:span text:style-name="_5f_BVS"><text:span text:style-name="T209">x</text:span></text:span><text:span text:style-name="_5f_BVS"><text:span text:style-name="T210">² </text:span></text:span><text:span text:style-name="_5f_pointillés_20_gris"><text:span text:style-name="T326">−</text:span></text:span><text:span text:style-name="_5f_BVS"><text:span text:style-name="T139"> </text:span></text:span><text:span text:style-name="_5f_BVS"><text:span text:style-name="T199">8</text:span></text:span><text:span text:style-name="_5f_BVS"><text:span text:style-name="T209">x</text:span></text:span><text:span text:style-name="_5f_BVS"><text:span text:style-name="T210">² </text:span></text:span><text:span text:style-name="_5f_BVS"><text:span text:style-name="T139"> </text:span></text:span><text:span text:style-name="_5f_pointillés_20_gris"><text:span text:style-name="T326">−</text:span></text:span><text:span text:style-name="_5f_BVS"><text:span text:style-name="T139"> </text:span></text:span><text:span text:style-name="_5f_BVS"><text:span text:style-name="T199">14</text:span></text:span><text:span text:style-name="_5f_BVS"><text:span text:style-name="T209">x</text:span></text:span><text:span text:style-name="_5f_BVS"><text:span text:style-name="T210">²</text:span></text:span></text:p>
        </text:list-item>
        <text:list-item>
          <text:p text:style-name="P73"><text:span text:style-name="_5f_BVS"><text:span text:style-name="T234">5(</text:span></text:span><text:span text:style-name="_5f_BVS"><text:span text:style-name="T145">−</text:span></text:span><text:span text:style-name="_5f_BVS"><text:span text:style-name="T234">4</text:span></text:span><text:span text:style-name="_5f_BVS"><text:span text:style-name="T221">x</text:span></text:span><text:span text:style-name="_5f_BVS"><text:span text:style-name="T234">)</text:span></text:span><text:span text:style-name="_5f_BVS"><text:span text:style-name="T221"> </text:span></text:span><text:span text:style-name="_5f_Consigne"><text:span text:style-name="T168"></text:span></text:span><text:span text:style-name="_5f_BVS"><text:span text:style-name="T221"> </text:span></text:span><text:span text:style-name="_5f_BVS"><text:span text:style-name="T234">2(3</text:span></text:span><text:span text:style-name="_5f_BVS"><text:span text:style-name="T221">x</text:span></text:span><text:span text:style-name="_5f_BVS"><text:span text:style-name="T234">)</text:span></text:span><text:span text:style-name="_5f_BVS"><text:span text:style-name="T221"> </text:span></text:span><text:span text:style-name="_5f_BVS"><text:span text:style-name="T145"></text:span></text:span><text:span text:style-name="_5f_BVS"><text:span text:style-name="T139"> </text:span></text:span><text:span text:style-name="_5f_pointillés_20_gris"><text:span text:style-name="T324">−</text:span></text:span><text:span text:style-name="_5f_BVS"><text:span text:style-name="T199"> 20</text:span></text:span><text:span text:style-name="_5f_BVS"><text:span text:style-name="T209">x </text:span></text:span><text:span text:style-name="_5f_BVS"><text:span text:style-name="T199">+ 6</text:span></text:span><text:span text:style-name="_5f_BVS"><text:span text:style-name="T209">x </text:span></text:span><text:span text:style-name="_5f_BVS"><text:span text:style-name="T210">= </text:span></text:span><text:span text:style-name="_5f_pointillés_20_gris"><text:span text:style-name="T326">−</text:span></text:span><text:span text:style-name="_5f_BVS"><text:span text:style-name="T199"> 14</text:span></text:span><text:span text:style-name="_5f_BVS"><text:span text:style-name="T209">x </text:span></text:span></text:p>
        </text:list-item>
        <text:list-item>
          <text:p text:style-name="P73"><text:span text:style-name="_5f_BVS"><text:span text:style-name="T145">−</text:span></text:span><text:span text:style-name="_5f_BVS"><text:span text:style-name="T234">3</text:span></text:span><text:span text:style-name="_5f_BVS"><text:span text:style-name="T221">x</text:span></text:span><text:span text:style-name="_5f_BVS"><text:span text:style-name="T234">²</text:span></text:span><text:span text:style-name="_5f_BVS"><text:span text:style-name="T221"> </text:span></text:span><text:span text:style-name="_5f_Consigne"><text:span text:style-name="T168"></text:span></text:span><text:span text:style-name="_5f_BVS"><text:span text:style-name="T221"> </text:span></text:span><text:span text:style-name="_5f_BVS"><text:span text:style-name="T234">4</text:span></text:span><text:span text:style-name="_5f_BVS"><text:span text:style-name="T221">x</text:span></text:span><text:span text:style-name="_5f_BVS"><text:span text:style-name="T234">(</text:span></text:span><text:span text:style-name="_5f_BVS"><text:span text:style-name="T144">−</text:span></text:span><text:span text:style-name="_5f_BVS"><text:span text:style-name="T234">2</text:span></text:span><text:span text:style-name="_5f_BVS"><text:span text:style-name="T221">x</text:span></text:span><text:span text:style-name="_5f_BVS"><text:span text:style-name="T234">)</text:span></text:span><text:span text:style-name="_5f_BVS"><text:span text:style-name="T221"> </text:span></text:span><text:span text:style-name="_5f_BVS"><text:span text:style-name="T144"></text:span></text:span><text:span text:style-name="_5f_BVS"><text:span text:style-name="T139"> </text:span></text:span><text:span text:style-name="_5f_pointillés_20_gris"><text:span text:style-name="T324">−</text:span></text:span><text:span text:style-name="_5f_BVS"><text:span text:style-name="T199"> 3</text:span></text:span><text:span text:style-name="_5f_BVS"><text:span text:style-name="T209">x</text:span></text:span><text:span text:style-name="_5f_BVS"><text:span text:style-name="T210">² </text:span></text:span><text:span text:style-name="_5f_pointillés_20_gris"><text:span text:style-name="T326">−</text:span></text:span><text:span text:style-name="_5f_BVS"><text:span text:style-name="T139"> </text:span></text:span><text:span text:style-name="_5f_BVS"><text:span text:style-name="T199">8</text:span></text:span><text:span text:style-name="_5f_BVS"><text:span text:style-name="T209">x</text:span></text:span><text:span text:style-name="_5f_BVS"><text:span text:style-name="T210">² </text:span></text:span><text:span text:style-name="_5f_BVS"><text:span text:style-name="T139"> </text:span></text:span><text:span text:style-name="_5f_pointillés_20_gris"><text:span text:style-name="T326">−</text:span></text:span><text:span text:style-name="_5f_BVS"><text:span text:style-name="T139"> </text:span></text:span><text:span text:style-name="_5f_BVS"><text:span text:style-name="T199">11</text:span></text:span><text:span text:style-name="_5f_BVS"><text:span text:style-name="T209">x</text:span></text:span><text:span text:style-name="_5f_BVS"><text:span text:style-name="T210">²</text:span></text:span></text:p>
        </text:list-item>
        <text:list-item>
          <text:p text:style-name="P73"><text:span text:style-name="_5f_BVS"><text:span text:style-name="T144">−</text:span></text:span><text:span text:style-name="_5f_BVS"><text:span text:style-name="T234">4</text:span></text:span><text:span text:style-name="_5f_BVS"><text:span text:style-name="T221">x</text:span></text:span><text:span text:style-name="_5f_BVS"><text:span text:style-name="T234">²</text:span></text:span><text:span text:style-name="_5f_BVS"><text:span text:style-name="T221"> </text:span></text:span><text:span text:style-name="_5f_Consigne"><text:span text:style-name="T168"></text:span></text:span><text:span text:style-name="_5f_BVS"><text:span text:style-name="T221"> </text:span></text:span><text:span text:style-name="_5f_BVS"><text:span text:style-name="T234">4</text:span></text:span><text:span text:style-name="_5f_BVS"><text:span text:style-name="T221">x </text:span></text:span><text:span text:style-name="_5f_BVS"><text:span text:style-name="T144">−</text:span></text:span><text:span text:style-name="_5f_BVS"><text:span text:style-name="T221"> </text:span></text:span><text:span text:style-name="_5f_BVS"><text:span text:style-name="T234">2</text:span></text:span><text:span text:style-name="_5f_BVS"><text:span text:style-name="T221">x </text:span></text:span><text:span text:style-name="_5f_BVS"><text:span text:style-name="T144"> </text:span></text:span><text:span text:style-name="_5f_pointillés_20_gris"><text:span text:style-name="T325">−</text:span></text:span><text:span text:style-name="_5f_BVS"><text:span text:style-name="T199"> </text:span></text:span><text:span text:style-name="_5f_BVS"><text:span text:style-name="T200">4</text:span></text:span><text:span text:style-name="_5f_BVS"><text:span text:style-name="T209">x</text:span></text:span><text:span text:style-name="_5f_BVS"><text:span text:style-name="T200">²</text:span></text:span><text:span text:style-name="_5f_BVS"><text:span text:style-name="T209"> </text:span></text:span><text:span text:style-name="_5f_BVS"><text:span text:style-name="T212">+</text:span></text:span><text:span text:style-name="_5f_BVS"><text:span text:style-name="T209"> </text:span></text:span><text:span text:style-name="_5f_BVS"><text:span text:style-name="T200">2</text:span></text:span><text:span text:style-name="_5f_BVS"><text:span text:style-name="T209">x </text:span></text:span></text:p>
        </text:list-item>
        <text:list-item>
          <text:p text:style-name="P71"><text:span text:style-name="_5f_BVS"><text:span text:style-name="T234">3(</text:span></text:span><text:span text:style-name="_5f_BVS"><text:span text:style-name="T144">−</text:span></text:span><text:span text:style-name="_5f_BVS"><text:span text:style-name="T234">2</text:span></text:span><text:span text:style-name="_5f_BVS"><text:span text:style-name="T221">x</text:span></text:span><text:span text:style-name="_5f_BVS"><text:span text:style-name="T234">²)</text:span></text:span><text:span text:style-name="_5f_BVS"><text:span text:style-name="T221"> </text:span></text:span><text:span text:style-name="_5f_BVS"><text:span text:style-name="T144">−</text:span></text:span><text:span text:style-name="_5f_BVS"><text:span text:style-name="T185"> </text:span></text:span><text:span text:style-name="_5f_BVS"><text:span text:style-name="T234">7(</text:span></text:span><text:span text:style-name="_5f_BVS"><text:span text:style-name="T144">−</text:span></text:span><text:span text:style-name="_5f_BVS"><text:span text:style-name="T234">4</text:span></text:span><text:span text:style-name="_5f_BVS"><text:span text:style-name="T221">x</text:span></text:span><text:span text:style-name="_5f_BVS"><text:span text:style-name="T234">)</text:span></text:span><text:span text:style-name="_5f_BVS"><text:span text:style-name="T221"> </text:span></text:span><text:span text:style-name="_5f_Consigne"><text:span text:style-name="T168"></text:span></text:span><text:span text:style-name="_5f_BVS"><text:span text:style-name="T221"> </text:span></text:span><text:span text:style-name="_5f_BVS"><text:span text:style-name="T234">4(</text:span></text:span><text:span text:style-name="_5f_BVS"><text:span text:style-name="T144">−</text:span></text:span><text:span text:style-name="_5f_BVS"><text:span text:style-name="T234">2</text:span></text:span><text:span text:style-name="_5f_BVS"><text:span text:style-name="T221">x</text:span></text:span><text:span text:style-name="_5f_BVS"><text:span text:style-name="T234">²)</text:span></text:span><text:span text:style-name="_5f_BVS"><text:span text:style-name="T221"> </text:span></text:span><text:span text:style-name="_5f_Consigne"><text:span text:style-name="T168"></text:span></text:span><text:span text:style-name="_5f_BVS"><text:span text:style-name="T221"> </text:span></text:span><text:span text:style-name="_5f_BVS"><text:span text:style-name="T234">5(</text:span></text:span><text:span text:style-name="_5f_BVS"><text:span text:style-name="T144">−</text:span></text:span><text:span text:style-name="_5f_BVS"><text:span text:style-name="T234">2</text:span></text:span><text:span text:style-name="_5f_BVS"><text:span text:style-name="T221">x</text:span></text:span><text:span text:style-name="_5f_BVS"><text:span text:style-name="T234">)</text:span></text:span></text:p>
          <text:p text:style-name="P73"><text:span text:style-name="_5f_BVS"><text:span text:style-name="T144"></text:span></text:span><text:span text:style-name="_5f_BVS"><text:span text:style-name="T139"> </text:span></text:span><text:span text:style-name="_5f_pointillés_20_gris"><text:span text:style-name="T324">−</text:span></text:span><text:span text:style-name="_5f_BVS"><text:span text:style-name="T199"> 6</text:span></text:span><text:span text:style-name="_5f_BVS"><text:span text:style-name="T209">x</text:span></text:span><text:span text:style-name="_5f_BVS"><text:span text:style-name="T210">² <text:s text:c="4"/>+</text:span></text:span><text:span text:style-name="_5f_BVS"><text:span text:style-name="T199"> 28</text:span></text:span><text:span text:style-name="_5f_BVS"><text:span text:style-name="T209">x</text:span></text:span><text:span text:style-name="_5f_BVS"><text:span text:style-name="T210"> <text:s text:c="9"/></text:span></text:span><text:span text:style-name="_5f_pointillés_20_gris"><text:span text:style-name="T326">−</text:span></text:span><text:span text:style-name="_5f_BVS"><text:span text:style-name="T199"> 8</text:span></text:span><text:span text:style-name="_5f_BVS"><text:span text:style-name="T209">x</text:span></text:span><text:span text:style-name="_5f_BVS"><text:span text:style-name="T210">² <text:s text:c="5"/></text:span></text:span><text:span text:style-name="_5f_pointillés_20_gris"><text:span text:style-name="T326">−</text:span></text:span><text:span text:style-name="_5f_BVS"><text:span text:style-name="T199"> 10 </text:span></text:span><text:span text:style-name="_5f_BVS"><text:span text:style-name="T209">x</text:span></text:span><text:span text:style-name="_5f_BVS"><text:span text:style-name="T210"> </text:span></text:span></text:p>
          <text:p text:style-name="P73"><text:span text:style-name="_5f_BVS"><text:span text:style-name="T139"> </text:span></text:span><text:span text:style-name="_5f_pointillés_20_gris"><text:span text:style-name="T326">−</text:span></text:span><text:span text:style-name="_5f_BVS"><text:span text:style-name="T139"> </text:span></text:span><text:span text:style-name="_5f_BVS"><text:span text:style-name="T199">14</text:span></text:span><text:span text:style-name="_5f_BVS"><text:span text:style-name="T209">x</text:span></text:span><text:span text:style-name="_5f_BVS"><text:span text:style-name="T210">² +</text:span></text:span><text:span text:style-name="_5f_BVS"><text:span text:style-name="T199"> </text:span></text:span><text:span text:style-name="_5f_BVS"><text:span text:style-name="T139"><text:s/></text:span></text:span><text:span text:style-name="_5f_BVS"><text:span text:style-name="T140">1</text:span></text:span><text:span text:style-name="_5f_BVS"><text:span text:style-name="T199">8</text:span></text:span><text:span text:style-name="_5f_BVS"><text:span text:style-name="T209">x</text:span></text:span></text:p>
        </text:list-item>
      </text:list>
      <text:list xml:id="list101132567784558" text:continue-list="list101130875503658" text:style-name="Num_5f_Exo">
        <text:list-item>
          <text:h text:style-name="P87" text:outline-level="1"> Réduis l’expression quand c’est possible.</text:h>
        </text:list-item>
      </text:list>
      <text:list xml:id="list101132411444403" text:continue-list="list101130927317600" text:style-name="liste_5f_abc">
        <text:list-item text:start-value="1">
          <text:p text:style-name="P71"><text:span text:style-name="_5f_BVS"><text:span text:style-name="T351">−</text:span></text:span><text:span text:style-name="_5f_BVS"><text:span text:style-name="T340">4</text:span></text:span><text:span text:style-name="_5f_BVS"><text:span text:style-name="T346">x</text:span></text:span><text:span text:style-name="_5f_BVS"><text:span text:style-name="T51"> </text:span></text:span><text:span text:style-name="_5f_BVS"><text:span text:style-name="T354">−</text:span></text:span><text:span text:style-name="_5f_BVS"><text:span text:style-name="T51"> </text:span></text:span><text:span text:style-name="_5f_BVS"><text:span text:style-name="T340">8</text:span></text:span><text:span text:style-name="_5f_BVS"><text:span text:style-name="T346">x</text:span></text:span><text:span text:style-name="_5f_BVS"><text:span text:style-name="T51"> </text:span></text:span><text:span text:style-name="_5f_Consigne"><text:span text:style-name="T21"></text:span></text:span><text:span text:style-name="_5f_BVS"><text:span text:style-name="T51"> </text:span></text:span><text:span text:style-name="_5f_BVS"><text:span text:style-name="T340">5</text:span></text:span><text:span text:style-name="_5f_BVS"><text:span text:style-name="T51"> </text:span></text:span><text:span text:style-name="_5f_BVS"><text:span text:style-name="T354"></text:span></text:span><text:span text:style-name="_5f_BVS"><text:span text:style-name="T29"> </text:span></text:span><text:span text:style-name="_5f_Caractères_5f_correction"><text:span text:style-name="T108">−</text:span></text:span><text:span text:style-name="_5f_Caractères_5f_correction"><text:span text:style-name="T110"> </text:span></text:span><text:span text:style-name="_5f_Caractères_5f_correction"><text:span text:style-name="T103">12</text:span></text:span><text:span text:style-name="_5f_Caractères_5f_correction"><text:span text:style-name="T55">x</text:span></text:span><text:span text:style-name="_5f_Caractères_5f_correction"><text:span text:style-name="T110"> </text:span></text:span><text:span text:style-name="_5f_Caractères_5f_correction"><text:span text:style-name="T104"></text:span></text:span><text:span text:style-name="_5f_Caractères_5f_correction"><text:span text:style-name="T110"> </text:span></text:span><text:span text:style-name="_5f_Caractères_5f_correction"><text:span text:style-name="T99">5</text:span></text:span></text:p>
        </text:list-item>
        <text:list-item>
          <text:p text:style-name="P79"><text:span text:style-name="_5f_BVS"><text:span text:style-name="T48">3</text:span></text:span><text:span text:style-name="_5f_BVS"><text:span text:style-name="T52">x</text:span></text:span><text:span text:style-name="_5f_BVS"><text:span text:style-name="T329">2</text:span></text:span><text:span text:style-name="_5f_BVS"><text:span text:style-name="T51"> </text:span></text:span><text:span text:style-name="_5f_BVS"><text:span text:style-name="T70">−</text:span></text:span><text:span text:style-name="_5f_BVS"><text:span text:style-name="T51"> </text:span></text:span><text:span text:style-name="_5f_BVS"><text:span text:style-name="T48">5</text:span></text:span><text:span text:style-name="_5f_BVS"><text:span text:style-name="T52">x</text:span></text:span><text:span text:style-name="_5f_BVS"><text:span text:style-name="T51"> </text:span></text:span><text:span text:style-name="_5f_Consigne"><text:span text:style-name="T37"></text:span></text:span><text:span text:style-name="_5f_BVS"><text:span text:style-name="T51"> </text:span></text:span><text:span text:style-name="_5f_BVS"><text:span text:style-name="T48">4</text:span></text:span><text:span text:style-name="_5f_BVS"><text:span text:style-name="T52">x</text:span></text:span><text:span text:style-name="_5f_BVS"><text:span text:style-name="T51"> </text:span></text:span><text:span text:style-name="_5f_BVS"><text:span text:style-name="T70"></text:span></text:span><text:span text:style-name="_5f_BVS"><text:span text:style-name="T79"> </text:span></text:span><text:span text:style-name="_5f_BVS"><text:span text:style-name="T199"> </text:span></text:span><text:span text:style-name="_5f_Caractères_5f_correction"><text:span text:style-name="T100">3</text:span></text:span><text:span text:style-name="_5f_Caractères_5f_correction"><text:span text:style-name="T56">x</text:span></text:span><text:span text:style-name="_5f_Caractères_5f_correction"><text:span text:style-name="T111">² </text:span></text:span><text:span text:style-name="_5f_pointillés_20_gris"><text:span text:style-name="T326">−</text:span></text:span><text:span text:style-name="_5f_Caractères_5f_correction"><text:span text:style-name="T111"> </text:span></text:span><text:span text:style-name="_5f_Caractères_5f_correction"><text:span text:style-name="T54">x</text:span></text:span><text:span text:style-name="_5f_Caractères_5f_correction"><text:span text:style-name="T101"> </text:span></text:span></text:p>
        </text:list-item>
        <text:list-item>
          <text:p text:style-name="P77"><text:span text:style-name="T354">−</text:span><text:span text:style-name="T32">3</text:span><text:span text:style-name="T346">x</text:span><text:span text:style-name="_5f_BVS"><text:span text:style-name="T51"> </text:span></text:span><text:span text:style-name="_5f_Consigne"><text:span text:style-name="T21"></text:span></text:span><text:span text:style-name="_5f_BVS"><text:span text:style-name="T51"> </text:span></text:span><text:span text:style-name="T32">7</text:span><text:span text:style-name="T346">x</text:span><text:span text:style-name="_5f_BVS"><text:span text:style-name="T51"> </text:span></text:span><text:span text:style-name="_5f_Consigne"><text:span text:style-name="T21"></text:span></text:span><text:span text:style-name="_5f_BVS"><text:span text:style-name="T51"> </text:span></text:span><text:span text:style-name="T32">10</text:span><text:span text:style-name="T346">x</text:span><text:span text:style-name="_5f_BVS"><text:span text:style-name="T51"> </text:span></text:span><text:span text:style-name="T354"></text:span><text:span text:style-name="T29"> </text:span><text:span text:style-name="_5f_Caractères_5f_correction"><text:span text:style-name="T320">14</text:span></text:span><text:span text:style-name="_5f_Caractères_5f_correction"><text:span text:style-name="T321">x</text:span></text:span></text:p>
        </text:list-item>
        <text:list-item>
          <text:p text:style-name="P76"><text:span text:style-name="T32">7</text:span><text:span text:style-name="_5f_BVS"><text:span text:style-name="T51"> </text:span></text:span><text:span text:style-name="T354">−</text:span><text:span text:style-name="_5f_BVS"><text:span text:style-name="T51"> </text:span></text:span><text:span text:style-name="T32">2</text:span><text:span text:style-name="T346">x</text:span><text:span text:style-name="_5f_BVS"><text:span text:style-name="T51"> </text:span></text:span><text:span text:style-name="_5f_Consigne"><text:span text:style-name="T21"></text:span></text:span><text:span text:style-name="_5f_BVS"><text:span text:style-name="T51"> </text:span></text:span><text:span text:style-name="T32">4</text:span><text:span text:style-name="T346">x</text:span><text:span text:style-name="_5f_BVS"><text:span text:style-name="T51"> </text:span></text:span><text:span text:style-name="T354"></text:span><text:span text:style-name="T29"> </text:span><text:span text:style-name="_5f_Caractères_5f_correction"><text:span text:style-name="T97">7</text:span></text:span><text:span text:style-name="_5f_Caractères_5f_correction"><text:span text:style-name="T110"> </text:span></text:span><text:span text:style-name="_5f_Caractères_5f_correction"><text:span text:style-name="T103">+</text:span></text:span><text:span text:style-name="_5f_Caractères_5f_correction"><text:span text:style-name="T110"> </text:span></text:span><text:span text:style-name="_5f_Caractères_5f_correction"><text:span text:style-name="T98">2</text:span></text:span><text:span text:style-name="_5f_Caractères_5f_correction"><text:span text:style-name="T57">x</text:span></text:span><text:span text:style-name="_5f_Caractères_5f_correction"><text:span text:style-name="T110"> </text:span></text:span></text:p>
        </text:list-item>
        <text:list-item>
          <text:p text:style-name="P76"><text:span text:style-name="T351">−</text:span><text:span text:style-name="T32">5</text:span><text:span text:style-name="T346">x</text:span><text:span text:style-name="T330">2</text:span><text:span text:style-name="_5f_BVS"><text:span text:style-name="T51"> </text:span></text:span><text:span text:style-name="T354">−</text:span><text:span text:style-name="_5f_BVS"><text:span text:style-name="T51"> </text:span></text:span><text:span text:style-name="T32">7</text:span><text:span text:style-name="T346">x</text:span><text:span text:style-name="T333">2</text:span><text:span text:style-name="_5f_BVS"><text:span text:style-name="T51"> </text:span></text:span><text:span text:style-name="_5f_Consigne"><text:span text:style-name="T21"></text:span></text:span><text:span text:style-name="_5f_BVS"><text:span text:style-name="T51"> </text:span></text:span><text:span text:style-name="T32">3</text:span><text:span text:style-name="T346">x</text:span><text:span text:style-name="T331">2</text:span><text:span text:style-name="_5f_BVS"><text:span text:style-name="T51"> </text:span></text:span><text:span text:style-name="T354"></text:span><text:span text:style-name="_5f_Caractères_5f_correction"><text:span text:style-name="T375"> </text:span></text:span><text:span text:style-name="_5f_Caractères_5f_correction"><text:span text:style-name="T106">−</text:span></text:span><text:span text:style-name="_5f_Caractères_5f_correction"><text:span text:style-name="T110"> </text:span></text:span><text:span text:style-name="_5f_Caractères_5f_correction"><text:span text:style-name="T105">9</text:span></text:span><text:span text:style-name="_5f_Caractères_5f_correction"><text:span text:style-name="T57">x</text:span></text:span><text:span text:style-name="_5f_Caractères_5f_correction"><text:span text:style-name="T13">2</text:span></text:span><text:span text:style-name="_5f_BVS"><text:span text:style-name="T51"> </text:span></text:span></text:p>
        </text:list-item>
        <text:list-item>
          <text:p text:style-name="P78"><text:span text:style-name="T32">3</text:span><text:span text:style-name="T346">x</text:span><text:span text:style-name="_5f_BVS"><text:span text:style-name="T51"> </text:span></text:span><text:span text:style-name="_5f_Consigne"><text:span text:style-name="T21"></text:span></text:span><text:span text:style-name="_5f_BVS"><text:span text:style-name="T51"> </text:span></text:span><text:span text:style-name="T32">5</text:span><text:span text:style-name="_5f_BVS"><text:span text:style-name="T51"> </text:span></text:span><text:span text:style-name="_5f_Consigne"><text:span text:style-name="T21"></text:span></text:span><text:span text:style-name="_5f_BVS"><text:span text:style-name="T51"> </text:span></text:span><text:span text:style-name="T32">4</text:span><text:span text:style-name="T346">x</text:span><text:span text:style-name="T331">2</text:span><text:span text:style-name="_5f_BVS"><text:span text:style-name="T51"> </text:span></text:span><text:span text:style-name="T354"></text:span><text:span text:style-name="T29"> </text:span><text:span text:style-name="_5f_Caractères_5f_correction"><text:span text:style-name="T106">4</text:span></text:span><text:span text:style-name="_5f_Caractères_5f_correction"><text:span text:style-name="T57">x</text:span></text:span><text:span text:style-name="_5f_Caractères_5f_correction"><text:span text:style-name="T14">2</text:span></text:span><text:span text:style-name="_5f_Caractères_5f_correction"><text:span text:style-name="T106"> </text:span></text:span><text:span text:style-name="_5f_Caractères_5f_correction"><text:span text:style-name="T107">+ </text:span></text:span><text:span text:style-name="_5f_Caractères_5f_correction"><text:span text:style-name="T97">3</text:span></text:span><text:span text:style-name="_5f_Caractères_5f_correction"><text:span text:style-name="T57">x</text:span></text:span><text:span text:style-name="_5f_Caractères_5f_correction"><text:span text:style-name="T110"> </text:span></text:span><text:span text:style-name="_5f_Caractères_5f_correction"><text:span text:style-name="T104"></text:span></text:span><text:span text:style-name="_5f_Caractères_5f_correction"><text:span text:style-name="T110"> </text:span></text:span><text:span text:style-name="_5f_Caractères_5f_correction"><text:span text:style-name="T97">5</text:span></text:span></text:p>
        </text:list-item>
        <text:list-item>
          <text:p text:style-name="P76"><text:span text:style-name="_5f_BVS"><text:span text:style-name="T68">−</text:span></text:span><text:span text:style-name="_5f_BVS"><text:span text:style-name="T46">10</text:span></text:span><text:span text:style-name="_5f_BVS"><text:span text:style-name="T49">x</text:span></text:span><text:span text:style-name="_5f_BVS"><text:span text:style-name="T51"> </text:span></text:span><text:span text:style-name="_5f_BVS"><text:span text:style-name="T68">−</text:span></text:span><text:span text:style-name="_5f_BVS"><text:span text:style-name="T51"> </text:span></text:span><text:span text:style-name="_5f_BVS"><text:span text:style-name="T46">3</text:span></text:span><text:span text:style-name="_5f_BVS"><text:span text:style-name="T49">x</text:span></text:span><text:span text:style-name="_5f_BVS"><text:span text:style-name="T51"> </text:span></text:span><text:span text:style-name="_5f_BVS"><text:span text:style-name="T68">−</text:span></text:span><text:span text:style-name="_5f_BVS"><text:span text:style-name="T51"> </text:span></text:span><text:span text:style-name="_5f_BVS"><text:span text:style-name="T46">4</text:span></text:span><text:span text:style-name="_5f_BVS"><text:span text:style-name="T49">x</text:span></text:span><text:span text:style-name="_5f_BVS"><text:span text:style-name="T51"> </text:span></text:span><text:span text:style-name="_5f_BVS"><text:span text:style-name="T68"></text:span></text:span><text:span text:style-name="_5f_BVS"><text:span text:style-name="T79"> </text:span></text:span><text:span text:style-name="_5f_Caractères_5f_correction"><text:span text:style-name="T108">−</text:span></text:span><text:span text:style-name="_5f_Caractères_5f_correction"><text:span text:style-name="T110"> </text:span></text:span><text:span text:style-name="_5f_Caractères_5f_correction"><text:span text:style-name="T109">17</text:span></text:span><text:span text:style-name="_5f_Caractères_5f_correction"><text:span text:style-name="T58">x</text:span></text:span><text:span text:style-name="_5f_Caractères_5f_correction"><text:span text:style-name="T110"> </text:span></text:span></text:p>
          <text:p text:style-name="P76"><text:span text:style-name="_5f_Caractères_5f_correction"><text:span text:style-name="T110"/></text:span></text:p>
        </text:list-item>
      </text:list>
      <text:list xml:id="list101131963324466" text:continue-list="list101132567784558" text:style-name="Num_5f_Exo">
        <text:list-item>
          <text:h text:style-name="P84" text:outline-level="1"><text:soft-page-break/> Réduis l’expression quand c’est possible.</text:h>
        </text:list-item>
      </text:list>
      <text:list xml:id="list101131676726952" text:continue-list="list101132411444403" text:style-name="liste_5f_abc">
        <text:list-item text:start-value="1">
          <text:p text:style-name="P73"><text:span text:style-name="_5f_BVS"><text:span text:style-name="T46">5</text:span></text:span><text:span text:style-name="_5f_BVS"><text:span text:style-name="T49">x</text:span></text:span><text:span text:style-name="_5f_BVS"><text:span text:style-name="T51"> </text:span></text:span><text:span text:style-name="_5f_Consigne"><text:span text:style-name="T37"></text:span></text:span><text:span text:style-name="_5f_BVS"><text:span text:style-name="T51"> </text:span></text:span><text:span text:style-name="_5f_BVS"><text:span text:style-name="T46">3</text:span></text:span><text:span text:style-name="_5f_BVS"><text:span text:style-name="T51"> </text:span></text:span><text:span text:style-name="_5f_Consigne"><text:span text:style-name="T37"></text:span></text:span><text:span text:style-name="_5f_BVS"><text:span text:style-name="T51"> </text:span></text:span><text:span text:style-name="_5f_BVS"><text:span text:style-name="T46">2</text:span></text:span><text:span text:style-name="_5f_BVS"><text:span text:style-name="T49">x</text:span></text:span><text:span text:style-name="_5f_BVS"><text:span text:style-name="T51"> </text:span></text:span><text:span text:style-name="_5f_BVS"><text:span text:style-name="T68">−</text:span></text:span><text:span text:style-name="_5f_BVS"><text:span text:style-name="T51"> </text:span></text:span><text:span text:style-name="_5f_BVS"><text:span text:style-name="T46">6</text:span></text:span><text:span text:style-name="_5f_BVS"><text:span text:style-name="T51"> </text:span></text:span><text:span text:style-name="_5f_Symbole"><text:span text:style-name="T90">=</text:span></text:span><text:span text:style-name="_5f_BVS"><text:span text:style-name="T79"> </text:span></text:span><text:span text:style-name="_5f_BVS"><text:span text:style-name="T201">7</text:span></text:span><text:span text:style-name="_5f_BVS"><text:span text:style-name="T208">x</text:span></text:span><text:span text:style-name="_5f_BVS"><text:span text:style-name="T211"> </text:span></text:span><text:span text:style-name="_5f_pointillés_20_gris"><text:span text:style-name="T327">−</text:span></text:span><text:span text:style-name="_5f_BVS"><text:span text:style-name="T211"> </text:span></text:span><text:span text:style-name="_5f_BVS"><text:span text:style-name="T201">3</text:span></text:span><text:span text:style-name="_5f_BVS"><text:span text:style-name="T211"> </text:span></text:span></text:p>
        </text:list-item>
        <text:list-item>
          <text:p text:style-name="P79"><text:span text:style-name="_5f_BVS"><text:span text:style-name="T367">−</text:span></text:span><text:span text:style-name="_5f_BVS"><text:span text:style-name="T363">2</text:span></text:span><text:span text:style-name="_5f_variables"><text:span text:style-name="T364">x</text:span></text:span><text:span text:style-name="_5f_BVS"><text:span text:style-name="T363"> </text:span></text:span><text:span text:style-name="_5f_BVS"><text:span text:style-name="T366">−</text:span></text:span><text:span text:style-name="_5f_BVS"><text:span text:style-name="T363"> 5</text:span></text:span><text:span text:style-name="_5f_variables"><text:span text:style-name="T364">x</text:span></text:span><text:span text:style-name="_5f_BVS"><text:span text:style-name="T363"> </text:span></text:span><text:span text:style-name="_5f_Consigne"><text:span text:style-name="T365"></text:span></text:span><text:span text:style-name="_5f_BVS"><text:span text:style-name="T363"> 3</text:span></text:span><text:span text:style-name="_5f_variables"><text:span text:style-name="T364">x</text:span></text:span><text:span text:style-name="_5f_variables"><text:span text:style-name="T336">2</text:span></text:span><text:span text:style-name="_5f_BVS"><text:span text:style-name="T363"> </text:span></text:span><text:span text:style-name="_5f_Consigne"><text:span text:style-name="T365"></text:span></text:span><text:span text:style-name="_5f_BVS"><text:span text:style-name="T363"> 5</text:span></text:span><text:span text:style-name="_5f_variables"><text:span text:style-name="T364">x</text:span></text:span><text:span text:style-name="_5f_variables"><text:span text:style-name="T336">2</text:span></text:span><text:span text:style-name="_5f_BVS"><text:span text:style-name="T363"> </text:span></text:span><text:span text:style-name="_5f_Symbole"><text:span text:style-name="T368">=</text:span></text:span><text:span text:style-name="_5f_pointillés_20_gris"><text:span text:style-name="T362"> </text:span></text:span><text:span text:style-name="_5f_pointillés_20_gris"><text:span text:style-name="T293">8</text:span></text:span><text:span text:style-name="_5f_pointillés_20_gris"><text:span text:style-name="T291">x</text:span></text:span><text:span text:style-name="_5f_pointillés_20_gris"><text:span text:style-name="T292">²</text:span></text:span><text:span text:style-name="_5f_BVS"><text:span text:style-name="T290"> </text:span></text:span><text:span text:style-name="_5f_pointillés_20_gris"><text:span text:style-name="T337">−</text:span></text:span><text:span text:style-name="_5f_Caractères_5f_correction"><text:span text:style-name="T371"> </text:span></text:span><text:span text:style-name="_5f_Caractères_5f_correction"><text:span text:style-name="T370">7</text:span></text:span><text:span text:style-name="_5f_BVS"><text:span text:style-name="T289">x</text:span></text:span></text:p>
        </text:list-item>
        <text:list-item>
          <text:p text:style-name="P79"><text:span text:style-name="_5f_BVS"><text:span text:style-name="T68">−</text:span></text:span><text:span text:style-name="_5f_BVS"><text:span text:style-name="T46">5</text:span></text:span><text:span text:style-name="_5f_BVS"><text:span text:style-name="T49">x</text:span></text:span><text:span text:style-name="_5f_BVS"><text:span text:style-name="T329">2</text:span></text:span><text:span text:style-name="_5f_BVS"><text:span text:style-name="T51"> </text:span></text:span><text:span text:style-name="_5f_Consigne"><text:span text:style-name="T37"></text:span></text:span><text:span text:style-name="_5f_BVS"><text:span text:style-name="T51"> </text:span></text:span><text:span text:style-name="_5f_BVS"><text:span text:style-name="T46">3</text:span></text:span><text:span text:style-name="_5f_BVS"><text:span text:style-name="T51"> </text:span></text:span><text:span text:style-name="_5f_Consigne"><text:span text:style-name="T37"></text:span></text:span><text:span text:style-name="_5f_BVS"><text:span text:style-name="T51"> </text:span></text:span><text:span text:style-name="_5f_BVS"><text:span text:style-name="T46">8</text:span></text:span><text:span text:style-name="_5f_BVS"><text:span text:style-name="T49">x</text:span></text:span><text:span text:style-name="_5f_BVS"><text:span text:style-name="T329">2</text:span></text:span><text:span text:style-name="_5f_BVS"><text:span text:style-name="T51"> </text:span></text:span><text:span text:style-name="_5f_BVS"><text:span text:style-name="T68">−</text:span></text:span><text:span text:style-name="_5f_BVS"><text:span text:style-name="T51"> </text:span></text:span><text:span text:style-name="_5f_BVS"><text:span text:style-name="T46">9</text:span></text:span><text:span text:style-name="_5f_BVS"><text:span text:style-name="T51"> </text:span></text:span><text:span text:style-name="_5f_Symbole"><text:span text:style-name="T90">=</text:span></text:span><text:span text:style-name="_5f_BVS"><text:span text:style-name="T79"> </text:span></text:span><text:span text:style-name="_5f_BVS"><text:span text:style-name="T290"> </text:span></text:span><text:span text:style-name="_5f_pointillés_20_gris"><text:span text:style-name="T293">3</text:span></text:span><text:span text:style-name="_5f_pointillés_20_gris"><text:span text:style-name="T291">x</text:span></text:span><text:span text:style-name="_5f_pointillés_20_gris"><text:span text:style-name="T292">²</text:span></text:span><text:span text:style-name="_5f_BVS"><text:span text:style-name="T290"> </text:span></text:span><text:span text:style-name="_5f_pointillés_20_gris"><text:span text:style-name="T337">−</text:span></text:span><text:span text:style-name="_5f_BVS"><text:span text:style-name="T290"> </text:span></text:span><text:span text:style-name="_5f_BVS"><text:span text:style-name="T369">6</text:span></text:span></text:p>
        </text:list-item>
        <text:list-item>
          <text:p text:style-name="P79"><text:span text:style-name="_5f_BVS"><text:span text:style-name="T68">−</text:span></text:span><text:span text:style-name="_5f_BVS"><text:span text:style-name="T46">5</text:span></text:span><text:span text:style-name="_5f_BVS"><text:span text:style-name="T49">x</text:span></text:span><text:span text:style-name="_5f_BVS"><text:span text:style-name="T51"> </text:span></text:span><text:span text:style-name="_5f_Consigne"><text:span text:style-name="T37"></text:span></text:span><text:span text:style-name="_5f_BVS"><text:span text:style-name="T51"> </text:span></text:span><text:span text:style-name="_5f_BVS"><text:span text:style-name="T46">3</text:span></text:span><text:span text:style-name="_5f_BVS"><text:span text:style-name="T68">−</text:span></text:span><text:span text:style-name="_5f_BVS"><text:span text:style-name="T49">x</text:span></text:span><text:span text:style-name="_5f_BVS"><text:span text:style-name="T51"> </text:span></text:span><text:span text:style-name="_5f_Consigne"><text:span text:style-name="T37"></text:span></text:span><text:span text:style-name="_5f_BVS"><text:span text:style-name="T51"> </text:span></text:span><text:span text:style-name="_5f_BVS"><text:span text:style-name="T46">2</text:span></text:span><text:span text:style-name="_5f_BVS"><text:span text:style-name="T51"> </text:span></text:span><text:span text:style-name="_5f_Symbole"><text:span text:style-name="T90">=</text:span></text:span><text:span text:style-name="_5f_Caractères_5f_correction"><text:span text:style-name="T108"> </text:span></text:span><text:span text:style-name="_5f_pointillés_20_gris"><text:span text:style-name="T326">−</text:span></text:span><text:span text:style-name="_5f_Caractères_5f_correction"><text:span text:style-name="T108"> </text:span></text:span><text:span text:style-name="_5f_Caractères_5f_correction"><text:span text:style-name="T102">6</text:span></text:span><text:span text:style-name="_5f_BVS"><text:span text:style-name="T208">x</text:span></text:span><text:span text:style-name="_5f_BVS"><text:span text:style-name="T211"> </text:span></text:span><text:span text:style-name="_5f_pointillés_20_gris"><text:span text:style-name="T155"></text:span></text:span><text:span text:style-name="_5f_BVS"><text:span text:style-name="T211"> </text:span></text:span><text:span text:style-name="_5f_BVS"><text:span text:style-name="T184">5</text:span></text:span></text:p>
        </text:list-item>
        <text:list-item>
          <text:p text:style-name="P79"><text:span text:style-name="_5f_BVS"><text:span text:style-name="T46">6</text:span></text:span><text:span text:style-name="_5f_BVS"><text:span text:style-name="T49">x</text:span></text:span><text:span text:style-name="_5f_BVS"><text:span text:style-name="T329">2</text:span></text:span><text:span text:style-name="_5f_BVS"><text:span text:style-name="T51"> </text:span></text:span><text:span text:style-name="_5f_Consigne"><text:span text:style-name="T37"></text:span></text:span><text:span text:style-name="_5f_BVS"><text:span text:style-name="T51"> </text:span></text:span><text:span text:style-name="_5f_BVS"><text:span text:style-name="T46">2</text:span></text:span><text:span text:style-name="_5f_BVS"><text:span text:style-name="T49">x</text:span></text:span><text:span text:style-name="_5f_BVS"><text:span text:style-name="T51"> </text:span></text:span><text:span text:style-name="_5f_BVS"><text:span text:style-name="T68">−</text:span></text:span><text:span text:style-name="_5f_BVS"><text:span text:style-name="T51"> </text:span></text:span><text:span text:style-name="_5f_BVS"><text:span text:style-name="T49">x</text:span></text:span><text:span text:style-name="_5f_BVS"><text:span text:style-name="T51"> </text:span></text:span><text:span text:style-name="_5f_Consigne"><text:span text:style-name="T37"></text:span></text:span><text:span text:style-name="_5f_BVS"><text:span text:style-name="T51"> </text:span></text:span><text:span text:style-name="_5f_BVS"><text:span text:style-name="T49">x</text:span></text:span><text:span text:style-name="_5f_BVS"><text:span text:style-name="T329">2</text:span></text:span><text:span text:style-name="_5f_BVS"><text:span text:style-name="T51"> </text:span></text:span><text:span text:style-name="_5f_Consigne"><text:span text:style-name="T37"></text:span></text:span><text:span text:style-name="_5f_BVS"><text:span text:style-name="T51"> </text:span></text:span><text:span text:style-name="_5f_BVS"><text:span text:style-name="T46">0</text:span></text:span><text:span text:style-name="_5f_BVS"><text:span text:style-name="T49">x</text:span></text:span><text:span text:style-name="_5f_BVS"><text:span text:style-name="T51"> </text:span></text:span><text:span text:style-name="_5f_BVS"><text:span text:style-name="T68">−</text:span></text:span><text:span text:style-name="_5f_BVS"><text:span text:style-name="T51"> </text:span></text:span><text:span text:style-name="_5f_BVS"><text:span text:style-name="T46">4</text:span></text:span><text:span text:style-name="_5f_BVS"><text:span text:style-name="T49">x</text:span></text:span><text:span text:style-name="_5f_BVS"><text:span text:style-name="T329">2</text:span></text:span><text:span text:style-name="_5f_BVS"><text:span text:style-name="T51"> </text:span></text:span><text:span text:style-name="_5f_Symbole"><text:span text:style-name="T90">=</text:span></text:span><text:span text:style-name="_5f_BVS"><text:span text:style-name="T79"> </text:span></text:span><text:span text:style-name="_5f_BVS"><text:span text:style-name="T202">3</text:span></text:span><text:span text:style-name="_5f_BVS"><text:span text:style-name="T213">x</text:span></text:span><text:span text:style-name="_5f_BVS"><text:span text:style-name="T202">²</text:span></text:span><text:span text:style-name="_5f_BVS"><text:span text:style-name="T211"> </text:span></text:span><text:span text:style-name="_5f_pointillés_20_gris"><text:span text:style-name="T155"></text:span></text:span><text:span text:style-name="_5f_BVS"><text:span text:style-name="T211"> </text:span></text:span><text:span text:style-name="_5f_BVS"><text:span text:style-name="T213">x</text:span></text:span><text:span text:style-name="_5f_BVS"><text:span text:style-name="T211"> </text:span></text:span></text:p>
        </text:list-item>
      </text:list>
      <text:list xml:id="list101131680285651" text:continue-list="list101131963324466" text:style-name="Num_5f_Exo">
        <text:list-item>
          <text:h text:style-name="P56" text:outline-level="1"><text:span text:style-name="_5f_variable"> </text:span><text:span text:style-name="_5f_variable"><text:span text:style-name="T25">Réduis chaque expression.</text:span></text:span></text:h>
        </text:list-item>
      </text:list>
      <text:section text:style-name="Sect2" text:name="Section6">
        <text:p text:style-name="P33">A<text:span text:style-name="T25"> </text:span><text:span text:style-name="_5f_Symbole"><text:span text:style-name="T91">=</text:span></text:span><text:span text:style-name="T25"> </text:span><text:span text:style-name="_5f_variable"><text:span text:style-name="T26">2</text:span></text:span><text:span text:style-name="_5f_variable"><text:span text:style-name="T6">x</text:span></text:span><text:span text:style-name="_5f_variable"><text:span text:style-name="T30"> </text:span></text:span><text:span text:style-name="_5f_variable"><text:span text:style-name="T349"></text:span></text:span><text:span text:style-name="_5f_variable"><text:span text:style-name="T31"> </text:span></text:span><text:span text:style-name="_5f_variable"><text:span text:style-name="T26">6</text:span></text:span><text:span text:style-name="_5f_variable"><text:span text:style-name="T6">x</text:span></text:span><text:span text:style-name="_5f_variable"><text:span text:style-name="T26"> </text:span></text:span><text:span text:style-name="_5f_variable"><text:span text:style-name="T16">−</text:span></text:span> 5<text:span text:style-name="_5f_variable"><text:span text:style-name="T4">x</text:span></text:span></text:p>
        <text:p text:style-name="P34"><text:span text:style-name="_5f_pointillés_20_gris"><text:span text:style-name="T261">A</text:span></text:span><text:span text:style-name="_5f_pointillés_20_gris"><text:span text:style-name="T283"> </text:span></text:span><text:span text:style-name="_5f_pointillés_20_gris"><text:span text:style-name="T265"></text:span></text:span><text:span text:style-name="_5f_pointillés_20_gris"><text:span text:style-name="T283"> </text:span></text:span><text:span text:style-name="_5f_variable"><text:span text:style-name="T284">3</text:span></text:span><text:span text:style-name="_5f_variable"><text:span text:style-name="T269">x</text:span></text:span><text:span text:style-name="_5f_variable"><text:span text:style-name="T285"> </text:span></text:span></text:p>
        <text:p text:style-name="P46">B <text:span text:style-name="_5f_Symbole"><text:span text:style-name="T91">=</text:span></text:span> 5<text:span text:style-name="_5f_variable"><text:span text:style-name="T4">x</text:span></text:span><text:span text:style-name="T11">2</text:span><text:span text:style-name="T34"> </text:span><text:span text:style-name="_5f_variable"><text:span text:style-name="T65"></text:span></text:span><text:span text:style-name="T34"> 3</text:span><text:span text:style-name="_5f_variable"><text:span text:style-name="T42">x</text:span></text:span><text:span text:style-name="_5f_variable"><text:span text:style-name="T334">2</text:span></text:span><text:span text:style-name="T34"> </text:span></text:p>
        <text:p text:style-name="P47"><text:span text:style-name="_5f_pointillés_20_gris"><text:span text:style-name="T125">B </text:span></text:span><text:span text:style-name="_5f_pointillés_20_gris"><text:span text:style-name="T135"></text:span></text:span><text:span text:style-name="_5f_pointillés_20_gris"><text:span text:style-name="T125"> </text:span></text:span><text:span text:style-name="_5f_pointillés_20_gris"><text:span text:style-name="T127">8</text:span></text:span><text:span text:style-name="_5f_variable"><text:span text:style-name="T156">x</text:span></text:span><text:span text:style-name="_5f_pointillés_20_gris"><text:span text:style-name="T274">2 </text:span></text:span><text:span text:style-name="_5f_pointillés_20_gris"><text:span text:style-name="T125"> </text:span></text:span></text:p>
        <text:p text:style-name="P45"><text:span text:style-name="T328">C</text:span> <text:span text:style-name="_5f_Symbole"><text:span text:style-name="T91">=</text:span></text:span> <text:span text:style-name="_5f_variable"><text:span text:style-name="T42">a</text:span></text:span><text:span text:style-name="T11">2</text:span><text:span text:style-name="T34"> </text:span><text:span text:style-name="T40">−</text:span><text:span text:style-name="T34"> 5</text:span><text:span text:style-name="_5f_variable"><text:span text:style-name="T42">a</text:span></text:span><text:span text:style-name="T11">2</text:span><text:span text:style-name="T34"> </text:span><text:span text:style-name="T64"></text:span><text:span text:style-name="T34"> 2</text:span><text:span text:style-name="_5f_variable"><text:span text:style-name="T42">a</text:span></text:span><text:span text:style-name="T11">2</text:span><text:span text:style-name="T34"> </text:span></text:p>
        <text:p text:style-name="P62"><text:span text:style-name="_5f_pointillés_20_gris"><text:span text:style-name="T294">C</text:span></text:span><text:span text:style-name="_5f_pointillés_20_gris"><text:span text:style-name="T259"> </text:span></text:span><text:span text:style-name="_5f_pointillés_20_gris"><text:span text:style-name="T263"></text:span></text:span><text:span text:style-name="_5f_pointillés_20_gris"><text:span text:style-name="T259"> </text:span></text:span><text:span text:style-name="_5f_pointillés_20_gris"><text:span text:style-name="T338">−</text:span></text:span><text:span text:style-name="_5f_pointillés_20_gris"><text:span text:style-name="T259"> 2</text:span></text:span><text:span text:style-name="_5f_variable"><text:span text:style-name="T270">a</text:span></text:span><text:span text:style-name="_5f_pointillés_20_gris"><text:span text:style-name="T273">2 </text:span></text:span><text:span text:style-name="_5f_pointillés_20_gris"><text:span text:style-name="T259"> </text:span></text:span></text:p>
        <text:p text:style-name="P30"><text:span text:style-name="T319">D</text:span><text:span text:style-name="T34"> </text:span><text:span text:style-name="_5f_Symbole"><text:span text:style-name="T91">=</text:span></text:span><text:span text:style-name="T34"><draw:frame draw:style-name="fr5" draw:name="Objet7" text:anchor-type="as-char" svg:width="1.746cm" svg:height="0.873cm" draw:z-index="11"><draw:object xlink:href="./Object 1" xlink:type="simple" xlink:show="embed" xlink:actuate="onLoad"/><draw:image xlink:href="./ObjectReplacements/Object 1" xlink:type="simple" xlink:show="embed" xlink:actuate="onLoad"/><svg:desc>formule</svg:desc></draw:frame></text:span></text:p>
        <text:p text:style-name="P28"><text:span text:style-name="_5f_pointillés_20_gris"><text:span text:style-name="T237">D</text:span></text:span><text:span text:style-name="_5f_pointillés_20_gris"><text:span text:style-name="T125"> </text:span></text:span><text:span text:style-name="_5f_pointillés_20_gris"><text:span text:style-name="T135"></text:span></text:span><text:span text:style-name="_5f_pointillés_20_gris"><text:span text:style-name="T125"><draw:frame draw:style-name="fr4" draw:name="Objet1" text:anchor-type="as-char" svg:width="0.767cm" svg:height="0.873cm" draw:z-index="19"><draw:object xlink:href="./Object 3" xlink:type="simple" xlink:show="embed" xlink:actuate="onLoad"/><draw:image xlink:href="./ObjectReplacements/Object 3" xlink:type="simple" xlink:show="embed" xlink:actuate="onLoad"/><svg:desc>formule</svg:desc></draw:frame></text:span></text:span></text:p>
        <text:p text:style-name="P45"><text:span text:style-name="T319">E</text:span><text:span text:style-name="T34"> </text:span><text:span text:style-name="_5f_Symbole"><text:span text:style-name="T91">=</text:span></text:span><text:span text:style-name="T34"><draw:frame draw:style-name="fr5" draw:name="Objet8" text:anchor-type="as-char" svg:width="2.397cm" svg:height="0.873cm" draw:z-index="12"><draw:object xlink:href="./Object 2" xlink:type="simple" xlink:show="embed" xlink:actuate="onLoad"/><draw:image xlink:href="./ObjectReplacements/Object 2" xlink:type="simple" xlink:show="embed" xlink:actuate="onLoad"/><svg:desc>formule</svg:desc></draw:frame></text:span></text:p>
        <text:p text:style-name="P48"><text:span text:style-name="_5f_pointillés_20_gris"><text:span text:style-name="T237">E</text:span></text:span><text:span text:style-name="_5f_pointillés_20_gris"><text:span text:style-name="T125"> </text:span></text:span><text:span text:style-name="_5f_pointillés_20_gris"><text:span text:style-name="T135"></text:span></text:span><text:span text:style-name="_5f_pointillés_20_gris"><text:span text:style-name="T125"><draw:frame draw:style-name="fr4" draw:name="Objet2" text:anchor-type="as-char" svg:width="2.411cm" svg:height="0.873cm" draw:z-index="17"><draw:object xlink:href="./Object 5" xlink:type="simple" xlink:show="embed" xlink:actuate="onLoad"/><draw:image xlink:href="./ObjectReplacements/Object 5" xlink:type="simple" xlink:show="embed" xlink:actuate="onLoad"/><svg:desc>formule</svg:desc></draw:frame></text:span></text:span></text:p>
        <text:p text:style-name="P48"><text:span text:style-name="_5f_pointillés_20_gris"><text:span text:style-name="T237">E</text:span></text:span><text:span text:style-name="_5f_pointillés_20_gris"><text:span text:style-name="T125"> </text:span></text:span><text:span text:style-name="_5f_pointillés_20_gris"><text:span text:style-name="T135"></text:span></text:span><text:span text:style-name="_5f_pointillés_20_gris"><text:span text:style-name="T125"><draw:frame draw:style-name="fr4" draw:name="Objet3" text:anchor-type="as-char" svg:width="2.297cm" svg:height="0.873cm" draw:z-index="15"><draw:object xlink:href="./Object 4" xlink:type="simple" xlink:show="embed" xlink:actuate="onLoad"/><draw:image xlink:href="./ObjectReplacements/Object 4" xlink:type="simple" xlink:show="embed" xlink:actuate="onLoad"/><svg:desc>formule</svg:desc></draw:frame></text:span></text:span></text:p>
      </text:section>
      <text:list xml:id="list101131634928096" text:continue-numbering="true" text:style-name="Num_5f_Exo">
        <text:list-item>
          <text:h text:style-name="P57" text:outline-level="1"> <text:span text:style-name="T374">Regroupe les termes qui ont un facteur commun autre que 1 puis réduis l’expression.</text:span></text:h>
        </text:list-item>
      </text:list>
      <text:p text:style-name="P42">A <text:span text:style-name="_5f_Symbole"><text:span text:style-name="T91">=</text:span></text:span> 5<text:span text:style-name="_5f_variable"><text:span text:style-name="T4">x</text:span></text:span> <text:span text:style-name="T17">−</text:span> 4 <text:span text:style-name="T347"></text:span> 7<text:span text:style-name="_5f_variable"><text:span text:style-name="T4">x</text:span></text:span> <text:span text:style-name="T17">−</text:span> 8<text:span text:style-name="_5f_variable"><text:span text:style-name="T4">x</text:span></text:span> <text:span text:style-name="T347"></text:span> 6</text:p>
      <text:p text:style-name="P63"><text:span text:style-name="_5f_pointillés_20_gris"><text:span text:style-name="T125">A </text:span></text:span><text:span text:style-name="_5f_pointillés_20_gris"><text:span text:style-name="T135"></text:span></text:span><text:span text:style-name="_5f_pointillés_20_gris"><text:span text:style-name="T125"> 5</text:span></text:span><text:span text:style-name="_5f_variable"><text:span text:style-name="T156">x</text:span></text:span><text:span text:style-name="_5f_pointillés_20_gris"><text:span text:style-name="T125"> </text:span></text:span><text:span text:style-name="_5f_pointillés_20_gris"><text:span text:style-name="T153"></text:span></text:span><text:span text:style-name="_5f_pointillés_20_gris"><text:span text:style-name="T125"> 7</text:span></text:span><text:span text:style-name="_5f_variable"><text:span text:style-name="T156">x</text:span></text:span><text:span text:style-name="_5f_pointillés_20_gris"><text:span text:style-name="T125"> </text:span></text:span><text:span text:style-name="_5f_pointillés_20_gris"><text:span text:style-name="T326">−</text:span></text:span><text:span text:style-name="_5f_pointillés_20_gris"><text:span text:style-name="T125"> 8</text:span></text:span><text:span text:style-name="_5f_variable"><text:span text:style-name="T156">x</text:span></text:span><text:span text:style-name="_5f_pointillés_20_gris"><text:span text:style-name="T125"> </text:span></text:span><text:span text:style-name="_5f_pointillés_20_gris"><text:span text:style-name="T153"></text:span></text:span><text:span text:style-name="_5f_pointillés_20_gris"><text:span text:style-name="T125"> 6 </text:span></text:span><text:span text:style-name="_5f_pointillés_20_gris"><text:span text:style-name="T326">−</text:span></text:span><text:span text:style-name="_5f_pointillés_20_gris"><text:span text:style-name="T125"> 4 </text:span></text:span></text:p>
      <text:p text:style-name="P70"><text:span text:style-name="_5f_pointillés_20_gris"><text:span text:style-name="T125">A </text:span></text:span><text:span text:style-name="_5f_pointillés_20_gris"><text:span text:style-name="T135"></text:span></text:span><text:span text:style-name="_5f_pointillés_20_gris"><text:span text:style-name="T125"> </text:span></text:span><text:span text:style-name="_5f_pointillés_20_gris"><text:span text:style-name="T127">4</text:span></text:span><text:span text:style-name="_5f_variable"><text:span text:style-name="T156">x</text:span></text:span><text:span text:style-name="_5f_pointillés_20_gris"><text:span text:style-name="T125"> </text:span></text:span><text:span text:style-name="_5f_pointillés_20_gris"><text:span text:style-name="T153"></text:span></text:span><text:span text:style-name="_5f_pointillés_20_gris"><text:span text:style-name="T125"> </text:span></text:span><text:span text:style-name="_5f_pointillés_20_gris"><text:span text:style-name="T127">2</text:span></text:span><text:span text:style-name="_5f_pointillés_20_gris"><text:span text:style-name="T125"> </text:span></text:span></text:p>
      <text:p text:style-name="P49">B <text:span text:style-name="_5f_Symbole"><text:span text:style-name="T91">=</text:span></text:span> <text:span text:style-name="T17">−</text:span>4<text:span text:style-name="_5f_variable"><text:span text:style-name="T4">y</text:span></text:span> <text:span text:style-name="T347"></text:span> 5 <text:span text:style-name="T17">−</text:span> 2<text:span text:style-name="_5f_variable"><text:span text:style-name="T4">y</text:span></text:span><text:span text:style-name="T11">2</text:span><text:span text:style-name="T34"> </text:span><text:span text:style-name="T64"></text:span><text:span text:style-name="T34"> </text:span><text:span text:style-name="_5f_variable"><text:span text:style-name="T42">y</text:span></text:span><text:span text:style-name="T34"> </text:span><text:span text:style-name="T40">−</text:span><text:span text:style-name="T34"> 8</text:span><text:span text:style-name="_5f_variable"><text:span text:style-name="T42">y</text:span></text:span><text:span text:style-name="T11">2</text:span><text:span text:style-name="T34"> </text:span><text:span text:style-name="T40">−</text:span><text:span text:style-name="T34"> 3</text:span><text:span text:style-name="_5f_variable"><text:span text:style-name="T42">y</text:span></text:span><text:span text:style-name="T34"> </text:span><text:span text:style-name="T40">−</text:span> 11</text:p>
      <text:p text:style-name="P63"><text:span text:style-name="_5f_pointillés_20_gris"><text:span text:style-name="T125">B </text:span></text:span><text:span text:style-name="_5f_pointillés_20_gris"><text:span text:style-name="T135"></text:span></text:span><text:span text:style-name="_5f_pointillés_20_gris"><text:span text:style-name="T125"> </text:span></text:span><text:span text:style-name="_5f_pointillés_20_gris"><text:span text:style-name="T326">−</text:span></text:span><text:span text:style-name="_5f_pointillés_20_gris"><text:span text:style-name="T125"> 2</text:span></text:span><text:span text:style-name="_5f_variable"><text:span text:style-name="T156">y</text:span></text:span><text:span text:style-name="_5f_pointillés_20_gris"><text:span text:style-name="T274">2</text:span></text:span><text:span text:style-name="_5f_pointillés_20_gris"><text:span text:style-name="T125"> </text:span></text:span><text:span text:style-name="_5f_pointillés_20_gris"><text:span text:style-name="T326">−</text:span></text:span><text:span text:style-name="_5f_pointillés_20_gris"><text:span text:style-name="T125"> 8</text:span></text:span><text:span text:style-name="_5f_variable"><text:span text:style-name="T156">y</text:span></text:span><text:span text:style-name="_5f_pointillés_20_gris"><text:span text:style-name="T274">2</text:span></text:span><text:span text:style-name="_5f_pointillés_20_gris"><text:span text:style-name="T125"> </text:span></text:span><text:span text:style-name="_5f_pointillés_20_gris"><text:span text:style-name="T326">− </text:span></text:span><text:span text:style-name="_5f_pointillés_20_gris"><text:span text:style-name="T125">4</text:span></text:span><text:span text:style-name="_5f_variable"><text:span text:style-name="T156">y</text:span></text:span><text:span text:style-name="_5f_pointillés_20_gris"><text:span text:style-name="T125"> </text:span></text:span><text:span text:style-name="_5f_pointillés_20_gris"><text:span text:style-name="T153"></text:span></text:span><text:span text:style-name="_5f_pointillés_20_gris"><text:span text:style-name="T125"> </text:span></text:span><text:span text:style-name="_5f_variable"><text:span text:style-name="T156">y</text:span></text:span><text:span text:style-name="_5f_pointillés_20_gris"><text:span text:style-name="T132"> </text:span></text:span><text:span text:style-name="_5f_pointillés_20_gris"><text:span text:style-name="T326">−</text:span></text:span><text:span text:style-name="_5f_pointillés_20_gris"><text:span text:style-name="T125"> 3</text:span></text:span><text:span text:style-name="_5f_variable"><text:span text:style-name="T156">y</text:span></text:span><text:span text:style-name="_5f_pointillés_20_gris"><text:span text:style-name="T125"> </text:span></text:span><text:span text:style-name="_5f_pointillés_20_gris"><text:span text:style-name="T153"></text:span></text:span><text:span text:style-name="_5f_pointillés_20_gris"><text:span text:style-name="T125"> 5 </text:span></text:span><text:span text:style-name="_5f_pointillés_20_gris"><text:span text:style-name="T326">−</text:span></text:span><text:span text:style-name="_5f_pointillés_20_gris"><text:span text:style-name="T125"> 11 </text:span></text:span></text:p>
      <text:p text:style-name="P63"><text:span text:style-name="_5f_pointillés_20_gris"><text:span text:style-name="T125">B </text:span></text:span><text:span text:style-name="_5f_pointillés_20_gris"><text:span text:style-name="T135"></text:span></text:span><text:span text:style-name="_5f_pointillés_20_gris"><text:span text:style-name="T125"> </text:span></text:span><text:span text:style-name="_5f_pointillés_20_gris"><text:span text:style-name="T326">−</text:span></text:span><text:span text:style-name="_5f_pointillés_20_gris"><text:span text:style-name="T125"> </text:span></text:span><text:span text:style-name="_5f_pointillés_20_gris"><text:span text:style-name="T127">10</text:span></text:span><text:span text:style-name="_5f_variable"><text:span text:style-name="T156">y</text:span></text:span><text:span text:style-name="_5f_pointillés_20_gris"><text:span text:style-name="T274">2</text:span></text:span><text:span text:style-name="_5f_pointillés_20_gris"><text:span text:style-name="T125"> </text:span></text:span><text:span text:style-name="_5f_pointillés_20_gris"><text:span text:style-name="T326">−</text:span></text:span><text:span text:style-name="_5f_pointillés_20_gris"><text:span text:style-name="T169"> </text:span></text:span><text:span text:style-name="_5f_pointillés_20_gris"><text:span text:style-name="T127">6</text:span></text:span><text:span text:style-name="_5f_variable"><text:span text:style-name="T156">y</text:span></text:span><text:span text:style-name="_5f_pointillés_20_gris"><text:span text:style-name="T125"> </text:span></text:span><text:span text:style-name="_5f_pointillés_20_gris"><text:span text:style-name="T326">−</text:span></text:span><text:span text:style-name="_5f_pointillés_20_gris"><text:span text:style-name="T125"> </text:span></text:span><text:span text:style-name="_5f_pointillés_20_gris"><text:span text:style-name="T127">6</text:span></text:span><text:span text:style-name="_5f_pointillés_20_gris"><text:span text:style-name="T125"> </text:span></text:span></text:p>
      <text:p text:style-name="P50"><text:span text:style-name="T361">C</text:span> <text:span text:style-name="_5f_Symbole"><text:span text:style-name="T91">=</text:span></text:span> <text:span text:style-name="T361">5 </text:span><text:span text:style-name="T18">−</text:span><text:span text:style-name="T361"> 25</text:span><text:span text:style-name="_5f_variables"><text:span text:style-name="T5">x</text:span></text:span><text:span text:style-name="_5f_variables"><text:span text:style-name="T334">2</text:span></text:span><text:span text:style-name="T361"> </text:span><text:span text:style-name="T348"></text:span><text:span text:style-name="T361"> 3</text:span><text:span text:style-name="_5f_variables"><text:span text:style-name="T5">y</text:span></text:span><text:span text:style-name="T361"> </text:span><text:span text:style-name="T18">−</text:span><text:span text:style-name="T361"> 5</text:span><text:span text:style-name="_5f_variables"><text:span text:style-name="T5">x</text:span></text:span><text:span text:style-name="T361"> </text:span><text:span text:style-name="T18">−</text:span><text:span text:style-name="T361"> 7</text:span><text:span text:style-name="_5f_variables"><text:span text:style-name="T5">y </text:span></text:span><text:span text:style-name="_5f_variables"><text:span text:style-name="T350"></text:span></text:span><text:span text:style-name="T361"> 4</text:span><text:span text:style-name="_5f_variables"><text:span text:style-name="T5">x</text:span></text:span><text:span text:style-name="_5f_variables"><text:span text:style-name="T334">2</text:span></text:span></text:p>
      <text:p text:style-name="P63"><text:span text:style-name="_5f_pointillés_20_gris"><text:span text:style-name="T238">C</text:span></text:span><text:span text:style-name="_5f_pointillés_20_gris"><text:span text:style-name="T135"></text:span></text:span><text:span text:style-name="_5f_pointillés_20_gris"><text:span text:style-name="T125"> </text:span></text:span><text:span text:style-name="_5f_pointillés_20_gris"><text:span text:style-name="T170">− </text:span></text:span><text:span text:style-name="_5f_pointillés_20_gris"><text:span text:style-name="T128">25</text:span></text:span><text:span text:style-name="_5f_variable"><text:span text:style-name="T157">x</text:span></text:span><text:span text:style-name="_5f_pointillés_20_gris"><text:span text:style-name="T275">2 </text:span></text:span><text:span text:style-name="_5f_variables"><text:span text:style-name="T66"></text:span></text:span><text:span text:style-name="_5f_pointillés_20_gris"><text:span text:style-name="T129"> 4</text:span></text:span><text:span text:style-name="_5f_variables"><text:span text:style-name="T44">x</text:span></text:span><text:span text:style-name="_5f_variables"><text:span text:style-name="T335">2 </text:span></text:span><text:span text:style-name="_5f_pointillés_20_gris"><text:span text:style-name="T326">−</text:span></text:span><text:span text:style-name="_5f_pointillés_20_gris"><text:span text:style-name="T129"> 5</text:span></text:span><text:span text:style-name="_5f_variables"><text:span text:style-name="T44">x</text:span></text:span><text:span text:style-name="_5f_pointillés_20_gris"><text:span text:style-name="T129"> </text:span></text:span><text:span text:style-name="_5f_pointillés_20_gris"><text:span text:style-name="T128">+ </text:span></text:span><text:span text:style-name="_5f_pointillés_20_gris"><text:span text:style-name="T129">3</text:span></text:span><text:span text:style-name="_5f_variable"><text:span text:style-name="T158">y</text:span></text:span><text:span text:style-name="_5f_pointillés_20_gris"><text:span text:style-name="T129"> </text:span></text:span><text:span text:style-name="_5f_pointillés_20_gris"><text:span text:style-name="T326">−</text:span></text:span><text:span text:style-name="_5f_pointillés_20_gris"><text:span text:style-name="T129"> </text:span></text:span><text:span text:style-name="_5f_pointillés_20_gris"><text:span text:style-name="T128">7</text:span></text:span><text:span text:style-name="_5f_variable"><text:span text:style-name="T158">y</text:span></text:span><text:span text:style-name="_5f_pointillés_20_gris"><text:span text:style-name="T129"> </text:span></text:span><text:span text:style-name="_5f_variables"><text:span text:style-name="T322">+ </text:span></text:span><text:span text:style-name="_5f_pointillés_20_gris"><text:span text:style-name="T128">5 </text:span></text:span></text:p>
      <text:p text:style-name="P63"><text:span text:style-name="_5f_pointillés_20_gris"><text:span text:style-name="T238">C</text:span></text:span><text:span text:style-name="_5f_pointillés_20_gris"><text:span text:style-name="T135"></text:span></text:span><text:span text:style-name="_5f_pointillés_20_gris"><text:span text:style-name="T125"> </text:span></text:span><text:span text:style-name="_5f_pointillés_20_gris"><text:span text:style-name="T170">−</text:span></text:span><text:span text:style-name="_5f_pointillés_20_gris"><text:span text:style-name="T128"> 21</text:span></text:span><text:span text:style-name="_5f_variable"><text:span text:style-name="T157">x</text:span></text:span><text:span text:style-name="_5f_pointillés_20_gris"><text:span text:style-name="T275">2 </text:span></text:span><text:span text:style-name="_5f_pointillés_20_gris"><text:span text:style-name="T326">−</text:span></text:span><text:span text:style-name="_5f_pointillés_20_gris"><text:span text:style-name="T133"> 5</text:span></text:span><text:span text:style-name="_5f_variables"><text:span text:style-name="T44">x</text:span></text:span><text:span text:style-name="_5f_pointillés_20_gris"><text:span text:style-name="T133"> </text:span></text:span><text:span text:style-name="_5f_pointillés_20_gris"><text:span text:style-name="T326">−</text:span></text:span><text:span text:style-name="_5f_pointillés_20_gris"><text:span text:style-name="T125"> </text:span></text:span><text:span text:style-name="_5f_pointillés_20_gris"><text:span text:style-name="T128">4</text:span></text:span><text:span text:style-name="_5f_variable"><text:span text:style-name="T156">y</text:span></text:span><text:span text:style-name="_5f_pointillés_20_gris"><text:span text:style-name="T125"> </text:span></text:span><text:span text:style-name="_5f_pointillés_20_gris"><text:span text:style-name="T131">+ 5</text:span></text:span></text:p>
      <text:p text:style-name="P36"><text:span text:style-name="_5f_pointillés_20_gris"><text:span text:style-name="T45"/></text:span></text:p>
      <text:list xml:id="list101130888781430" text:continue-numbering="true" text:style-name="Num_5f_Exo">
        <text:list-item>
          <text:h text:style-name="P58" text:outline-level="1"> Réduis les expressions suivantes.</text:h>
        </text:list-item>
      </text:list>
      <text:p text:style-name="P25"><text:span text:style-name="T89">D</text:span><text:span text:style-name="T34"> </text:span><text:span text:style-name="_5f_Symbole"><text:span text:style-name="T91">=</text:span></text:span><text:span text:style-name="T34"> </text:span><text:span text:style-name="T40">−</text:span>3<text:span text:style-name="_5f_variable"><text:span text:style-name="T4">x</text:span></text:span> <text:span text:style-name="T347"></text:span> 5<text:span text:style-name="T24"> </text:span><text:span text:style-name="T17">−</text:span><text:span text:style-name="T24"> </text:span>7<text:span text:style-name="_5f_variable"><text:span text:style-name="T4">x</text:span></text:span> <text:span text:style-name="T347"></text:span> 2<text:span text:style-name="_5f_variable"><text:span text:style-name="T4">x</text:span></text:span> <text:span text:style-name="T17">−</text:span> 6<text:span text:style-name="_5f_variable"><text:span text:style-name="T4">x</text:span></text:span> <text:span text:style-name="T17">−</text:span> 6</text:p>
      <text:p text:style-name="P64"><text:span text:style-name="_5f_pointillés_20_gris"><text:span text:style-name="T239">D</text:span></text:span><text:span text:style-name="_5f_pointillés_20_gris"><text:span text:style-name="T125"> </text:span></text:span><text:span text:style-name="_5f_pointillés_20_gris"><text:span text:style-name="T135"></text:span></text:span><text:span text:style-name="_5f_pointillés_20_gris"><text:span text:style-name="T125"> </text:span></text:span><text:span text:style-name="_5f_pointillés_20_gris"><text:span text:style-name="T169">− </text:span></text:span><text:span text:style-name="_5f_pointillés_20_gris"><text:span text:style-name="T125">3</text:span></text:span><text:span text:style-name="_5f_variable"><text:span text:style-name="T156">x</text:span></text:span><text:span text:style-name="_5f_pointillés_20_gris"><text:span text:style-name="T125"> </text:span></text:span><text:span text:style-name="_5f_pointillés_20_gris"><text:span text:style-name="T169">−</text:span></text:span><text:span text:style-name="_5f_pointillés_20_gris"><text:span text:style-name="T180"> </text:span></text:span><text:span text:style-name="_5f_pointillés_20_gris"><text:span text:style-name="T125">7</text:span></text:span><text:span text:style-name="_5f_variable"><text:span text:style-name="T156">x</text:span></text:span><text:span text:style-name="_5f_pointillés_20_gris"><text:span text:style-name="T125"> </text:span></text:span><text:span text:style-name="_5f_pointillés_20_gris"><text:span text:style-name="T153"></text:span></text:span><text:span text:style-name="_5f_pointillés_20_gris"><text:span text:style-name="T125"> 2</text:span></text:span><text:span text:style-name="_5f_variable"><text:span text:style-name="T156">x</text:span></text:span><text:span text:style-name="_5f_pointillés_20_gris"><text:span text:style-name="T125"> </text:span></text:span><text:span text:style-name="_5f_pointillés_20_gris"><text:span text:style-name="T169">−</text:span></text:span><text:span text:style-name="_5f_pointillés_20_gris"><text:span text:style-name="T125"> 6</text:span></text:span><text:span text:style-name="_5f_variable"><text:span text:style-name="T156">x</text:span></text:span><text:span text:style-name="_5f_pointillés_20_gris"><text:span text:style-name="T125"> </text:span></text:span><text:span text:style-name="_5f_pointillés_20_gris"><text:span text:style-name="T153"></text:span></text:span><text:span text:style-name="_5f_pointillés_20_gris"><text:span text:style-name="T125"> 5</text:span></text:span><text:span text:style-name="_5f_pointillés_20_gris"><text:span text:style-name="T180"> </text:span></text:span><text:span text:style-name="_5f_pointillés_20_gris"><text:span text:style-name="T169">−</text:span></text:span><text:span text:style-name="_5f_pointillés_20_gris"><text:span text:style-name="T125"> 6</text:span></text:span></text:p>
      <text:p text:style-name="P29"><text:span text:style-name="_5f_pointillés_20_gris"><text:span text:style-name="T239">D</text:span></text:span><text:span text:style-name="_5f_pointillés_20_gris"><text:span text:style-name="T125"> </text:span></text:span><text:span text:style-name="_5f_pointillés_20_gris"><text:span text:style-name="T135"> </text:span></text:span><text:span text:style-name="_5f_pointillés_20_gris"><text:span text:style-name="T169">− </text:span></text:span><text:span text:style-name="_5f_pointillés_20_gris"><text:span text:style-name="T172">1</text:span></text:span><text:span text:style-name="_5f_pointillés_20_gris"><text:span text:style-name="T130">4</text:span></text:span><text:span text:style-name="_5f_variable"><text:span text:style-name="T156">x</text:span></text:span><text:span text:style-name="_5f_pointillés_20_gris"><text:span text:style-name="T125"> </text:span></text:span><text:span text:style-name="_5f_pointillés_20_gris"><text:span text:style-name="T169">−</text:span></text:span><text:span text:style-name="_5f_pointillés_20_gris"><text:span text:style-name="T125"> </text:span></text:span><text:span text:style-name="_5f_pointillés_20_gris"><text:span text:style-name="T130">1</text:span></text:span><text:span text:style-name="_5f_pointillés_20_gris"><text:span text:style-name="T125"> </text:span></text:span></text:p>
      <text:p text:style-name="P29"><text:span text:style-name="_5f_pointillés_20_gris"><text:span text:style-name="T179"/></text:span></text:p>
      <text:p text:style-name="P44"><text:span text:style-name="T372">E</text:span> <text:span text:style-name="_5f_Symbole"><text:span text:style-name="T91">=</text:span></text:span> 4<text:span text:style-name="_5f_variable"><text:span text:style-name="T343">x</text:span></text:span> <text:span text:style-name="T17">−</text:span> 5 <text:span text:style-name="T347"></text:span> 6<text:span text:style-name="_5f_variable"><text:span text:style-name="T343">x</text:span></text:span><text:span text:style-name="_5f_variable"><text:span text:style-name="T332">2</text:span></text:span><text:span text:style-name="T34"> </text:span><text:span text:style-name="T64"></text:span><text:span text:style-name="T34"> 4 </text:span><text:span text:style-name="T40">−</text:span> 2<text:span text:style-name="_5f_variable"><text:span text:style-name="T343">x</text:span></text:span><text:span text:style-name="_5f_variable"><text:span text:style-name="T332">2</text:span></text:span><text:span text:style-name="T34"> </text:span><text:span text:style-name="T40">−</text:span> <text:span text:style-name="_5f_variable"><text:span text:style-name="T343">x</text:span></text:span> <text:span text:style-name="T347"></text:span> <text:span text:style-name="_5f_variable"><text:span text:style-name="T343">x</text:span></text:span><text:span text:style-name="_5f_variable"><text:span text:style-name="T332">2</text:span></text:span><text:span text:style-name="T34"> </text:span><text:span text:style-name="T40">−</text:span> 7<text:span text:style-name="_5f_variable"><text:span text:style-name="T343">x</text:span></text:span></text:p>
      <text:p text:style-name="P64"><text:span text:style-name="_5f_pointillés_20_gris"><text:span text:style-name="T239">E</text:span></text:span><text:span text:style-name="_5f_pointillés_20_gris"><text:span text:style-name="T125"> </text:span></text:span><text:span text:style-name="_5f_pointillés_20_gris"><text:span text:style-name="T135"></text:span></text:span><text:span text:style-name="_5f_pointillés_20_gris"><text:span text:style-name="T125"> 6</text:span></text:span><text:span text:style-name="_5f_variable"><text:span text:style-name="T218">x</text:span></text:span><text:span text:style-name="_5f_pointillés_20_gris"><text:span text:style-name="T274">2 </text:span></text:span><text:span text:style-name="_5f_pointillés_20_gris"><text:span text:style-name="T169">−</text:span></text:span><text:span text:style-name="_5f_pointillés_20_gris"><text:span text:style-name="T125"> 2</text:span></text:span><text:span text:style-name="_5f_variable"><text:span text:style-name="T218">x</text:span></text:span><text:span text:style-name="_5f_pointillés_20_gris"><text:span text:style-name="T274">2 </text:span></text:span><text:span text:style-name="_5f_pointillés_20_gris"><text:span text:style-name="T153"></text:span></text:span><text:span text:style-name="_5f_pointillés_20_gris"><text:span text:style-name="T125"> </text:span></text:span><text:span text:style-name="_5f_variable"><text:span text:style-name="T218">x</text:span></text:span><text:span text:style-name="_5f_pointillés_20_gris"><text:span text:style-name="T274">2</text:span></text:span><text:span text:style-name="_5f_pointillés_20_gris"><text:span text:style-name="T125"> </text:span></text:span><text:span text:style-name="_5f_pointillés_20_gris"><text:span text:style-name="T131">+ </text:span></text:span><text:span text:style-name="_5f_pointillés_20_gris"><text:span text:style-name="T125">4</text:span></text:span><text:span text:style-name="_5f_variable"><text:span text:style-name="T218">x</text:span></text:span><text:span text:style-name="_5f_pointillés_20_gris"><text:span text:style-name="T125"> </text:span></text:span><text:span text:style-name="_5f_pointillés_20_gris"><text:span text:style-name="T169">−</text:span></text:span><text:span text:style-name="_5f_pointillés_20_gris"><text:span text:style-name="T125"> </text:span></text:span><text:span text:style-name="_5f_variable"><text:span text:style-name="T218">x</text:span></text:span><text:span text:style-name="_5f_pointillés_20_gris"><text:span text:style-name="T125"> </text:span></text:span><text:span text:style-name="_5f_pointillés_20_gris"><text:span text:style-name="T169">−</text:span></text:span><text:span text:style-name="_5f_pointillés_20_gris"><text:span text:style-name="T125"> 7</text:span></text:span><text:span text:style-name="_5f_variable"><text:span text:style-name="T218">x </text:span></text:span><text:span text:style-name="_5f_pointillés_20_gris"><text:span text:style-name="T167">−</text:span></text:span><text:span text:style-name="_5f_pointillés_20_gris"><text:span text:style-name="T204"> 5 </text:span></text:span><text:span text:style-name="_5f_pointillés_20_gris"><text:span text:style-name="T154"></text:span></text:span><text:span text:style-name="_5f_pointillés_20_gris"><text:span text:style-name="T204"> 4 </text:span></text:span></text:p>
      <text:p text:style-name="P64"><text:span text:style-name="_5f_pointillés_20_gris"><text:span text:style-name="T241">E </text:span></text:span><text:span text:style-name="_5f_pointillés_20_gris"><text:span text:style-name="T137"></text:span></text:span><text:span text:style-name="_5f_pointillés_20_gris"><text:span text:style-name="T204"> </text:span></text:span><text:span text:style-name="_5f_pointillés_20_gris"><text:span text:style-name="T205">5</text:span></text:span><text:span text:style-name="_5f_variable"><text:span text:style-name="T218">x</text:span></text:span><text:span text:style-name="_5f_pointillés_20_gris"><text:span text:style-name="T276">2</text:span></text:span><text:span text:style-name="_5f_pointillés_20_gris"><text:span text:style-name="T204"> </text:span></text:span><text:span text:style-name="_5f_pointillés_20_gris"><text:span text:style-name="T167">−</text:span></text:span><text:span text:style-name="_5f_pointillés_20_gris"><text:span text:style-name="T204"> </text:span></text:span><text:span text:style-name="_5f_pointillés_20_gris"><text:span text:style-name="T205">4</text:span></text:span><text:span text:style-name="_5f_variable"><text:span text:style-name="T218">x </text:span></text:span><text:span text:style-name="_5f_pointillés_20_gris"><text:span text:style-name="T167">−</text:span></text:span><text:span text:style-name="_5f_pointillés_20_gris"><text:span text:style-name="T204"> </text:span></text:span><text:span text:style-name="_5f_pointillés_20_gris"><text:span text:style-name="T205">1</text:span></text:span><text:span text:style-name="_5f_pointillés_20_gris"><text:span text:style-name="T204"> </text:span></text:span></text:p>
      <text:list xml:id="list101131718205961" text:continue-numbering="true" text:style-name="Num_5f_Exo">
        <text:list-item>
          <text:h text:style-name="P59" text:outline-level="1"> <text:span text:style-name="T342">Calcule puis r</text:span>éduis les expressions suivantes.</text:h>
        </text:list-item>
      </text:list>
      <text:p text:style-name="P45"><text:span text:style-name="T88">F</text:span><text:span text:style-name="T84"> </text:span><text:span text:style-name="_5f_Symbole"><text:span text:style-name="T92">=</text:span></text:span><text:span text:style-name="T84"> </text:span><text:span text:style-name="_5f_BVS"><text:span text:style-name="T85">3</text:span></text:span><text:span text:style-name="_5f_BVS"><text:span text:style-name="T59">x</text:span></text:span><text:span text:style-name="_5f_BVS"><text:span text:style-name="T60"> </text:span></text:span><text:span text:style-name="_5f_BVS"><text:span text:style-name="T71">×</text:span></text:span><text:span text:style-name="_5f_BVS"><text:span text:style-name="T60"> </text:span></text:span><text:span text:style-name="_5f_BVS"><text:span text:style-name="T85">(4</text:span></text:span><text:span text:style-name="_5f_BVS"><text:span text:style-name="T60"> </text:span></text:span><text:span text:style-name="_5f_BVS"><text:span text:style-name="T71">×</text:span></text:span><text:span text:style-name="_5f_BVS"><text:span text:style-name="T60"> </text:span></text:span><text:span text:style-name="_5f_BVS"><text:span text:style-name="T59">x</text:span></text:span><text:span text:style-name="_5f_BVS"><text:span text:style-name="T85">)</text:span></text:span><text:span text:style-name="_5f_BVS"><text:span text:style-name="T60"> </text:span></text:span><text:span text:style-name="_5f_Consigne"><text:span text:style-name="T41"></text:span></text:span><text:span text:style-name="_5f_BVS"><text:span text:style-name="T60"> </text:span></text:span><text:span text:style-name="_5f_BVS"><text:span text:style-name="T86">(</text:span></text:span><text:span text:style-name="_5f_BVS"><text:span text:style-name="T71">−</text:span></text:span><text:span text:style-name="_5f_BVS"><text:span text:style-name="T59">x</text:span></text:span><text:span text:style-name="_5f_BVS"><text:span text:style-name="T87">) </text:span></text:span><text:span text:style-name="_5f_BVS"><text:span text:style-name="T71">×</text:span></text:span><text:span text:style-name="_5f_BVS"><text:span text:style-name="T87"> </text:span></text:span><text:span text:style-name="_5f_BVS"><text:span text:style-name="T85">(</text:span></text:span><text:span text:style-name="_5f_BVS"><text:span text:style-name="T71">−</text:span></text:span><text:span text:style-name="_5f_BVS"><text:span text:style-name="T85">2)</text:span></text:span><text:span text:style-name="_5f_BVS"><text:span text:style-name="T60"> </text:span></text:span><text:span text:style-name="_5f_Consigne"><text:span text:style-name="T41"></text:span></text:span><text:span text:style-name="_5f_BVS"><text:span text:style-name="T60"> </text:span></text:span><text:span text:style-name="_5f_BVS"><text:span text:style-name="T85">5</text:span></text:span><text:span text:style-name="_5f_BVS"><text:span text:style-name="T60"> </text:span></text:span><text:span text:style-name="_5f_BVS"><text:span text:style-name="T71">×</text:span></text:span><text:span text:style-name="_5f_BVS"><text:span text:style-name="T60"> </text:span></text:span><text:span text:style-name="_5f_BVS"><text:span text:style-name="T85">4</text:span></text:span><text:span text:style-name="_5f_BVS"><text:span text:style-name="T59">x</text:span></text:span><text:span text:style-name="_5f_BVS"><text:span text:style-name="T60"> </text:span></text:span><text:span text:style-name="_5f_Consigne"><text:span text:style-name="T41"></text:span></text:span><text:span text:style-name="_5f_BVS"><text:span text:style-name="T60"> </text:span></text:span><text:span text:style-name="_5f_BVS"><text:span text:style-name="T85">5</text:span></text:span><text:span text:style-name="_5f_BVS"><text:span text:style-name="T87"> </text:span></text:span><text:span text:style-name="_5f_BVS"><text:span text:style-name="T71">×</text:span></text:span><text:span text:style-name="_5f_BVS"><text:span text:style-name="T87"> </text:span></text:span><text:span text:style-name="_5f_BVS"><text:span text:style-name="T85">(</text:span></text:span><text:span text:style-name="_5f_BVS"><text:span text:style-name="T71">−</text:span></text:span><text:span text:style-name="_5f_BVS"><text:span text:style-name="T85">2)</text:span></text:span></text:p>
      <text:p text:style-name="P69"><text:span text:style-name="_5f_pointillés_20_gris"><text:span text:style-name="T242">F</text:span></text:span><text:span text:style-name="_5f_pointillés_20_gris"><text:span text:style-name="T250"> </text:span></text:span><text:span text:style-name="_5f_pointillés_20_gris"><text:span text:style-name="T146"></text:span></text:span><text:span text:style-name="_5f_pointillés_20_gris"><text:span text:style-name="T250"> </text:span></text:span><text:span text:style-name="_5f_BVS"><text:span text:style-name="T251">3</text:span></text:span><text:span text:style-name="_5f_BVS"><text:span text:style-name="T225">x</text:span></text:span><text:span text:style-name="_5f_BVS"><text:span text:style-name="T222"> </text:span></text:span><text:span text:style-name="_5f_BVS"><text:span text:style-name="T148">× <text:s/></text:span></text:span><text:span text:style-name="_5f_BVS"><text:span text:style-name="T222"><text:s/></text:span></text:span><text:span text:style-name="_5f_BVS"><text:span text:style-name="T251">4</text:span></text:span><text:span text:style-name="_5f_BVS"><text:span text:style-name="T222"> </text:span></text:span><text:span text:style-name="_5f_BVS"><text:span text:style-name="T225">x <text:s text:c="8"/></text:span></text:span><text:span text:style-name="_5f_BVS"><text:span text:style-name="T222"><text:s/></text:span></text:span><text:span text:style-name="_5f_Consigne"><text:span text:style-name="T173"></text:span></text:span><text:span text:style-name="_5f_BVS"><text:span text:style-name="T222"> </text:span></text:span><text:span text:style-name="_5f_BVS"><text:span text:style-name="T248">2 </text:span></text:span><text:span text:style-name="_5f_BVS"><text:span text:style-name="T225">x</text:span></text:span><text:span text:style-name="_5f_BVS"><text:span text:style-name="T222"> <text:s text:c="14"/></text:span></text:span><text:span text:style-name="_5f_Consigne"><text:span text:style-name="T173"></text:span></text:span><text:span text:style-name="_5f_BVS"><text:span text:style-name="T222"> </text:span></text:span><text:span text:style-name="_5f_BVS"><text:span text:style-name="T247">20</text:span></text:span><text:span text:style-name="_5f_BVS"><text:span text:style-name="T225">x </text:span></text:span><text:span text:style-name="_5f_BVS"><text:span text:style-name="T222"><text:s text:c="5"/></text:span></text:span><text:span text:style-name="_5f_Consigne"><text:span text:style-name="T173">– </text:span></text:span><text:span text:style-name="_5f_BVS"><text:span text:style-name="T248"><text:s/></text:span></text:span><text:span text:style-name="_5f_BVS"><text:span text:style-name="T247">10</text:span></text:span></text:p>
      <text:p text:style-name="P69"><text:span text:style-name="_5f_pointillés_20_gris"><text:span text:style-name="T243">F</text:span></text:span><text:span text:style-name="_5f_pointillés_20_gris"><text:span text:style-name="T246"> </text:span></text:span><text:span text:style-name="_5f_pointillés_20_gris"><text:span text:style-name="T147"></text:span></text:span><text:span text:style-name="_5f_pointillés_20_gris"><text:span text:style-name="T246"> </text:span></text:span><text:span text:style-name="_5f_BVS"><text:span text:style-name="T247">12</text:span></text:span><text:span text:style-name="_5f_BVS"><text:span text:style-name="T222"> </text:span></text:span><text:span text:style-name="_5f_BVS"><text:span text:style-name="T223">x </text:span></text:span><text:span text:style-name="_5f_BVS"><text:span text:style-name="T224">² </text:span></text:span><text:span text:style-name="_5f_BVS"><text:span text:style-name="T223"><text:s text:c="8"/></text:span></text:span><text:span text:style-name="_5f_BVS"><text:span text:style-name="T222"><text:s/></text:span></text:span><text:span text:style-name="_5f_Consigne"><text:span text:style-name="T173"></text:span></text:span><text:span text:style-name="_5f_BVS"><text:span text:style-name="T222"> </text:span></text:span><text:span text:style-name="_5f_BVS"><text:span text:style-name="T248">2 </text:span></text:span><text:span text:style-name="_5f_BVS"><text:span text:style-name="T223">x</text:span></text:span><text:span text:style-name="_5f_BVS"><text:span text:style-name="T222"> <text:s text:c="14"/></text:span></text:span><text:span text:style-name="_5f_Consigne"><text:span text:style-name="T173"></text:span></text:span><text:span text:style-name="_5f_BVS"><text:span text:style-name="T222"> </text:span></text:span><text:span text:style-name="_5f_BVS"><text:span text:style-name="T247">20</text:span></text:span><text:span text:style-name="_5f_BVS"><text:span text:style-name="T223">x </text:span></text:span><text:span text:style-name="_5f_BVS"><text:span text:style-name="T222"><text:s text:c="7"/></text:span></text:span><text:span text:style-name="_5f_Consigne"><text:span text:style-name="T173">– </text:span></text:span><text:span text:style-name="_5f_BVS"><text:span text:style-name="T248"><text:s/></text:span></text:span><text:span text:style-name="_5f_BVS"><text:span text:style-name="T247">10</text:span></text:span></text:p>
      <text:p text:style-name="P69"><text:span text:style-name="_5f_pointillés_20_gris"><text:span text:style-name="T244">F</text:span></text:span><text:span text:style-name="_5f_pointillés_20_gris"><text:span text:style-name="T246"> </text:span></text:span><text:span text:style-name="_5f_pointillés_20_gris"><text:span text:style-name="T147"></text:span></text:span><text:span text:style-name="_5f_pointillés_20_gris"><text:span text:style-name="T246"> </text:span></text:span><text:span text:style-name="_5f_BVS"><text:span text:style-name="T247">12</text:span></text:span><text:span text:style-name="_5f_BVS"><text:span text:style-name="T222"> </text:span></text:span><text:span text:style-name="_5f_BVS"><text:span text:style-name="T223">x </text:span></text:span><text:span text:style-name="_5f_BVS"><text:span text:style-name="T224">² </text:span></text:span><text:span text:style-name="_5f_BVS"><text:span text:style-name="T223"><text:s text:c="4"/></text:span></text:span><text:span text:style-name="_5f_Consigne"><text:span text:style-name="T173"></text:span></text:span><text:span text:style-name="_5f_BVS"><text:span text:style-name="T222"> </text:span></text:span><text:span text:style-name="_5f_BVS"><text:span text:style-name="T248">2</text:span></text:span><text:span text:style-name="_5f_BVS"><text:span text:style-name="T247">2</text:span></text:span><text:span text:style-name="_5f_BVS"><text:span text:style-name="T248"> </text:span></text:span><text:span text:style-name="_5f_BVS"><text:span text:style-name="T223">x</text:span></text:span><text:span text:style-name="_5f_BVS"><text:span text:style-name="T222"> <text:s text:c="7"/></text:span></text:span><text:span text:style-name="_5f_Consigne"><text:span text:style-name="T173">– </text:span></text:span><text:span text:style-name="_5f_BVS"><text:span text:style-name="T248"><text:s/></text:span></text:span><text:span text:style-name="_5f_BVS"><text:span text:style-name="T247">10</text:span></text:span></text:p>
      <text:p text:style-name="P43"><text:span text:style-name="_5f_BVS"><text:span text:style-name="T342">G</text:span></text:span> <text:span text:style-name="_5f_Symbole"><text:span text:style-name="T91">=</text:span></text:span> <text:span text:style-name="_5f_BVS"><text:span text:style-name="T342">4</text:span></text:span><text:span text:style-name="_5f_BVS"><text:span text:style-name="T344">x</text:span></text:span><text:span text:style-name="_5f_BVS"><text:span text:style-name="T51"> </text:span></text:span><text:span text:style-name="_5f_BVS"><text:span text:style-name="T356">×</text:span></text:span><text:span text:style-name="_5f_BVS"><text:span text:style-name="T51"> </text:span></text:span><text:span text:style-name="_5f_BVS"><text:span text:style-name="T342">(2</text:span></text:span><text:span text:style-name="_5f_BVS"><text:span text:style-name="T344">x</text:span></text:span><text:span text:style-name="_5f_BVS"><text:span text:style-name="T342">)</text:span></text:span><text:span text:style-name="_5f_BVS"><text:span text:style-name="T51"> </text:span></text:span><text:span text:style-name="_5f_Consigne"><text:span text:style-name="T37"></text:span></text:span><text:span text:style-name="_5f_BVS"><text:span text:style-name="T51"> </text:span></text:span><text:span text:style-name="_5f_BVS"><text:span text:style-name="T342">4</text:span></text:span><text:span text:style-name="_5f_BVS"><text:span text:style-name="T344">x</text:span></text:span><text:span text:style-name="_5f_BVS"><text:span text:style-name="T51"> </text:span></text:span><text:span text:style-name="_5f_BVS"><text:span text:style-name="T356">×</text:span></text:span><text:span text:style-name="_5f_BVS"><text:span text:style-name="T51"> </text:span></text:span><text:span text:style-name="_5f_BVS"><text:span text:style-name="T342">(</text:span></text:span><text:span text:style-name="_5f_BVS"><text:span text:style-name="T356">−</text:span></text:span><text:span text:style-name="_5f_BVS"><text:span text:style-name="T342">1)</text:span></text:span><text:span text:style-name="_5f_Consigne"><text:span text:style-name="T77"> </text:span></text:span><text:span text:style-name="_5f_BVS"><text:span text:style-name="T356">−</text:span></text:span><text:span text:style-name="_5f_Consigne"><text:span text:style-name="T77"> </text:span></text:span><text:span text:style-name="_5f_BVS"><text:span text:style-name="T342">2</text:span></text:span><text:span text:style-name="_5f_BVS"><text:span text:style-name="T51"> </text:span></text:span><text:span text:style-name="_5f_BVS"><text:span text:style-name="T356">×</text:span></text:span><text:span text:style-name="_5f_BVS"><text:span text:style-name="T51"> </text:span></text:span><text:span text:style-name="_5f_BVS"><text:span text:style-name="T342">2</text:span></text:span><text:span text:style-name="_5f_BVS"><text:span text:style-name="T344">x</text:span></text:span><text:span text:style-name="_5f_Consigne"><text:span text:style-name="T77"> </text:span></text:span><text:span text:style-name="_5f_BVS"><text:span text:style-name="T356">−</text:span></text:span><text:span text:style-name="_5f_Consigne"><text:span text:style-name="T77"> </text:span></text:span><text:span text:style-name="_5f_BVS"><text:span text:style-name="T342">2</text:span></text:span><text:span text:style-name="_5f_BVS"><text:span text:style-name="T51"> </text:span></text:span><text:span text:style-name="_5f_BVS"><text:span text:style-name="T356">×</text:span></text:span><text:span text:style-name="_5f_BVS"><text:span text:style-name="T51"> </text:span></text:span><text:span text:style-name="_5f_BVS"><text:span text:style-name="T342">(</text:span></text:span><text:span text:style-name="_5f_BVS"><text:span text:style-name="T356">−</text:span></text:span><text:span text:style-name="_5f_BVS"><text:span text:style-name="T342">1)</text:span></text:span></text:p>
      <text:p text:style-name="P65"><text:span text:style-name="_5f_pointillés_20_gris"><text:span text:style-name="T240">G</text:span></text:span><text:span text:style-name="_5f_pointillés_20_gris"><text:span text:style-name="T125"> </text:span></text:span><text:span text:style-name="_5f_pointillés_20_gris"><text:span text:style-name="T135"> <text:s text:c="4"/></text:span></text:span><text:span text:style-name="_5f_pointillés_20_gris"><text:span text:style-name="T125"> </text:span></text:span><text:span text:style-name="_5f_BVS"><text:span text:style-name="T249">8</text:span></text:span><text:span text:style-name="_5f_BVS"><text:span text:style-name="T222"> </text:span></text:span><text:span text:style-name="_5f_BVS"><text:span text:style-name="T223">x </text:span></text:span><text:span text:style-name="_5f_BVS"><text:span text:style-name="T224">² </text:span></text:span><text:span text:style-name="_5f_BVS"><text:span text:style-name="T211"><text:s text:c="11"/></text:span></text:span><text:span text:style-name="_5f_Consigne"><text:span text:style-name="T163">– </text:span></text:span><text:span text:style-name="_5f_BVS"><text:span text:style-name="T211"><text:s/></text:span></text:span><text:span text:style-name="_5f_BVS"><text:span text:style-name="T134">4</text:span></text:span><text:span text:style-name="_5f_BVS"><text:span text:style-name="T214">x</text:span></text:span><text:span text:style-name="_5f_BVS"><text:span text:style-name="T211"> <text:s text:c="8"/></text:span></text:span><text:span text:style-name="_5f_BVS"><text:span text:style-name="T142">− </text:span></text:span><text:span text:style-name="_5f_BVS"><text:span text:style-name="T203">4</text:span></text:span><text:span text:style-name="_5f_BVS"><text:span text:style-name="T214">x <text:s text:c="2"/></text:span></text:span><text:span text:style-name="_5f_BVS"><text:span text:style-name="T203">+ 2</text:span></text:span></text:p>
      <text:p text:style-name="P66"><text:span text:style-name="_5f_pointillés_20_gris"><text:span text:style-name="T295">G</text:span></text:span><text:span text:style-name="_5f_pointillés_20_gris"><text:span text:style-name="T296"> </text:span></text:span><text:span text:style-name="_5f_pointillés_20_gris"><text:span text:style-name="T268"> <text:s/></text:span></text:span><text:span text:style-name="_5f_pointillés_20_gris"><text:span text:style-name="T296"> </text:span></text:span><text:span text:style-name="_5f_BVS"><text:span text:style-name="T296">8</text:span></text:span><text:span text:style-name="_5f_BVS"><text:span text:style-name="T279"> </text:span></text:span><text:span text:style-name="_5f_BVS"><text:span text:style-name="T280">x </text:span></text:span><text:span text:style-name="_5f_BVS"><text:span text:style-name="T281">² </text:span></text:span><text:span text:style-name="_5f_BVS"><text:span text:style-name="T279"><text:s text:c="3"/></text:span></text:span><text:span text:style-name="_5f_Consigne"><text:span text:style-name="T297">– </text:span></text:span><text:span text:style-name="_5f_BVS"><text:span text:style-name="T279"><text:s/></text:span></text:span><text:span text:style-name="_5f_BVS"><text:span text:style-name="T296">8</text:span></text:span><text:span text:style-name="_5f_BVS"><text:span text:style-name="T280">x</text:span></text:span><text:span text:style-name="_5f_BVS"><text:span text:style-name="T279"> <text:s text:c="4"/></text:span></text:span><text:span text:style-name="_5f_BVS"><text:span text:style-name="T296">+ 2</text:span></text:span></text:p>
      <text:p text:style-name="P52"><text:span text:style-name="T360">H</text:span><text:span text:style-name="_5f_BVS"><text:span text:style-name="T63"> </text:span></text:span><text:span text:style-name="_5f_Symbole"><text:span text:style-name="T93">=</text:span></text:span><text:span text:style-name="_5f_BVS"><text:span text:style-name="T63"> </text:span></text:span><text:span text:style-name="T94">7</text:span><text:span text:style-name="_5f_BVS"><text:span text:style-name="T63"> </text:span></text:span><text:span text:style-name="T72">×</text:span><text:span text:style-name="_5f_BVS"><text:span text:style-name="T63"> </text:span></text:span><text:span text:style-name="T61">x</text:span><text:span text:style-name="_5f_BVS"><text:span text:style-name="T63"> </text:span></text:span><text:span text:style-name="T72">−</text:span><text:span text:style-name="_5f_BVS"><text:span text:style-name="T63"> </text:span></text:span><text:span text:style-name="T94">3</text:span><text:span text:style-name="_5f_BVS"><text:span text:style-name="T63"> </text:span></text:span><text:span text:style-name="T72">×</text:span><text:span text:style-name="_5f_BVS"><text:span text:style-name="T63"> </text:span></text:span><text:span text:style-name="_5f_BVS"><text:span text:style-name="T62">x</text:span></text:span><text:span text:style-name="_5f_BVS"><text:span text:style-name="T63"> </text:span></text:span><text:span text:style-name="T72">−</text:span><text:span text:style-name="_5f_BVS"><text:span text:style-name="T63"> </text:span></text:span><text:span text:style-name="T94">3</text:span><text:span text:style-name="_5f_BVS"><text:span text:style-name="T63"> </text:span></text:span><text:span text:style-name="T72">×</text:span><text:span text:style-name="_5f_BVS"><text:span text:style-name="T63"> </text:span></text:span><text:span text:style-name="T94">7</text:span><text:span text:style-name="_5f_BVS"><text:span text:style-name="T63"> </text:span></text:span><text:span text:style-name="T72">−</text:span><text:span text:style-name="_5f_BVS"><text:span text:style-name="T63"> </text:span></text:span><text:span text:style-name="T94">2</text:span><text:span text:style-name="T61">x</text:span><text:span text:style-name="_5f_BVS"><text:span text:style-name="T63"> </text:span></text:span><text:span text:style-name="T72">×</text:span><text:span text:style-name="_5f_BVS"><text:span text:style-name="T63"> </text:span></text:span><text:span text:style-name="_5f_BVS"><text:span text:style-name="T62">x</text:span></text:span><text:span text:style-name="_5f_BVS"><text:span text:style-name="T63"> </text:span></text:span><text:span text:style-name="T72">−</text:span><text:span text:style-name="_5f_BVS"><text:span text:style-name="T63"> </text:span></text:span><text:span text:style-name="T94">7</text:span><text:span text:style-name="_5f_BVS"><text:span text:style-name="T63"> </text:span></text:span><text:span text:style-name="T72">×</text:span><text:span text:style-name="_5f_BVS"><text:span text:style-name="T63"> </text:span></text:span><text:span text:style-name="_5f_BVS"><text:span text:style-name="T62">x</text:span></text:span><text:span text:style-name="_5f_BVS"><text:span text:style-name="T63"> </text:span></text:span><text:span text:style-name="T72">−</text:span><text:span text:style-name="_5f_BVS"><text:span text:style-name="T63"> </text:span></text:span><text:span text:style-name="T94">7</text:span><text:span text:style-name="_5f_BVS"><text:span text:style-name="T63"> </text:span></text:span><text:span text:style-name="T72">×</text:span><text:span text:style-name="_5f_BVS"><text:span text:style-name="T63"> </text:span></text:span><text:span text:style-name="T94">(</text:span><text:span text:style-name="T72">−</text:span><text:span text:style-name="T94">3)</text:span></text:p>
      <text:p text:style-name="P67"><text:span text:style-name="_5f_pointillés_20_gris"><text:span text:style-name="T245">H</text:span></text:span><text:span text:style-name="_5f_pointillés_20_gris"><text:span text:style-name="T252"> </text:span></text:span><text:span text:style-name="_5f_pointillés_20_gris"><text:span text:style-name="T149"></text:span></text:span><text:span text:style-name="_5f_BVS"><text:span text:style-name="T186"> </text:span></text:span><text:span text:style-name="_5f_pointillés_20_gris"><text:span text:style-name="T253">7</text:span></text:span><text:span text:style-name="_5f_pointillés_20_gris"><text:span text:style-name="T227">x</text:span></text:span><text:span text:style-name="_5f_BVS"><text:span text:style-name="T186"> </text:span></text:span><text:span text:style-name="_5f_pointillés_20_gris"><text:span text:style-name="T151">−</text:span></text:span><text:span text:style-name="_5f_BVS"><text:span text:style-name="T186"> </text:span></text:span><text:span text:style-name="_5f_pointillés_20_gris"><text:span text:style-name="T253">3</text:span></text:span><text:span text:style-name="_5f_BVS"><text:span text:style-name="T226">x</text:span></text:span><text:span text:style-name="_5f_BVS"><text:span text:style-name="T186"> </text:span></text:span><text:span text:style-name="_5f_pointillés_20_gris"><text:span text:style-name="T151">−</text:span></text:span><text:span text:style-name="_5f_BVS"><text:span text:style-name="T186"> </text:span></text:span><text:span text:style-name="_5f_pointillés_20_gris"><text:span text:style-name="T255">21</text:span></text:span><text:span text:style-name="_5f_BVS"><text:span text:style-name="T186"> </text:span></text:span><text:span text:style-name="_5f_pointillés_20_gris"><text:span text:style-name="T151">−</text:span></text:span><text:span text:style-name="_5f_BVS"><text:span text:style-name="T186"> </text:span></text:span><text:span text:style-name="_5f_pointillés_20_gris"><text:span text:style-name="T253">2</text:span></text:span><text:span text:style-name="_5f_pointillés_20_gris"><text:span text:style-name="T227">x</text:span></text:span><text:span text:style-name="_5f_pointillés_20_gris"><text:span text:style-name="T228">² </text:span></text:span><text:span text:style-name="_5f_BVS"><text:span text:style-name="T229"> </text:span></text:span><text:span text:style-name="_5f_BVS"><text:span text:style-name="T186"> </text:span></text:span><text:span text:style-name="_5f_pointillés_20_gris"><text:span text:style-name="T151">−</text:span></text:span><text:span text:style-name="_5f_pointillés_20_gris"><text:span text:style-name="T253">7</text:span></text:span><text:span text:style-name="_5f_BVS"><text:span text:style-name="T226">x</text:span></text:span><text:span text:style-name="_5f_pointillés_20_gris"><text:span text:style-name="T231"> </text:span></text:span><text:span text:style-name="_5f_pointillés_20_gris"><text:span text:style-name="T257"> </text:span></text:span><text:span text:style-name="_5f_pointillés_20_gris"><text:span text:style-name="T258">+ 21</text:span></text:span></text:p>
      <text:p text:style-name="P67"><draw:g text:anchor-type="paragraph" draw:z-index="20" draw:name="DrawObject1" draw:style-name="gr1"><draw:line draw:name="Forme2_0" draw:style-name="gr2" draw:text-style-name="P88" svg:x1="0.766cm" svg:y1="0.739cm" svg:x2="1.207cm" svg:y2="0.21cm"><text:p/></draw:line><draw:line draw:name="Forme2_1" draw:style-name="gr2" draw:text-style-name="P88" svg:x1="4.817cm" svg:y1="0.732cm" svg:x2="5.258cm" svg:y2="0.203cm"><text:p/></draw:line><draw:line draw:name="Forme2_2" draw:style-name="gr2" draw:text-style-name="P88" svg:x1="2.646cm" svg:y1="0.748cm" svg:x2="3.087cm" svg:y2="0.219cm"><text:p/></draw:line><draw:line draw:name="Forme2_3" draw:style-name="gr2" draw:text-style-name="P88" svg:x1="5.878cm" svg:y1="0.767cm" svg:x2="6.319cm" svg:y2="0.238cm"><text:p/></draw:line></draw:g><text:span text:style-name="_5f_pointillés_20_gris"><text:span text:style-name="T245">H</text:span></text:span><text:span text:style-name="_5f_pointillés_20_gris"><text:span text:style-name="T254"> </text:span></text:span><text:span text:style-name="_5f_pointillés_20_gris"><text:span text:style-name="T149"></text:span></text:span><text:span text:style-name="_5f_BVS"><text:span text:style-name="T186"> </text:span></text:span><text:span text:style-name="_5f_pointillés_20_gris"><text:span text:style-name="T257">7</text:span></text:span><text:span text:style-name="_5f_pointillés_20_gris"><text:span text:style-name="T227">x</text:span></text:span><text:span text:style-name="_5f_BVS"><text:span text:style-name="T186"> </text:span></text:span><text:span text:style-name="_5f_pointillés_20_gris"><text:span text:style-name="T151">−</text:span></text:span><text:span text:style-name="_5f_BVS"><text:span text:style-name="T186"> </text:span></text:span><text:span text:style-name="_5f_pointillés_20_gris"><text:span text:style-name="T257">3</text:span></text:span><text:span text:style-name="_5f_BVS"><text:span text:style-name="T226">x</text:span></text:span><text:span text:style-name="_5f_BVS"><text:span text:style-name="T186"> </text:span></text:span><text:span text:style-name="_5f_pointillés_20_gris"><text:span text:style-name="T151">−</text:span></text:span><text:span text:style-name="_5f_BVS"><text:span text:style-name="T186"> </text:span></text:span><text:span text:style-name="_5f_pointillés_20_gris"><text:span text:style-name="T255">21</text:span></text:span><text:span text:style-name="_5f_BVS"><text:span text:style-name="T186"> </text:span></text:span><text:span text:style-name="_5f_pointillés_20_gris"><text:span text:style-name="T151">−</text:span></text:span><text:span text:style-name="_5f_BVS"><text:span text:style-name="T186"> </text:span></text:span><text:span text:style-name="_5f_pointillés_20_gris"><text:span text:style-name="T257">2</text:span></text:span><text:span text:style-name="_5f_pointillés_20_gris"><text:span text:style-name="T227">x</text:span></text:span><text:span text:style-name="_5f_pointillés_20_gris"><text:span text:style-name="T228">² </text:span></text:span><text:span text:style-name="_5f_BVS"><text:span text:style-name="T229"> </text:span></text:span><text:span text:style-name="_5f_pointillés_20_gris"><text:span text:style-name="T151">− </text:span></text:span><text:span text:style-name="_5f_pointillés_20_gris"><text:span text:style-name="T257">7</text:span></text:span><text:span text:style-name="_5f_BVS"><text:span text:style-name="T226">x</text:span></text:span><text:span text:style-name="_5f_pointillés_20_gris"><text:span text:style-name="T231"> </text:span></text:span><text:span text:style-name="_5f_pointillés_20_gris"><text:span text:style-name="T257"> </text:span></text:span><text:span text:style-name="_5f_pointillés_20_gris"><text:span text:style-name="T258">+ 21</text:span></text:span></text:p>
      <text:p text:style-name="P68"><text:span text:style-name="_5f_pointillés_20_gris"><text:span text:style-name="T245">H</text:span></text:span><text:span text:style-name="_5f_pointillés_20_gris"><text:span text:style-name="T150"></text:span></text:span><text:span text:style-name="_5f_BVS"><text:span text:style-name="T187"> </text:span></text:span><text:span text:style-name="_5f_pointillés_20_gris"><text:span text:style-name="T151">−</text:span></text:span><text:span text:style-name="_5f_BVS"><text:span text:style-name="T187"> </text:span></text:span><text:span text:style-name="_5f_pointillés_20_gris"><text:span text:style-name="T253">2</text:span></text:span><text:span text:style-name="_5f_pointillés_20_gris"><text:span text:style-name="T227">x</text:span></text:span><text:span text:style-name="_5f_pointillés_20_gris"><text:span text:style-name="T228">² </text:span></text:span><text:span text:style-name="_5f_BVS"><text:span text:style-name="T230"> </text:span></text:span><text:span text:style-name="_5f_pointillés_20_gris"><text:span text:style-name="T152">−</text:span></text:span><text:span text:style-name="_5f_BVS"><text:span text:style-name="T186"> </text:span></text:span><text:span text:style-name="_5f_pointillés_20_gris"><text:span text:style-name="T256">3</text:span></text:span><text:span text:style-name="_5f_BVS"><text:span text:style-name="T226">x</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1" svg:font-family="OpenSymbol" style:font-pitch="variable" style:font-charset="x-symbol"/>
    <style:font-face style:name="OpenSymbol2" svg:font-family="OpenSymbol" style:font-adornments="Normal" style:font-pitch="variable" style:font-charset="x-symbol"/>
    <style:font-face style:name="OpenSymbol"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OpenSymbol3" svg:font-family="OpenSymbol" style:font-adornments="Roman" style:font-family-generic="swiss" style:font-pitch="variable"/>
    <style:font-face style:name="Times New Roman1" svg:font-family="'Times New Roman'" style:font-family-generic="swiss" style:font-pitch="variable"/>
    <style:font-face style:name="Bitstream Vera Sans6" svg:font-family="'Bitstream Vera San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3"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3"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3"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3"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3"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1"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3"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Heading_20_10" style:display-name="Heading 10" style:family="paragraph" style:parent-style-name="Heading" style:default-outline-level="10" style:list-style-name=""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3"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4"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5"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3"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4"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master-page-name="">
      <style:paragraph-properties style:page-number="auto"/>
    </style:style>
    <style:style style:name="_5f_Paragraphe_5f_Coche" style:display-name="_Paragraphe_Coche" style:family="paragraph" style:parent-style-name="_5f_Paragraphe"/>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3"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1"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3"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Titre_20_d_27_exercice" style:display-name="_Titre d'exercice" style:family="text">
      <style:text-properties fo:color="#52cc00" loext:opacity="1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3"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3"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Puce_5f_enonce1" style:display-name="Puce_enonce1" style:family="text">
      <style:text-properties fo:color="#e8c32a" loext:opacity="100%" style:font-name="Bitstream Vera Sans3"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3"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5"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5"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3"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3"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text-position="0% 100%" style:font-name="Bitstream Vera Sans3" fo:font-family="'Bitstream Vera Sans'" style:font-style-name="Roman" style:font-family-generic="swiss" style:font-pitch="variable" fo:font-size="10pt" fo:font-weight="bold" style:font-size-asian="10.5pt" style:font-style-asian="normal" style:font-weight-asian="bold" style:font-style-complex="normal"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3"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3"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loext:opacity="100%" style:font-name="Bitstream Vera Sans3"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loext:opacity="100%"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3"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1"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3"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Character_5f_20_5f_style" style:display-name="Character_20_style" style:family="text"/>
    <style:style style:name="_5f_Caractères_5f_gras_5f_Vert_5f_Italique" style:display-name="_Caractères_gras_Vert_Italique" style:family="text" style:parent-style-name="_5f_Caractères">
      <style:text-properties fo:color="#069a2e" loext:opacity="100%" style:font-name="Bitstream Vera Sans3"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3"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3"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Standard">
      <style:text-properties fo:font-size="2pt" style:font-size-asian="2pt" style:font-size-complex="2pt"/>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Standard">
      <style:text-properties fo:font-size="6pt" style:font-size-asian="6pt" style:font-size-complex="6pt"/>
    </style:style>
    <style:style style:name="MP20"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_5f_En-tête">
      <style:text-properties officeooo:rsid="00203b1d" officeooo:paragraph-rsid="0046f792"/>
    </style:style>
    <style:style style:name="MP23" style:family="paragraph">
      <loext:graphic-properties draw:fill="solid" draw:fill-color="#d7e12c"/>
    </style:style>
    <style:style style:name="MP24" style:family="paragraph">
      <style:paragraph-properties fo:text-align="center"/>
    </style:style>
    <style:style style:name="MP25" style:family="paragraph">
      <loext:graphic-properties draw:fill="none" draw:fill-color="#ffffff"/>
      <style:paragraph-properties fo:text-align="center" style:writing-mode="lr-tb"/>
      <style:text-properties fo:color="#ffffff" loext:opacity="100%" style:font-name="Bitstream Vera Sans" fo:font-size="16pt" fo:font-weight="bold" style:font-size-asian="16pt" style:font-weight-asian="bold" style:font-size-complex="16pt" style:font-weight-complex="bold"/>
    </style:style>
    <style:style style:name="MP26" style:family="paragraph" style:parent-style-name="Footer">
      <style:text-properties officeooo:rsid="00178920" officeooo:paragraph-rsid="00178920"/>
    </style:style>
    <style:style style:name="MP27" style:family="paragraph" style:parent-style-name="Folio">
      <style:paragraph-properties fo:text-align="center" style:justify-single-word="false"/>
      <style:text-properties fo:font-size="8pt" officeooo:paragraph-rsid="001ce334" style:font-size-asian="8pt" style:font-size-complex="8pt"/>
    </style:style>
    <style:style style:name="MP2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9" style:family="paragraph" style:parent-style-name="Footer">
      <style:text-properties officeooo:paragraph-rsid="003341e8"/>
    </style:style>
    <style:style style:name="MP30" style:family="paragraph" style:parent-style-name="Header">
      <style:text-properties fo:font-size="14pt" style:font-size-asian="14pt" style:font-size-complex="14pt"/>
    </style:style>
    <style:style style:name="MP31"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 fo:font-size="16pt" fo:font-weight="bold" style:font-size-asian="16pt" style:font-weight-asian="bold" style:font-size-complex="16pt" style:font-weight-complex="bold"/>
    </style:style>
    <style:style style:name="MT6" style:family="text">
      <style:text-properties officeooo:rsid="004ebb8a"/>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1">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1_20_paire_20__28_G_29_" style:display-name="_Fiche éditeur série 1 paire (G)" style:page-layout-name="Mpm8"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1_20_impaire_20__28_D_29_" style:display-name="_Fiche éditeur série 1 impaire (D)" style:page-layout-name="Mpm9"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7">Série 1 :<text:tab/><text:tab/> <text:s text:c="43"/>Chapitre G? : ...</text:p>
      </style:footer-left>
    </style:master-page>
    <style:master-page style:name="_5f_Fiche_20_du_20_livret_20_pair" style:display-name="_Fiche du livret pair" style:page-layout-name="Mpm10">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0">N4 : Fractions</text:p>
              </table:table-cell>
              <table:table-cell table:style-name="Tableau18.A1" office:value-type="string">
                <text:p text:style-name="MP30"/>
              </table:table-cell>
            </table:table-row>
          </table:table-header-rows>
          <table:table-row table:style-name="Tableau18.1">
            <table:covered-table-cell/>
            <table:table-cell table:style-name="Tableau18.A1" office:value-type="string">
              <text:p text:style-name="MP31">Série 1 : Fractions et parts</text:p>
            </table:table-cell>
            <table:table-cell table:style-name="Tableau18.A1" office:value-type="string">
              <text:p text:style-name="MP31"/>
            </table:table-cell>
          </table:table-row>
        </table:table>
        <text:p text:style-name="MP8"/>
      </style:header>
    </style:master-page>
    <style:master-page style:name="_5f_Fiche_20_format_20_Site" style:display-name="_Fiche format Site" style:page-layout-name="Mpm11">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12" style:next-style-name="_5f_Fiche_20_éditeur_20_série_20_2_20_paire_20__28_G_29_">
      <style:header>
        <text:p text:style-name="MP3"><text:span text:style-name="MT1">Série 2 :</text:span> <text:span text:style-name="MT1">???</text:span></text:p>
      </style:header>
      <style:footer>
        <text:p text:style-name="MP6">Chapitre <text:span text:style-name="MT4">? : ...</text:span></text:p>
      </style:footer>
      <style:footer-left>
        <text:p text:style-name="MP7">Série 2 :<text:tab/> <text:s text:c="87"/>Chapitre G? : ...</text:p>
      </style:footer-left>
    </style:master-page>
    <style:master-page style:name="_5f_Fiche_20_éditeur_20_série_20_3_20_impaire_20__28_D_29_" style:display-name="_Fiche éditeur série 3 impaire (D)" style:page-layout-name="Mpm12"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12"/>
      </style:footer-left>
    </style:master-page>
    <style:master-page style:name="_5f_Fiche_20_éditeur_20_série_20_4_20_impaire_20__28_D_29_" style:display-name="_Fiche éditeur série 4 impaire (D)" style:page-layout-name="Mpm13"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13" style:next-style-name="_5f_Fiche_20_éditeur_20_synthèse_20_paire_20__28_G_29_">
      <style:header>
        <text:p text:style-name="MP13">Synthèse</text:p>
      </style:header>
      <style:footer>
        <text:p text:style-name="MP6">Chapitre ? : ...</text:p>
      </style:footer>
      <style:footer-left>
        <text:p text:style-name="MP15"/>
      </style:footer-left>
    </style:master-page>
    <style:master-page style:name="_5f_Fiche_20_éditeur_20_série_20_2_20_paire_20__28_G_29_" style:display-name="_Fiche éditeur série 2 paire (G)" style:page-layout-name="Mpm14" style:next-style-name="_5f_Fiche_20_éditeur_20_série_20_2_20_impaire_20__28_D_29_">
      <style:header>
        <text:p text:style-name="MP16">Série 2: Multiplier deux nombres relatifs</text:p>
      </style:header>
      <style:footer>
        <text:h text:style-name="MP17" text:outline-level="1">Chapitre A2: Nombres relatifs</text:h>
      </style:footer>
    </style:master-page>
    <style:master-page style:name="_5f_Fiche_20_éditeur_20_série_20_3_20_paire_20__28_G_29_" style:display-name="_Fiche éditeur série 3 paire (G)" style:page-layout-name="Mpm14" style:next-style-name="_5f_Fiche_20_éditeur_20_série_20_3_20_impaire_20__28_D_29_">
      <style:header>
        <text:p text:style-name="MP13">Série 3 : ???</text:p>
      </style:header>
      <style:footer>
        <text:p text:style-name="MP18">Chapitre ? : ...</text:p>
      </style:footer>
    </style:master-page>
    <style:master-page style:name="_5f_Fiche_20_éditeur_20_série_20_4_20_paire_20__28_G_29_" style:display-name="_Fiche éditeur série 4 paire (G)" style:page-layout-name="Mpm14" style:next-style-name="_5f_Fiche_20_éditeur_20_série_20_4_20_impaire_20__28_D_29_">
      <style:header>
        <text:p text:style-name="MP13">Série 4 : ???</text:p>
      </style:header>
      <style:footer>
        <text:p text:style-name="MP18">Chapitre ? : ...</text:p>
      </style:footer>
    </style:master-page>
    <style:master-page style:name="_5f_Fiche_20_éditeur_20_synthèse_20_paire_20__28_G_29_" style:display-name="_Fiche éditeur synthèse paire (G)" style:page-layout-name="Mpm14" style:next-style-name="_5f_Fiche_20_éditeur_20_synthèse_20_impaire_20__28_D_29_">
      <style:header>
        <text:p text:style-name="MP13">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19"><text:tab/><text:tab/><text:tab/><text:tab/><text:tab/><text:tab/></text:p>
        <text:p text:style-name="MP19"/>
      </style:header>
      <style:footer>
        <text:p text:style-name="MP20">Chapitre G? :<text:tab/><text:tab/> <text:s text:c="93"/>Série ? :</text:p>
      </style:footer>
      <style:footer-left>
        <text:p text:style-name="MP21">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draw:style-name="Mdp1">
      <style:header>
        <text:p text:style-name="MP22"><draw:path text:anchor-type="paragraph" draw:z-index="5" draw:name="Forme1" draw:style-name="Mgr1" draw:text-style-name="MP23" svg:width="4.329cm" svg:height="2.24cm" svg:x="-1.499cm" svg:y="-1cm" svg:viewBox="0 0 4330 2241" svg:d="M0 2241l3984-288c209-15 363-168 345-342l-170-1611h-4159z"><text:p/></draw:path><draw:frame text:anchor-type="paragraph" draw:z-index="7" draw:name="Forme2" draw:style-name="Mgr2" draw:text-style-name="MP25" svg:width="2.703cm" svg:height="0.715cm" draw:transform="rotate (0.0872664625997165) translate (-0.172861111111111cm 0.218722222222222cm)"><draw:text-box><text:p text:style-name="MP24"><text:span text:style-name="MT5">Série 2</text:span></text:p></draw:text-box></draw:frame><draw:line text:anchor-type="paragraph" draw:z-index="13" draw:name="Forme3" draw:style-name="Mgr3" draw:text-style-name="MP24" svg:x1="13.384cm" svg:y1="0.36cm" svg:x2="20.496cm" svg:y2="0.36cm"><text:p/></draw:line>Réduire une somme algébrique</text:p>
      </style:header>
      <style:footer>
        <text:p text:style-name="MP26"><draw:frame draw:style-name="Mfr1" draw:name="Cadre1" text:anchor-type="paragraph" svg:y="-0.06cm" draw:z-index="1"><draw:text-box fo:min-height="0.499cm" fo:min-width="1cm"><draw:frame draw:style-name="Mfr2" draw:name="Cadre2" text:anchor-type="frame" svg:x="0.45cm" svg:y="0.079cm" svg:width="0.817cm" draw:z-index="3"><draw:text-box fo:min-height="0.355cm"><text:p text:style-name="MP27"><draw:g text:anchor-type="paragraph" draw:z-index="9" draw:name="Forme4" draw:style-name="Mgr4"><draw:path draw:style-name="Mgr5" draw:text-style-name="MP28" svg:width="0.855cm" svg:height="1.172cm" svg:x="-0.03cm" svg:y="-0.194cm" svg:viewBox="0 0 856 1173" svg:d="M856 1173h-856v-991c0-100 79-182 175-182h505c97 0 176 82 176 182z"><text:p/></draw:path></draw:g><text:page-number text:select-page="current">42</text:page-number></text:p></draw:text-box></draw:frame><text:p text:style-name="MP29"><text:span text:style-name="MT6">Le rôle de la lettre et du signe égal</text:span> • A<text:span text:style-name="MT6">6</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10-10T10:11:30.137000000</dc:date>
    <meta:printed-by>Katia Hache</meta:printed-by>
    <meta:print-date>2008-12-06T20:07:18</meta:print-date>
    <meta:editing-cycles>132</meta:editing-cycles>
    <meta:editing-duration>P2DT8H44M18S</meta:editing-duration>
    <meta:document-statistic meta:table-count="1" meta:image-count="0" meta:object-count="5" meta:page-count="2" meta:paragraph-count="156" meta:word-count="1199" meta:character-count="4290" meta:non-whitespace-character-count="275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frac>
        <math:mn>3</math:mn>
        <math:mn>5</math:mn>
      </math:mfrac>
      <math:mstyle math:fontsize="12pt">
        <math:mrow>
          <math:mi>x</math:mi>
        </math:mrow>
      </math:mstyle>
      <math:mrow>
        <math:mi/>
        <math:mo math:stretchy="false">+</math:mo>
        <math:mi/>
      </math:mrow>
      <math:mfrac>
        <math:mn>1</math:mn>
        <math:mn>5</math:mn>
      </math:mfrac>
      <math:mstyle math:fontsize="12pt">
        <math:mrow>
          <math:mi>x</math:mi>
        </math:mrow>
      </math:mstyle>
    </math:mrow>
    <math:annotation math:encoding="StarMath 5.0">{3} over {5} {size 12 x}`+`{1} over {5} {size 12 x}</math:annotation>
  </math:semantics>
</math:math>
</file>

<file path=Object 2/content.xml><?xml version="1.0" encoding="utf-8"?>
<math xmlns="http://www.w3.org/1998/Math/MathML">
  <semantics>
    <mrow>
      <mi>–</mi>
      <mi/>
      <mfrac>
        <mn>1</mn>
        <mn>3</mn>
      </mfrac>
      <msup>
        <mstyle mathsize="12pt">
          <mrow>
            <mi>y</mi>
          </mrow>
        </mstyle>
        <mn>2</mn>
      </msup>
      <mrow>
        <mi/>
        <mo stretchy="false">+</mo>
        <mi/>
      </mrow>
      <mfrac>
        <mn>5</mn>
        <mn>6</mn>
      </mfrac>
      <msup>
        <mstyle mathsize="12pt">
          <mrow>
            <mi>y</mi>
          </mrow>
        </mstyle>
        <mn>2</mn>
      </msup>
    </mrow>
    <annotation encoding="StarMath 5.0">–`{1} over {3}{size 12 y}^2`+`{5} over {6}{size 12 y}^2</annotation>
  </semantics>
</math>
</file>

<file path=Object 3/content.xml><?xml version="1.0" encoding="utf-8"?>
<math xmlns="http://www.w3.org/1998/Math/MathML" display="block">
  <semantics>
    <mrow>
      <mfrac>
        <mn>4</mn>
        <mn>5</mn>
      </mfrac>
      <mstyle mathsize="12pt">
        <mi>x</mi>
      </mstyle>
    </mrow>
    <annotation encoding="StarMath 5.0">{4} over {5} {size 12 x}</annotation>
  </semantics>
</math>
</file>

<file path=Object 4/content.xml><?xml version="1.0" encoding="utf-8"?>
<math xmlns="http://www.w3.org/1998/Math/MathML" display="block">
  <semantics>
    <mrow>
      <mfrac>
        <mn>3</mn>
        <mn>6</mn>
      </mfrac>
      <msup>
        <mstyle mathsize="12pt">
          <mi>y</mi>
        </mstyle>
        <mn>2</mn>
      </msup>
      <mrow>
        <mspace width="2em"/>
        <mo stretchy="false">=</mo>
        <mspace width="2em"/>
      </mrow>
      <mfrac>
        <mn>1</mn>
        <mn>2</mn>
      </mfrac>
      <msup>
        <mstyle mathsize="12pt">
          <mi>y</mi>
        </mstyle>
        <mn>2</mn>
      </msup>
    </mrow>
    <annotation encoding="StarMath 5.0">{3} over {6}{size 12 y}^2~=~{1} over {2}{size 12 y}^2</annotation>
  </semantics>
</math>
</file>

<file path=Object 5/content.xml><?xml version="1.0" encoding="utf-8"?>
<math xmlns="http://www.w3.org/1998/Math/MathML" display="block">
  <semantics>
    <mrow>
      <mi>–</mi>
      <mspace width="0.5em"/>
      <mfrac>
        <mn>2</mn>
        <mn>6</mn>
      </mfrac>
      <msup>
        <mstyle mathsize="12pt">
          <mi>y</mi>
        </mstyle>
        <mn>2</mn>
      </msup>
      <mrow>
        <mspace width="0.5em"/>
        <mo stretchy="false">+</mo>
        <mspace width="0.5em"/>
      </mrow>
      <mfrac>
        <mn>5</mn>
        <mn>6</mn>
      </mfrac>
      <msup>
        <mstyle mathsize="12pt">
          <mi>y</mi>
        </mstyle>
        <mn>2</mn>
      </msup>
    </mrow>
    <annotation encoding="StarMath 5.0">–`{2} over {6}{size 12 y}^2`+`{5} over {6}{size 12 y}^2</annotation>
  </semantics>
</math>
</file>